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6">
            <text:p>MARGEM DE ERRO PARA O TOTAL DO INDICADOR A1 – DIRETORES DE ESCOLAS URBANAS, POR GRAU DE ESCOLARIDADE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3" table:number-rows-spanned="1" table:style-name="ce10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10">
            <text:p>Ensino Superior</text:p>
          </table:table-cell>
          <table:covered-table-cell table:number-columns-repeated="4"/>
          <table:table-cell table:number-columns-repeated="3" table:style-name="ce3"/>
          <table:table-cell table:number-columns-repeated="16371" table:style-name="ce1"/>
        </table:table-row>
        <table:table-row table:style-name="ro2">
          <table:covered-table-cell/>
          <table:covered-table-cell/>
          <table:table-cell office:value-type="string" table:style-name="ce3">
            <text:p>Magistério</text:p>
          </table:table-cell>
          <table:table-cell office:value-type="string" table:style-name="ce3">
            <text:p>Técnico/profissionalizante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Pedagogia</text:p>
          </table:table-cell>
          <table:table-cell office:value-type="string" table:style-name="ce3">
            <text:p>Magistério/Normal Superior</text:p>
          </table:table-cell>
          <table:table-cell office:value-type="string" table:style-name="ce3">
            <text:p>Licenciatura em Matemática</text:p>
          </table:table-cell>
          <table:table-cell office:value-type="string" table:style-name="ce3">
            <text:p>Licenciatura em Letras</text:p>
          </table:table-cell>
          <table:table-cell office:value-type="string" table:style-name="ce3">
            <text:p>Outros</text:p>
          </table:table-cell>
          <table:table-cell office:value-type="string" table:style-name="ce3">
            <text:p>Curso de especialização</text:p>
          </table:table-cell>
          <table:table-cell office:value-type="string" table:style-name="ce3">
            <text:p>Mestrado</text:p>
          </table:table-cell>
          <table:table-cell office:value-type="string" table:style-name="ce3">
            <text:p>Doutorado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5927.0401153564453" table:style-name="ce5">
            <text:p>5.927</text:p>
          </table:table-cell>
          <table:table-cell office:value-type="float" office:value="4359.0400848388672" table:style-name="ce5">
            <text:p>4.359</text:p>
          </table:table-cell>
          <table:table-cell office:value-type="float" office:value="4903.9200954437256" table:style-name="ce5">
            <text:p>4.904</text:p>
          </table:table-cell>
          <table:table-cell office:value-type="float" office:value="6256.3201217651367" table:style-name="ce5">
            <text:p>6.256</text:p>
          </table:table-cell>
          <table:table-cell office:value-type="float" office:value="2830.2400550842285" table:style-name="ce5">
            <text:p>2.830</text:p>
          </table:table-cell>
          <table:table-cell office:value-type="float" office:value="1540.5600299835205" table:style-name="ce5">
            <text:p>1.541</text:p>
          </table:table-cell>
          <table:table-cell office:value-type="float" office:value="3428.0400667190552" table:style-name="ce5">
            <text:p>3.428</text:p>
          </table:table-cell>
          <table:table-cell office:value-type="float" office:value="4539.3600883483887" table:style-name="ce5">
            <text:p>4.539</text:p>
          </table:table-cell>
          <table:table-cell office:value-type="float" office:value="5907.4401149749756" table:style-name="ce5">
            <text:p>5.907</text:p>
          </table:table-cell>
          <table:table-cell office:value-type="float" office:value="1971.7600383758545" table:style-name="ce5">
            <text:p>1.972</text:p>
          </table:table-cell>
          <table:table-cell office:value-type="float" office:value="907.48001766204834" table:style-name="ce5">
            <text:p>907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766.3201122283936" table:style-name="ce5">
            <text:p>5.766</text:p>
          </table:table-cell>
          <table:table-cell office:value-type="float" office:value="3865.1200752258301" table:style-name="ce5">
            <text:p>3.865</text:p>
          </table:table-cell>
          <table:table-cell office:value-type="float" office:value="4433.5200862884521" table:style-name="ce5">
            <text:p>4.434</text:p>
          </table:table-cell>
          <table:table-cell office:value-type="float" office:value="6074.0401182174683" table:style-name="ce5">
            <text:p>6.074</text:p>
          </table:table-cell>
          <table:table-cell office:value-type="float" office:value="2557.8000497817993" table:style-name="ce5">
            <text:p>2.558</text:p>
          </table:table-cell>
          <table:table-cell office:value-type="float" office:value="1166.2000226974487" table:style-name="ce5">
            <text:p>1.166</text:p>
          </table:table-cell>
          <table:table-cell office:value-type="float" office:value="2883.1600561141968" table:style-name="ce5">
            <text:p>2.883</text:p>
          </table:table-cell>
          <table:table-cell office:value-type="float" office:value="3822.0000743865967" table:style-name="ce5">
            <text:p>3.822</text:p>
          </table:table-cell>
          <table:table-cell office:value-type="float" office:value="5584.0401086807251" table:style-name="ce5">
            <text:p>5.584</text:p>
          </table:table-cell>
          <table:table-cell office:value-type="float" office:value="1262.2400245666504" table:style-name="ce5">
            <text:p>1.262</text:p>
          </table:table-cell>
          <table:table-cell office:value-type="float" office:value="245.00000476837158" table:style-name="ce5">
            <text:p>245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416.6800470352173" table:style-name="ce5">
            <text:p>2.417</text:p>
          </table:table-cell>
          <table:table-cell office:value-type="float" office:value="2283.4000444412231" table:style-name="ce5">
            <text:p>2.283</text:p>
          </table:table-cell>
          <table:table-cell office:value-type="float" office:value="2853.7600555419922" table:style-name="ce5">
            <text:p>2.854</text:p>
          </table:table-cell>
          <table:table-cell office:value-type="float" office:value="2271.6400442123413" table:style-name="ce5">
            <text:p>2.272</text:p>
          </table:table-cell>
          <table:table-cell office:value-type="float" office:value="1270.0800247192383" table:style-name="ce5">
            <text:p>1.270</text:p>
          </table:table-cell>
          <table:table-cell office:value-type="float" office:value="1025.0800199508667" table:style-name="ce5">
            <text:p>1.025</text:p>
          </table:table-cell>
          <table:table-cell office:value-type="float" office:value="1973.7200384140015" table:style-name="ce5">
            <text:p>1.974</text:p>
          </table:table-cell>
          <table:table-cell office:value-type="float" office:value="3173.2400617599487" table:style-name="ce5">
            <text:p>3.173</text:p>
          </table:table-cell>
          <table:table-cell office:value-type="float" office:value="3469.2000675201416" table:style-name="ce5">
            <text:p>3.469</text:p>
          </table:table-cell>
          <table:table-cell office:value-type="float" office:value="1558.2000303268433" table:style-name="ce5">
            <text:p>1.558</text:p>
          </table:table-cell>
          <table:table-cell office:value-type="float" office:value="874.1600170135498" table:style-name="ce5">
            <text:p>874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2871.4000558853149" table:style-name="ce5">
            <text:p>2.871</text:p>
          </table:table-cell>
          <table:table-cell office:value-type="float" office:value="1773.8000345230103" table:style-name="ce5">
            <text:p>1.774</text:p>
          </table:table-cell>
          <table:table-cell office:value-type="float" office:value="3398.6400661468506" table:style-name="ce5">
            <text:p>3.399</text:p>
          </table:table-cell>
          <table:table-cell office:value-type="float" office:value="3465.2800674438477" table:style-name="ce5">
            <text:p>3.465</text:p>
          </table:table-cell>
          <table:table-cell office:value-type="float" office:value="1505.280029296875" table:style-name="ce5">
            <text:p>1.505</text:p>
          </table:table-cell>
          <table:table-cell office:value-type="float" office:value="1003.52001953125" table:style-name="ce5">
            <text:p>1.004</text:p>
          </table:table-cell>
          <table:table-cell office:value-type="float" office:value="1581.7200307846069" table:style-name="ce5">
            <text:p>1.582</text:p>
          </table:table-cell>
          <table:table-cell office:value-type="float" office:value="2263.8000440597534" table:style-name="ce5">
            <text:p>2.264</text:p>
          </table:table-cell>
          <table:table-cell office:value-type="float" office:value="3704.4000720977783" table:style-name="ce5">
            <text:p>3.704</text:p>
          </table:table-cell>
          <table:table-cell office:value-type="float" office:value="1076.040020942688" table:style-name="ce5">
            <text:p>1.076</text:p>
          </table:table-cell>
          <table:table-cell office:value-type="float" office:value="866.32001686096191" table:style-name="ce5">
            <text:p>866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4998.0000972747803" table:style-name="ce5">
            <text:p>4.998</text:p>
          </table:table-cell>
          <table:table-cell office:value-type="float" office:value="3479.0000677108765" table:style-name="ce5">
            <text:p>3.479</text:p>
          </table:table-cell>
          <table:table-cell office:value-type="float" office:value="3002.7200584411621" table:style-name="ce5">
            <text:p>3.003</text:p>
          </table:table-cell>
          <table:table-cell office:value-type="float" office:value="4841.2000942230225" table:style-name="ce5">
            <text:p>4.841</text:p>
          </table:table-cell>
          <table:table-cell office:value-type="float" office:value="1977.6400384902954" table:style-name="ce5">
            <text:p>1.978</text:p>
          </table:table-cell>
          <table:table-cell office:value-type="float" office:value="840.84001636505127" table:style-name="ce5">
            <text:p>841</text:p>
          </table:table-cell>
          <table:table-cell office:value-type="float" office:value="2589.1600503921509" table:style-name="ce5">
            <text:p>2.589</text:p>
          </table:table-cell>
          <table:table-cell office:value-type="float" office:value="3004.6800584793091" table:style-name="ce5">
            <text:p>3.005</text:p>
          </table:table-cell>
          <table:table-cell office:value-type="float" office:value="4917.6400957107544" table:style-name="ce5">
            <text:p>4.918</text:p>
          </table:table-cell>
          <table:table-cell office:value-type="float" office:value="950.60001850128174" table:style-name="ce5">
            <text:p>951</text:p>
          </table:table-cell>
          <table:table-cell office:value-type="float" office:value="254.80000495910645" table:style-name="ce5">
            <text:p>255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3335.9200649261475" table:style-name="ce5">
            <text:p>3.336</text:p>
          </table:table-cell>
          <table:table-cell office:value-type="float" office:value="2340.2400455474854" table:style-name="ce5">
            <text:p>2.340</text:p>
          </table:table-cell>
          <table:table-cell office:value-type="float" office:value="2765.5600538253784" table:style-name="ce5">
            <text:p>2.766</text:p>
          </table:table-cell>
          <table:table-cell office:value-type="float" office:value="3520.1600685119629" table:style-name="ce5">
            <text:p>3.520</text:p>
          </table:table-cell>
          <table:table-cell office:value-type="float" office:value="1495.4800291061401" table:style-name="ce5">
            <text:p>1.495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1850.2400360107422" table:style-name="ce5">
            <text:p>1.850</text:p>
          </table:table-cell>
          <table:table-cell office:value-type="float" office:value="3292.8000640869141" table:style-name="ce5">
            <text:p>3.293</text:p>
          </table:table-cell>
          <table:table-cell office:value-type="float" office:value="3245.7600631713867" table:style-name="ce5">
            <text:p>3.246</text:p>
          </table:table-cell>
          <table:table-cell office:value-type="float" office:value="1401.4000272750854" table:style-name="ce5">
            <text:p>1.401</text:p>
          </table:table-cell>
          <table:table-cell office:value-type="float" office:value="88.20000171661377" table:style-name="ce5">
            <text:p>88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502.9200487136841" table:style-name="ce5">
            <text:p>2.503</text:p>
          </table:table-cell>
          <table:table-cell office:value-type="float" office:value="1532.7200298309326" table:style-name="ce5">
            <text:p>1.533</text:p>
          </table:table-cell>
          <table:table-cell office:value-type="float" office:value="1054.4800205230713" table:style-name="ce5">
            <text:p>1.054</text:p>
          </table:table-cell>
          <table:table-cell office:value-type="float" office:value="1956.0800380706787" table:style-name="ce5">
            <text:p>1.956</text:p>
          </table:table-cell>
          <table:table-cell office:value-type="float" office:value="1346.5200262069702" table:style-name="ce5">
            <text:p>1.347</text:p>
          </table:table-cell>
          <table:table-cell office:value-type="float" office:value="799.68001556396484" table:style-name="ce5">
            <text:p>800</text:p>
          </table:table-cell>
          <table:table-cell office:value-type="float" office:value="1785.5600347518921" table:style-name="ce5">
            <text:p>1.786</text:p>
          </table:table-cell>
          <table:table-cell office:value-type="float" office:value="819.28001594543457" table:style-name="ce5">
            <text:p>819</text:p>
          </table:table-cell>
          <table:table-cell office:value-type="float" office:value="1562.1200304031372" table:style-name="ce5">
            <text:p>1.562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0" table:style-name="ce5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418.2400665283203" table:style-name="ce5">
            <text:p>3.418</text:p>
          </table:table-cell>
          <table:table-cell office:value-type="float" office:value="2555.8400497436523" table:style-name="ce5">
            <text:p>2.556</text:p>
          </table:table-cell>
          <table:table-cell office:value-type="float" office:value="3228.120062828064" table:style-name="ce5">
            <text:p>3.228</text:p>
          </table:table-cell>
          <table:table-cell office:value-type="float" office:value="4208.1200819015503" table:style-name="ce5">
            <text:p>4.208</text:p>
          </table:table-cell>
          <table:table-cell office:value-type="float" office:value="1205.4000234603882" table:style-name="ce5">
            <text:p>1.205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1787.5200347900391" table:style-name="ce5">
            <text:p>1.788</text:p>
          </table:table-cell>
          <table:table-cell office:value-type="float" office:value="2465.6800479888916" table:style-name="ce5">
            <text:p>2.466</text:p>
          </table:table-cell>
          <table:table-cell office:value-type="float" office:value="4068.9600791931152" table:style-name="ce5">
            <text:p>4.069</text:p>
          </table:table-cell>
          <table:table-cell office:value-type="float" office:value="435.12000846862793" table:style-name="ce5">
            <text:p>435</text:p>
          </table:table-cell>
          <table:table-cell office:value-type="float" office:value="17.640000343322754" table:style-name="ce5">
            <text:p>18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529.5600881576538" table:style-name="ce5">
            <text:p>4.530</text:p>
          </table:table-cell>
          <table:table-cell office:value-type="float" office:value="3202.6400623321533" table:style-name="ce5">
            <text:p>3.203</text:p>
          </table:table-cell>
          <table:table-cell office:value-type="float" office:value="3533.8800687789917" table:style-name="ce5">
            <text:p>3.534</text:p>
          </table:table-cell>
          <table:table-cell office:value-type="float" office:value="4439.4000864028931" table:style-name="ce5">
            <text:p>4.439</text:p>
          </table:table-cell>
          <table:table-cell office:value-type="float" office:value="2024.6800394058228" table:style-name="ce5">
            <text:p>2.025</text:p>
          </table:table-cell>
          <table:table-cell office:value-type="float" office:value="1177.9600229263306" table:style-name="ce5">
            <text:p>1.178</text:p>
          </table:table-cell>
          <table:table-cell office:value-type="float" office:value="2451.9600477218628" table:style-name="ce5">
            <text:p>2.452</text:p>
          </table:table-cell>
          <table:table-cell office:value-type="float" office:value="3704.4000720977783" table:style-name="ce5">
            <text:p>3.704</text:p>
          </table:table-cell>
          <table:table-cell office:value-type="float" office:value="4803.96009349823" table:style-name="ce5">
            <text:p>4.804</text:p>
          </table:table-cell>
          <table:table-cell office:value-type="float" office:value="1924.7200374603271" table:style-name="ce5">
            <text:p>1.925</text:p>
          </table:table-cell>
          <table:table-cell office:value-type="float" office:value="907.48001766204834" table:style-name="ce5">
            <text:p>907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935.6800765991211" table:style-name="ce5">
            <text:p>3.936</text:p>
          </table:table-cell>
          <table:table-cell office:value-type="float" office:value="3112.4800605773926" table:style-name="ce5">
            <text:p>3.112</text:p>
          </table:table-cell>
          <table:table-cell office:value-type="float" office:value="2955.6800575256348" table:style-name="ce5">
            <text:p>2.956</text:p>
          </table:table-cell>
          <table:table-cell office:value-type="float" office:value="3929.8000764846802" table:style-name="ce5">
            <text:p>3.930</text:p>
          </table:table-cell>
          <table:table-cell office:value-type="float" office:value="1836.5200357437134" table:style-name="ce5">
            <text:p>1.837</text:p>
          </table:table-cell>
          <table:table-cell office:value-type="float" office:value="870.24001693725586" table:style-name="ce5">
            <text:p>870</text:p>
          </table:table-cell>
          <table:table-cell office:value-type="float" office:value="1797.3200349807739" table:style-name="ce5">
            <text:p>1.797</text:p>
          </table:table-cell>
          <table:table-cell office:value-type="float" office:value="1958.0400381088257" table:style-name="ce5">
            <text:p>1.958</text:p>
          </table:table-cell>
          <table:table-cell office:value-type="float" office:value="3825.9200744628906" table:style-name="ce5">
            <text:p>3.826</text:p>
          </table:table-cell>
          <table:table-cell office:value-type="float" office:value="776.16001510620117" table:style-name="ce5">
            <text:p>776</text:p>
          </table:table-cell>
          <table:table-cell office:value-type="float" office:value="723.24001407623291" table:style-name="ce5">
            <text:p>723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747.5200729370117" table:style-name="ce5">
            <text:p>3.748</text:p>
          </table:table-cell>
          <table:table-cell office:value-type="float" office:value="2014.8800392150879" table:style-name="ce5">
            <text:p>2.015</text:p>
          </table:table-cell>
          <table:table-cell office:value-type="float" office:value="3094.8400602340698" table:style-name="ce5">
            <text:p>3.095</text:p>
          </table:table-cell>
          <table:table-cell office:value-type="float" office:value="3837.6800746917725" table:style-name="ce5">
            <text:p>3.838</text:p>
          </table:table-cell>
          <table:table-cell office:value-type="float" office:value="1552.3200302124023" table:style-name="ce5">
            <text:p>1.552</text:p>
          </table:table-cell>
          <table:table-cell office:value-type="float" office:value="750.68001461029053" table:style-name="ce5">
            <text:p>751</text:p>
          </table:table-cell>
          <table:table-cell office:value-type="float" office:value="2424.5200471878052" table:style-name="ce5">
            <text:p>2.425</text:p>
          </table:table-cell>
          <table:table-cell office:value-type="float" office:value="3186.9600620269775" table:style-name="ce5">
            <text:p>3.187</text:p>
          </table:table-cell>
          <table:table-cell office:value-type="float" office:value="3708.3200721740723" table:style-name="ce5">
            <text:p>3.708</text:p>
          </table:table-cell>
          <table:table-cell office:value-type="float" office:value="934.92001819610596" table:style-name="ce5">
            <text:p>935</text:p>
          </table:table-cell>
          <table:table-cell office:value-type="float" office:value="484.12000942230225" table:style-name="ce5">
            <text:p>484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477.0400676727295" table:style-name="ce5">
            <text:p>3.477</text:p>
          </table:table-cell>
          <table:table-cell office:value-type="float" office:value="2375.5200462341309" table:style-name="ce5">
            <text:p>2.376</text:p>
          </table:table-cell>
          <table:table-cell office:value-type="float" office:value="2640.1200513839722" table:style-name="ce5">
            <text:p>2.640</text:p>
          </table:table-cell>
          <table:table-cell office:value-type="float" office:value="3659.3200712203979" table:style-name="ce5">
            <text:p>3.659</text:p>
          </table:table-cell>
          <table:table-cell office:value-type="float" office:value="1334.7600259780884" table:style-name="ce5">
            <text:p>1.335</text:p>
          </table:table-cell>
          <table:table-cell office:value-type="float" office:value="1068.2000207901001" table:style-name="ce5">
            <text:p>1.068</text:p>
          </table:table-cell>
          <table:table-cell office:value-type="float" office:value="1789.480034828186" table:style-name="ce5">
            <text:p>1.789</text:p>
          </table:table-cell>
          <table:table-cell office:value-type="float" office:value="2791.0400543212891" table:style-name="ce5">
            <text:p>2.791</text:p>
          </table:table-cell>
          <table:table-cell office:value-type="float" office:value="4049.3600788116455" table:style-name="ce5">
            <text:p>4.049</text:p>
          </table:table-cell>
          <table:table-cell office:value-type="float" office:value="1618.9600315093994" table:style-name="ce5">
            <text:p>1.619</text:p>
          </table:table-cell>
          <table:table-cell office:value-type="float" office:value="258.72000503540039" table:style-name="ce5">
            <text:p>259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09.3600215911865" table:style-name="ce5">
            <text:p>1.109</text:p>
          </table:table-cell>
          <table:table-cell office:value-type="float" office:value="903.56001758575439" table:style-name="ce5">
            <text:p>904</text:p>
          </table:table-cell>
          <table:table-cell office:value-type="float" office:value="964.32001876831055" table:style-name="ce5">
            <text:p>964</text:p>
          </table:table-cell>
          <table:table-cell office:value-type="float" office:value="1070.1600208282471" table:style-name="ce5">
            <text:p>1.070</text:p>
          </table:table-cell>
          <table:table-cell office:value-type="float" office:value="515.48001003265381" table:style-name="ce5">
            <text:p>515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282.24000549316406" table:style-name="ce5">
            <text:p>282</text:p>
          </table:table-cell>
          <table:table-cell office:value-type="float" office:value="1054.4800205230713" table:style-name="ce5">
            <text:p>1.054</text:p>
          </table:table-cell>
          <table:table-cell office:value-type="float" office:value="836.92001628875732" table:style-name="ce5">
            <text:p>837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19.600000381469727" table:style-name="ce5">
            <text:p>2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70.36001110076904" table:style-name="ce5">
            <text:p>570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707.56001377105713" table:style-name="ce5">
            <text:p>708</text:p>
          </table:table-cell>
          <table:table-cell office:value-type="float" office:value="827.12001609802246" table:style-name="ce5">
            <text:p>827</text:p>
          </table:table-cell>
          <table:table-cell office:value-type="float" office:value="403.76000785827637" table:style-name="ce5">
            <text:p>404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399.84000778198242" table:style-name="ce5">
            <text:p>400</text:p>
          </table:table-cell>
          <table:table-cell office:value-type="float" office:value="646.80001258850098" table:style-name="ce5">
            <text:p>647</text:p>
          </table:table-cell>
          <table:table-cell office:value-type="float" office:value="754.60001468658447" table:style-name="ce5">
            <text:p>755</text:p>
          </table:table-cell>
          <table:table-cell office:value-type="float" office:value="276.36000537872314" table:style-name="ce5">
            <text:p>276</text:p>
          </table:table-cell>
          <table:table-cell office:value-type="float" office:value="72.520001411437988" table:style-name="ce5">
            <text:p>73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190.8800621032715" table:style-name="ce5">
            <text:p>3.191</text:p>
          </table:table-cell>
          <table:table-cell office:value-type="float" office:value="2277.5200443267822" table:style-name="ce5">
            <text:p>2.278</text:p>
          </table:table-cell>
          <table:table-cell office:value-type="float" office:value="2183.4400424957275" table:style-name="ce5">
            <text:p>2.183</text:p>
          </table:table-cell>
          <table:table-cell office:value-type="float" office:value="3006.6400585174561" table:style-name="ce5">
            <text:p>3.007</text:p>
          </table:table-cell>
          <table:table-cell office:value-type="float" office:value="1687.5600328445435" table:style-name="ce5">
            <text:p>1.688</text:p>
          </table:table-cell>
          <table:table-cell office:value-type="float" office:value="1158.3600225448608" table:style-name="ce5">
            <text:p>1.158</text:p>
          </table:table-cell>
          <table:table-cell office:value-type="float" office:value="1803.2000350952148" table:style-name="ce5">
            <text:p>1.803</text:p>
          </table:table-cell>
          <table:table-cell office:value-type="float" office:value="2332.4000453948975" table:style-name="ce5">
            <text:p>2.332</text:p>
          </table:table-cell>
          <table:table-cell office:value-type="float" office:value="2430.4000473022461" table:style-name="ce5">
            <text:p>2.430</text:p>
          </table:table-cell>
          <table:table-cell office:value-type="float" office:value="1174.0400228500366" table:style-name="ce5">
            <text:p>1.174</text:p>
          </table:table-cell>
          <table:table-cell office:value-type="float" office:value="880.04001712799072" table:style-name="ce5">
            <text:p>88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57.0000886917114" table:style-name="ce5">
            <text:p>4.557</text:p>
          </table:table-cell>
          <table:table-cell office:value-type="float" office:value="3484.8800678253174" table:style-name="ce5">
            <text:p>3.485</text:p>
          </table:table-cell>
          <table:table-cell office:value-type="float" office:value="3814.1600742340088" table:style-name="ce5">
            <text:p>3.814</text:p>
          </table:table-cell>
          <table:table-cell office:value-type="float" office:value="4903.9200954437256" table:style-name="ce5">
            <text:p>4.904</text:p>
          </table:table-cell>
          <table:table-cell office:value-type="float" office:value="2132.4800415039063" table:style-name="ce5">
            <text:p>2.132</text:p>
          </table:table-cell>
          <table:table-cell office:value-type="float" office:value="776.16001510620117" table:style-name="ce5">
            <text:p>776</text:p>
          </table:table-cell>
          <table:table-cell office:value-type="float" office:value="2840.0400552749634" table:style-name="ce5">
            <text:p>2.840</text:p>
          </table:table-cell>
          <table:table-cell office:value-type="float" office:value="3318.2800645828247" table:style-name="ce5">
            <text:p>3.318</text:p>
          </table:table-cell>
          <table:table-cell office:value-type="float" office:value="4843.1600942611694" table:style-name="ce5">
            <text:p>4.843</text:p>
          </table:table-cell>
          <table:table-cell office:value-type="float" office:value="1385.7200269699097" table:style-name="ce5">
            <text:p>1.386</text:p>
          </table:table-cell>
          <table:table-cell office:value-type="float" office:value="168.56000328063965" table:style-name="ce5">
            <text:p>169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622.8800315856934" table:style-name="ce5">
            <text:p>1.623</text:p>
          </table:table-cell>
          <table:table-cell office:value-type="float" office:value="750.68001461029053" table:style-name="ce5">
            <text:p>751</text:p>
          </table:table-cell>
          <table:table-cell office:value-type="float" office:value="1820.8400354385376" table:style-name="ce5">
            <text:p>1.821</text:p>
          </table:table-cell>
          <table:table-cell office:value-type="float" office:value="2052.1200399398804" table:style-name="ce5">
            <text:p>2.052</text:p>
          </table:table-cell>
          <table:table-cell office:value-type="float" office:value="425.32000827789307" table:style-name="ce5">
            <text:p>425</text:p>
          </table:table-cell>
          <table:table-cell office:value-type="float" office:value="582.12001132965088" table:style-name="ce5">
            <text:p>582</text:p>
          </table:table-cell>
          <table:table-cell office:value-type="float" office:value="437.0800085067749" table:style-name="ce5">
            <text:p>437</text:p>
          </table:table-cell>
          <table:table-cell office:value-type="float" office:value="1620.9200315475464" table:style-name="ce5">
            <text:p>1.621</text:p>
          </table:table-cell>
          <table:table-cell office:value-type="float" office:value="2069.7600402832031" table:style-name="ce5">
            <text:p>2.070</text:p>
          </table:table-cell>
          <table:table-cell office:value-type="float" office:value="676.20001316070557" table:style-name="ce5">
            <text:p>676</text:p>
          </table:table-cell>
          <table:table-cell office:value-type="float" office:value="125.44000244140625" table:style-name="ce5">
            <text:p>125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586.400089263916" table:style-name="ce5">
            <text:p>4.586</text:p>
          </table:table-cell>
          <table:table-cell office:value-type="float" office:value="2549.9600496292114" table:style-name="ce5">
            <text:p>2.550</text:p>
          </table:table-cell>
          <table:table-cell office:value-type="float" office:value="3190.8800621032715" table:style-name="ce5">
            <text:p>3.191</text:p>
          </table:table-cell>
          <table:table-cell office:value-type="float" office:value="4349.2400846481323" table:style-name="ce5">
            <text:p>4.349</text:p>
          </table:table-cell>
          <table:table-cell office:value-type="float" office:value="1952.1600379943848" table:style-name="ce5">
            <text:p>1.952</text:p>
          </table:table-cell>
          <table:table-cell office:value-type="float" office:value="1205.4000234603882" table:style-name="ce5">
            <text:p>1.205</text:p>
          </table:table-cell>
          <table:table-cell office:value-type="float" office:value="1969.8000383377075" table:style-name="ce5">
            <text:p>1.970</text:p>
          </table:table-cell>
          <table:table-cell office:value-type="float" office:value="3175.2000617980957" table:style-name="ce5">
            <text:p>3.175</text:p>
          </table:table-cell>
          <table:table-cell office:value-type="float" office:value="4762.8000926971436" table:style-name="ce5">
            <text:p>4.763</text:p>
          </table:table-cell>
          <table:table-cell office:value-type="float" office:value="1156.4000225067139" table:style-name="ce5">
            <text:p>1.156</text:p>
          </table:table-cell>
          <table:table-cell office:value-type="float" office:value="499.80000972747803" table:style-name="ce5">
            <text:p>50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179.5200424194336" table:style-name="ce5">
            <text:p>2.180</text:p>
          </table:table-cell>
          <table:table-cell office:value-type="float" office:value="1848.2800359725952" table:style-name="ce5">
            <text:p>1.848</text:p>
          </table:table-cell>
          <table:table-cell office:value-type="float" office:value="2579.360050201416" table:style-name="ce5">
            <text:p>2.579</text:p>
          </table:table-cell>
          <table:table-cell office:value-type="float" office:value="2714.6000528335571" table:style-name="ce5">
            <text:p>2.715</text:p>
          </table:table-cell>
          <table:table-cell office:value-type="float" office:value="1038.8000202178955" table:style-name="ce5">
            <text:p>1.039</text:p>
          </table:table-cell>
          <table:table-cell office:value-type="float" office:value="807.52001571655273" table:style-name="ce5">
            <text:p>808</text:p>
          </table:table-cell>
          <table:table-cell office:value-type="float" office:value="2169.7200422286987" table:style-name="ce5">
            <text:p>2.170</text:p>
          </table:table-cell>
          <table:table-cell office:value-type="float" office:value="2665.6000518798828" table:style-name="ce5">
            <text:p>2.666</text:p>
          </table:table-cell>
          <table:table-cell office:value-type="float" office:value="3061.5200595855713" table:style-name="ce5">
            <text:p>3.062</text:p>
          </table:table-cell>
          <table:table-cell office:value-type="float" office:value="1176.0000228881836" table:style-name="ce5">
            <text:p>1.176</text:p>
          </table:table-cell>
          <table:table-cell office:value-type="float" office:value="754.60001468658447" table:style-name="ce5">
            <text:p>755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672.6400909423828" table:style-name="ce5">
            <text:p>4.673</text:p>
          </table:table-cell>
          <table:table-cell office:value-type="float" office:value="3028.2000589370728" table:style-name="ce5">
            <text:p>3.028</text:p>
          </table:table-cell>
          <table:table-cell office:value-type="float" office:value="3810.2400741577148" table:style-name="ce5">
            <text:p>3.810</text:p>
          </table:table-cell>
          <table:table-cell office:value-type="float" office:value="4823.5600938796997" table:style-name="ce5">
            <text:p>4.824</text:p>
          </table:table-cell>
          <table:table-cell office:value-type="float" office:value="2175.6000423431396" table:style-name="ce5">
            <text:p>2.176</text:p>
          </table:table-cell>
          <table:table-cell office:value-type="float" office:value="1407.2800273895264" table:style-name="ce5">
            <text:p>1.407</text:p>
          </table:table-cell>
          <table:table-cell office:value-type="float" office:value="2871.4000558853149" table:style-name="ce5">
            <text:p>2.871</text:p>
          </table:table-cell>
          <table:table-cell office:value-type="float" office:value="3823.9600744247437" table:style-name="ce5">
            <text:p>3.824</text:p>
          </table:table-cell>
          <table:table-cell office:value-type="float" office:value="5068.5600986480713" table:style-name="ce5">
            <text:p>5.069</text:p>
          </table:table-cell>
          <table:table-cell office:value-type="float" office:value="1589.5600309371948" table:style-name="ce5">
            <text:p>1.590</text:p>
          </table:table-cell>
          <table:table-cell office:value-type="float" office:value="903.56001758575439" table:style-name="ce5">
            <text:p>904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319.8400840759277" table:style-name="ce5">
            <text:p>4.320</text:p>
          </table:table-cell>
          <table:table-cell office:value-type="float" office:value="3263.4000635147095" table:style-name="ce5">
            <text:p>3.263</text:p>
          </table:table-cell>
          <table:table-cell office:value-type="float" office:value="3516.2400684356689" table:style-name="ce5">
            <text:p>3.516</text:p>
          </table:table-cell>
          <table:table-cell office:value-type="float" office:value="4625.6000900268555" table:style-name="ce5">
            <text:p>4.626</text:p>
          </table:table-cell>
          <table:table-cell office:value-type="float" office:value="1881.6000366210938" table:style-name="ce5">
            <text:p>1.882</text:p>
          </table:table-cell>
          <table:table-cell office:value-type="float" office:value="646.80001258850098" table:style-name="ce5">
            <text:p>647</text:p>
          </table:table-cell>
          <table:table-cell office:value-type="float" office:value="1987.4400386810303" table:style-name="ce5">
            <text:p>1.987</text:p>
          </table:table-cell>
          <table:table-cell office:value-type="float" office:value="2971.3600578308105" table:style-name="ce5">
            <text:p>2.971</text:p>
          </table:table-cell>
          <table:table-cell office:value-type="float" office:value="4108.1600799560547" table:style-name="ce5">
            <text:p>4.108</text:p>
          </table:table-cell>
          <table:table-cell office:value-type="float" office:value="1209.3200235366821" table:style-name="ce5">
            <text:p>1.209</text:p>
          </table:table-cell>
          <table:table-cell office:value-type="float" office:value="74.480001449584961" table:style-name="ce5">
            <text:p>7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7"/>
          <table:covered-table-cell table:number-columns-repeated="13"/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MARGEM DE ERRO PARA O TOTAL DO INDICADOR B7 – DIRETORES DE ESCOLAS URBANAS QUE JÁ ACESSARAM A INTERNET, POR ÚLTIMO ACESSO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6160.2801198959351" table:style-name="ce5">
            <text:p>6.160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129.3600025177002" table:style-name="ce5">
            <text:p>1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0.60000896453857" table:style-name="ce5">
            <text:p>46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136.7601194381714" table:style-name="ce5">
            <text:p>6.137</text:p>
          </table:table-cell>
          <table:table-cell office:value-type="float" office:value="0" table:style-name="ce5">
            <text:p>0</text:p>
          </table:table-cell>
          <table:table-cell office:value-type="float" office:value="49.000000953674316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0.60000896453857" table:style-name="ce5">
            <text:p>46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647.5600709915161" table:style-name="ce5">
            <text:p>3.648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119.56000232696533" table:style-name="ce5">
            <text:p>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037.6000785827637" table:style-name="ce5">
            <text:p>4.038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5188.1201009750366" table:style-name="ce5">
            <text:p>5.188</text:p>
          </table:table-cell>
          <table:table-cell office:value-type="float" office:value="0" table:style-name="ce5">
            <text:p>0</text:p>
          </table:table-cell>
          <table:table-cell office:value-type="float" office:value="47.040000915527344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3918.0400762557983" table:style-name="ce5">
            <text:p>3.918</text:p>
          </table:table-cell>
          <table:table-cell office:value-type="float" office:value="0" table:style-name="ce5">
            <text:p>0</text:p>
          </table:table-cell>
          <table:table-cell office:value-type="float" office:value="49.000000953674316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0.60000896453857" table:style-name="ce5">
            <text:p>46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514.6800489425659" table:style-name="ce5">
            <text:p>2.5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298.280083656311" table:style-name="ce5">
            <text:p>4.298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1.48000431060791" table:style-name="ce5">
            <text:p>22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874.520094871521" table:style-name="ce5">
            <text:p>4.875</text:p>
          </table:table-cell>
          <table:table-cell office:value-type="float" office:value="0" table:style-name="ce5">
            <text:p>0</text:p>
          </table:table-cell>
          <table:table-cell office:value-type="float" office:value="129.3600025177002" table:style-name="ce5">
            <text:p>1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3.76000785827637" table:style-name="ce5">
            <text:p>404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451.1600866317749" table:style-name="ce5">
            <text:p>4.451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.3600025177002" table:style-name="ce5">
            <text:p>12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200.2800817489624" table:style-name="ce5">
            <text:p>4.200</text:p>
          </table:table-cell>
          <table:table-cell office:value-type="float" office:value="0" table:style-name="ce5">
            <text:p>0</text:p>
          </table:table-cell>
          <table:table-cell office:value-type="float" office:value="99.96000194549560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.32000350952148" table:style-name="ce5">
            <text:p>18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119.9200801849365" table:style-name="ce5">
            <text:p>4.120</text:p>
          </table:table-cell>
          <table:table-cell office:value-type="float" office:value="0" table:style-name="ce5">
            <text:p>0</text:p>
          </table:table-cell>
          <table:table-cell office:value-type="float" office:value="82.320001602172852" table:style-name="ce5">
            <text:p>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3.76000785827637" table:style-name="ce5">
            <text:p>404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15.2400217056274" table:style-name="ce5">
            <text:p>1.115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91.84001541137695" table:style-name="ce5">
            <text:p>792</text:p>
          </table:table-cell>
          <table:table-cell office:value-type="float" office:value="0" table:style-name="ce5">
            <text:p>0</text:p>
          </table:table-cell>
          <table:table-cell office:value-type="float" office:value="82.320001602172852" table:style-name="ce5">
            <text:p>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83.1200580596924" table:style-name="ce5">
            <text:p>2.9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0.60000896453857" table:style-name="ce5">
            <text:p>46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809.8400936126709" table:style-name="ce5">
            <text:p>4.8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009.000039100647" table:style-name="ce5">
            <text:p>2.009</text:p>
          </table:table-cell>
          <table:table-cell office:value-type="float" office:value="0" table:style-name="ce5">
            <text:p>0</text:p>
          </table:table-cell>
          <table:table-cell office:value-type="float" office:value="99.96000194549560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60.8000946044922" table:style-name="ce5">
            <text:p>4.861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3.76000785827637" table:style-name="ce5">
            <text:p>40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22.240062713623" table:style-name="ce5">
            <text:p>3.222</text:p>
          </table:table-cell>
          <table:table-cell office:value-type="float" office:value="0" table:style-name="ce5">
            <text:p>0</text:p>
          </table:table-cell>
          <table:table-cell office:value-type="float" office:value="129.3600025177002" table:style-name="ce5">
            <text:p>1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013.6800975799561" table:style-name="ce5">
            <text:p>5.014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129.3600025177002" table:style-name="ce5">
            <text:p>1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3.76000785827637" table:style-name="ce5">
            <text:p>40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078.3600988388062" table:style-name="ce5">
            <text:p>5.0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1.48000431060791" table:style-name="ce5">
            <text:p>22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7">
            <text:p>¹Considera-se usuário(a) aquele(a) que utilizou a Internet pelo menos uma vez nos três meses que antecederam 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O TOTAL DO INDICADOR B7A – DIRETORES DE ESCOLAS URBANAS QUE JÁ ACESSARAM A INTERNET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6156.3601198196411" table:style-name="ce5">
            <text:p>6.156</text:p>
          </table:table-cell>
          <table:table-cell office:value-type="float" office:value="460.60000896453857" table:style-name="ce5">
            <text:p>4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136.7601194381714" table:style-name="ce5">
            <text:p>6.137</text:p>
          </table:table-cell>
          <table:table-cell office:value-type="float" office:value="460.60000896453857" table:style-name="ce5">
            <text:p>4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647.5600709915161" table:style-name="ce5">
            <text:p>3.6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037.6000785827637" table:style-name="ce5">
            <text:p>4.0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5188.1201009750366" table:style-name="ce5">
            <text:p>5.1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3918.0400762557983" table:style-name="ce5">
            <text:p>3.918</text:p>
          </table:table-cell>
          <table:table-cell office:value-type="float" office:value="460.60000896453857" table:style-name="ce5">
            <text:p>4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514.6800489425659" table:style-name="ce5">
            <text:p>2.5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298.280083656311" table:style-name="ce5">
            <text:p>4.298</text:p>
          </table:table-cell>
          <table:table-cell office:value-type="float" office:value="221.4800043106079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872.560094833374" table:style-name="ce5">
            <text:p>4.873</text:p>
          </table:table-cell>
          <table:table-cell office:value-type="float" office:value="403.76000785827637" table:style-name="ce5">
            <text:p>4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451.1600866317749" table:style-name="ce5">
            <text:p>4.451</text:p>
          </table:table-cell>
          <table:table-cell office:value-type="float" office:value="129.3600025177002" table:style-name="ce5">
            <text:p>1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200.2800817489624" table:style-name="ce5">
            <text:p>4.200</text:p>
          </table:table-cell>
          <table:table-cell office:value-type="float" office:value="180.32000350952148" table:style-name="ce5">
            <text:p>1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117.9600801467896" table:style-name="ce5">
            <text:p>4.118</text:p>
          </table:table-cell>
          <table:table-cell office:value-type="float" office:value="403.76000785827637" table:style-name="ce5">
            <text:p>4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15.2400217056274" table:style-name="ce5">
            <text:p>1.1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83.1200580596924" table:style-name="ce5">
            <text:p>2.983</text:p>
          </table:table-cell>
          <table:table-cell office:value-type="float" office:value="460.60000896453857" table:style-name="ce5">
            <text:p>4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809.8400936126709" table:style-name="ce5">
            <text:p>4.8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003.1200389862061" table:style-name="ce5">
            <text:p>2.0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60.8000946044922" table:style-name="ce5">
            <text:p>4.861</text:p>
          </table:table-cell>
          <table:table-cell office:value-type="float" office:value="403.76000785827637" table:style-name="ce5">
            <text:p>4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222.240062713623" table:style-name="ce5">
            <text:p>3.2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5011.7200975418091" table:style-name="ce5">
            <text:p>5.012</text:p>
          </table:table-cell>
          <table:table-cell office:value-type="float" office:value="403.76000785827637" table:style-name="ce5">
            <text:p>4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078.3600988388062" table:style-name="ce5">
            <text:p>5.078</text:p>
          </table:table-cell>
          <table:table-cell office:value-type="float" office:value="221.48000431060791" table:style-name="ce5">
            <text:p>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O TOTAL DO INDICADOR C5 – DIRETORES DE ESCOLAS URBANAS, POR CONHECIMENTO A RESPEITO DO MARCO CIVIL DA INTERNET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3083.080060005188" table:style-name="ce5">
            <text:p>3.083</text:p>
          </table:table-cell>
          <table:table-cell office:value-type="float" office:value="6256.3201217651367" table:style-name="ce5">
            <text:p>6.256</text:p>
          </table:table-cell>
          <table:table-cell office:value-type="float" office:value="39.200000762939453" table:style-name="ce5">
            <text:p>3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304.9600448608398" table:style-name="ce5">
            <text:p>2.305</text:p>
          </table:table-cell>
          <table:table-cell office:value-type="float" office:value="6025.0401172637939" table:style-name="ce5">
            <text:p>6.025</text:p>
          </table:table-cell>
          <table:table-cell office:value-type="float" office:value="39.200000762939453" table:style-name="ce5">
            <text:p>3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240.2800436019897" table:style-name="ce5">
            <text:p>2.240</text:p>
          </table:table-cell>
          <table:table-cell office:value-type="float" office:value="3008.600058555603" table:style-name="ce5">
            <text:p>3.0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667.9600324630737" table:style-name="ce5">
            <text:p>1.668</text:p>
          </table:table-cell>
          <table:table-cell office:value-type="float" office:value="3782.8000736236572" table:style-name="ce5">
            <text:p>3.7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052.1200399398804" table:style-name="ce5">
            <text:p>2.052</text:p>
          </table:table-cell>
          <table:table-cell office:value-type="float" office:value="4988.2000970840454" table:style-name="ce5">
            <text:p>4.988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854.1600360870361" table:style-name="ce5">
            <text:p>1.854</text:p>
          </table:table-cell>
          <table:table-cell office:value-type="float" office:value="3649.5200710296631" table:style-name="ce5">
            <text:p>3.650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82.16000938415527" table:style-name="ce5">
            <text:p>482</text:p>
          </table:table-cell>
          <table:table-cell office:value-type="float" office:value="2489.2000484466553" table:style-name="ce5">
            <text:p>2.4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23.24001407623291" table:style-name="ce5">
            <text:p>723</text:p>
          </table:table-cell>
          <table:table-cell office:value-type="float" office:value="4263.0000829696655" table:style-name="ce5">
            <text:p>4.2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744.0000534057617" table:style-name="ce5">
            <text:p>2.744</text:p>
          </table:table-cell>
          <table:table-cell office:value-type="float" office:value="4694.2000913619995" table:style-name="ce5">
            <text:p>4.694</text:p>
          </table:table-cell>
          <table:table-cell office:value-type="float" office:value="39.200000762939453" table:style-name="ce5">
            <text:p>3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97.64001941680908" table:style-name="ce5">
            <text:p>998</text:p>
          </table:table-cell>
          <table:table-cell office:value-type="float" office:value="4361.0000848770142" table:style-name="ce5">
            <text:p>4.3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495.4800291061401" table:style-name="ce5">
            <text:p>1.495</text:p>
          </table:table-cell>
          <table:table-cell office:value-type="float" office:value="4018.0000782012939" table:style-name="ce5">
            <text:p>4.018</text:p>
          </table:table-cell>
          <table:table-cell office:value-type="float" office:value="29.4000005722045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310.8400449752808" table:style-name="ce5">
            <text:p>2.311</text:p>
          </table:table-cell>
          <table:table-cell office:value-type="float" office:value="3869.040075302124" table:style-name="ce5">
            <text:p>3.869</text:p>
          </table:table-cell>
          <table:table-cell office:value-type="float" office:value="25.480000495910645" table:style-name="ce5">
            <text:p>25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50.84000682830811" table:style-name="ce5">
            <text:p>351</text:p>
          </table:table-cell>
          <table:table-cell office:value-type="float" office:value="1142.6800222396851" table:style-name="ce5">
            <text:p>1.143</text:p>
          </table:table-cell>
          <table:table-cell office:value-type="float" office:value="21.560000419616699" table:style-name="ce5">
            <text:p>2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40.92001247406006" table:style-name="ce5">
            <text:p>641</text:p>
          </table:table-cell>
          <table:table-cell office:value-type="float" office:value="635.04001235961914" table:style-name="ce5">
            <text:p>6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03.4800214767456" table:style-name="ce5">
            <text:p>1.103</text:p>
          </table:table-cell>
          <table:table-cell office:value-type="float" office:value="3114.4400606155396" table:style-name="ce5">
            <text:p>3.1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73.4800500869751" table:style-name="ce5">
            <text:p>2.573</text:p>
          </table:table-cell>
          <table:table-cell office:value-type="float" office:value="4882.3600950241089" table:style-name="ce5">
            <text:p>4.8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66.2400207519531" table:style-name="ce5">
            <text:p>1.066</text:p>
          </table:table-cell>
          <table:table-cell office:value-type="float" office:value="1971.7600383758545" table:style-name="ce5">
            <text:p>1.972</text:p>
          </table:table-cell>
          <table:table-cell office:value-type="float" office:value="33.320000648498535" table:style-name="ce5">
            <text:p>3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156.0000419616699" table:style-name="ce5">
            <text:p>2.156</text:p>
          </table:table-cell>
          <table:table-cell office:value-type="float" office:value="4539.3600883483887" table:style-name="ce5">
            <text:p>4.539</text:p>
          </table:table-cell>
          <table:table-cell office:value-type="float" office:value="21.560000419616699" table:style-name="ce5">
            <text:p>2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15.200023651123" table:style-name="ce5">
            <text:p>1.215</text:p>
          </table:table-cell>
          <table:table-cell office:value-type="float" office:value="3143.8400611877441" table:style-name="ce5">
            <text:p>3.144</text:p>
          </table:table-cell>
          <table:table-cell office:value-type="float" office:value="33.320000648498535" table:style-name="ce5">
            <text:p>3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2410.8000469207764" table:style-name="ce5">
            <text:p>2.411</text:p>
          </table:table-cell>
          <table:table-cell office:value-type="float" office:value="4931.3600959777832" table:style-name="ce5">
            <text:p>4.931</text:p>
          </table:table-cell>
          <table:table-cell office:value-type="float" office:value="39.200000762939453" table:style-name="ce5">
            <text:p>3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114.8400411605835" table:style-name="ce5">
            <text:p>2.115</text:p>
          </table:table-cell>
          <table:table-cell office:value-type="float" office:value="4741.2400922775269" table:style-name="ce5">
            <text:p>4.7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24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MARGEM DE ERRO PARA O TOTAL DO INDICADOR D24A1 – DIRETORES DE ESCOLAS URBANA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10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dos professores no uso das tecnologias</text:p>
          </table:table-cell>
          <table:table-cell office:value-type="string" table:style-name="ce3">
            <text:p>Melhorar as habilidades e competênci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4053.2800788879395" table:style-name="ce5">
            <text:p>4.053</text:p>
          </table:table-cell>
          <table:table-cell office:value-type="float" office:value="2941.960057258606" table:style-name="ce5">
            <text:p>2.942</text:p>
          </table:table-cell>
          <table:table-cell office:value-type="float" office:value="3063.4800596237183" table:style-name="ce5">
            <text:p>3.063</text:p>
          </table:table-cell>
          <table:table-cell office:value-type="float" office:value="4025.8400783538818" table:style-name="ce5">
            <text:p>4.026</text:p>
          </table:table-cell>
          <table:table-cell office:value-type="float" office:value="1634.6400318145752" table:style-name="ce5">
            <text:p>1.635</text:p>
          </table:table-cell>
          <table:table-cell office:value-type="float" office:value="3147.7600612640381" table:style-name="ce5">
            <text:p>3.148</text:p>
          </table:table-cell>
          <table:table-cell office:value-type="float" office:value="909.44001770019531" table:style-name="ce5">
            <text:p>909</text:p>
          </table:table-cell>
          <table:table-cell office:value-type="float" office:value="915.32001781463623" table:style-name="ce5">
            <text:p>915</text:p>
          </table:table-cell>
          <table:table-cell office:value-type="float" office:value="756.56001472473145" table:style-name="ce5">
            <text:p>757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428.0400667190552" table:style-name="ce5">
            <text:p>3.428</text:p>
          </table:table-cell>
          <table:table-cell office:value-type="float" office:value="2524.4800491333008" table:style-name="ce5">
            <text:p>2.524</text:p>
          </table:table-cell>
          <table:table-cell office:value-type="float" office:value="2877.2800559997559" table:style-name="ce5">
            <text:p>2.877</text:p>
          </table:table-cell>
          <table:table-cell office:value-type="float" office:value="3720.0800724029541" table:style-name="ce5">
            <text:p>3.720</text:p>
          </table:table-cell>
          <table:table-cell office:value-type="float" office:value="1375.9200267791748" table:style-name="ce5">
            <text:p>1.376</text:p>
          </table:table-cell>
          <table:table-cell office:value-type="float" office:value="3057.6000595092773" table:style-name="ce5">
            <text:p>3.058</text:p>
          </table:table-cell>
          <table:table-cell office:value-type="float" office:value="905.52001762390137" table:style-name="ce5">
            <text:p>906</text:p>
          </table:table-cell>
          <table:table-cell office:value-type="float" office:value="913.36001777648926" table:style-name="ce5">
            <text:p>9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353.9600458145142" table:style-name="ce5">
            <text:p>2.354</text:p>
          </table:table-cell>
          <table:table-cell office:value-type="float" office:value="1579.76003074646" table:style-name="ce5">
            <text:p>1.580</text:p>
          </table:table-cell>
          <table:table-cell office:value-type="float" office:value="1207.3600234985352" table:style-name="ce5">
            <text:p>1.207</text:p>
          </table:table-cell>
          <table:table-cell office:value-type="float" office:value="1803.2000350952148" table:style-name="ce5">
            <text:p>1.803</text:p>
          </table:table-cell>
          <table:table-cell office:value-type="float" office:value="885.92001724243164" table:style-name="ce5">
            <text:p>886</text:p>
          </table:table-cell>
          <table:table-cell office:value-type="float" office:value="876.12001705169678" table:style-name="ce5">
            <text:p>876</text:p>
          </table:table-cell>
          <table:table-cell office:value-type="float" office:value="94.080001831054688" table:style-name="ce5">
            <text:p>94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756.56001472473145" table:style-name="ce5">
            <text:p>757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2971.3600578308105" table:style-name="ce5">
            <text:p>2.971</text:p>
          </table:table-cell>
          <table:table-cell office:value-type="float" office:value="1750.2800340652466" table:style-name="ce5">
            <text:p>1.750</text:p>
          </table:table-cell>
          <table:table-cell office:value-type="float" office:value="1199.5200233459473" table:style-name="ce5">
            <text:p>1.200</text:p>
          </table:table-cell>
          <table:table-cell office:value-type="float" office:value="1656.2000322341919" table:style-name="ce5">
            <text:p>1.656</text:p>
          </table:table-cell>
          <table:table-cell office:value-type="float" office:value="1027.0400199890137" table:style-name="ce5">
            <text:p>1.027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145.04000282287598" table:style-name="ce5">
            <text:p>145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9.8000001907348633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069.7600402832031" table:style-name="ce5">
            <text:p>2.070</text:p>
          </table:table-cell>
          <table:table-cell office:value-type="float" office:value="1689.5200328826904" table:style-name="ce5">
            <text:p>1.690</text:p>
          </table:table-cell>
          <table:table-cell office:value-type="float" office:value="2730.2800531387329" table:style-name="ce5">
            <text:p>2.730</text:p>
          </table:table-cell>
          <table:table-cell office:value-type="float" office:value="3165.4000616073608" table:style-name="ce5">
            <text:p>3.165</text:p>
          </table:table-cell>
          <table:table-cell office:value-type="float" office:value="819.28001594543457" table:style-name="ce5">
            <text:p>819</text:p>
          </table:table-cell>
          <table:table-cell office:value-type="float" office:value="2199.1200428009033" table:style-name="ce5">
            <text:p>2.199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831.04001617431641" table:style-name="ce5">
            <text:p>831</text:p>
          </table:table-cell>
          <table:table-cell office:value-type="float" office:value="756.56001472473145" table:style-name="ce5">
            <text:p>757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2193.2400426864624" table:style-name="ce5">
            <text:p>2.193</text:p>
          </table:table-cell>
          <table:table-cell office:value-type="float" office:value="1783.6000347137451" table:style-name="ce5">
            <text:p>1.784</text:p>
          </table:table-cell>
          <table:table-cell office:value-type="float" office:value="821.24001598358154" table:style-name="ce5">
            <text:p>821</text:p>
          </table:table-cell>
          <table:table-cell office:value-type="float" office:value="2185.4000425338745" table:style-name="ce5">
            <text:p>2.185</text:p>
          </table:table-cell>
          <table:table-cell office:value-type="float" office:value="974.12001895904541" table:style-name="ce5">
            <text:p>974</text:p>
          </table:table-cell>
          <table:table-cell office:value-type="float" office:value="1858.0800361633301" table:style-name="ce5">
            <text:p>1.858</text:p>
          </table:table-cell>
          <table:table-cell office:value-type="float" office:value="403.76000785827637" table:style-name="ce5">
            <text:p>404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35.280000686645508" table:style-name="ce5">
            <text:p>35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036.8400201797485" table:style-name="ce5">
            <text:p>1.037</text:p>
          </table:table-cell>
          <table:table-cell office:value-type="float" office:value="713.44001388549805" table:style-name="ce5">
            <text:p>713</text:p>
          </table:table-cell>
          <table:table-cell office:value-type="float" office:value="519.40001010894775" table:style-name="ce5">
            <text:p>519</text:p>
          </table:table-cell>
          <table:table-cell office:value-type="float" office:value="1718.920033454895" table:style-name="ce5">
            <text:p>1.719</text:p>
          </table:table-cell>
          <table:table-cell office:value-type="float" office:value="158.76000308990479" table:style-name="ce5">
            <text:p>159</text:p>
          </table:table-cell>
          <table:table-cell office:value-type="float" office:value="1301.4400253295898" table:style-name="ce5">
            <text:p>1.301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765.5600538253784" table:style-name="ce5">
            <text:p>2.766</text:p>
          </table:table-cell>
          <table:table-cell office:value-type="float" office:value="1460.2000284194946" table:style-name="ce5">
            <text:p>1.460</text:p>
          </table:table-cell>
          <table:table-cell office:value-type="float" office:value="880.04001712799072" table:style-name="ce5">
            <text:p>880</text:p>
          </table:table-cell>
          <table:table-cell office:value-type="float" office:value="2597.0000505447388" table:style-name="ce5">
            <text:p>2.597</text:p>
          </table:table-cell>
          <table:table-cell office:value-type="float" office:value="746.76001453399658" table:style-name="ce5">
            <text:p>747</text:p>
          </table:table-cell>
          <table:table-cell office:value-type="float" office:value="1215.200023651123" table:style-name="ce5">
            <text:p>1.215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926.2800569534302" table:style-name="ce5">
            <text:p>2.926</text:p>
          </table:table-cell>
          <table:table-cell office:value-type="float" office:value="2075.640040397644" table:style-name="ce5">
            <text:p>2.076</text:p>
          </table:table-cell>
          <table:table-cell office:value-type="float" office:value="2947.8400573730469" table:style-name="ce5">
            <text:p>2.948</text:p>
          </table:table-cell>
          <table:table-cell office:value-type="float" office:value="2563.6800498962402" table:style-name="ce5">
            <text:p>2.564</text:p>
          </table:table-cell>
          <table:table-cell office:value-type="float" office:value="1089.7600212097168" table:style-name="ce5">
            <text:p>1.090</text:p>
          </table:table-cell>
          <table:table-cell office:value-type="float" office:value="2293.200044631958" table:style-name="ce5">
            <text:p>2.293</text:p>
          </table:table-cell>
          <table:table-cell office:value-type="float" office:value="899.64001750946045" table:style-name="ce5">
            <text:p>900</text:p>
          </table:table-cell>
          <table:table-cell office:value-type="float" office:value="913.36001777648926" table:style-name="ce5">
            <text:p>913</text:p>
          </table:table-cell>
          <table:table-cell office:value-type="float" office:value="756.56001472473145" table:style-name="ce5">
            <text:p>757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504.8800487518311" table:style-name="ce5">
            <text:p>2.505</text:p>
          </table:table-cell>
          <table:table-cell office:value-type="float" office:value="932.96001815795898" table:style-name="ce5">
            <text:p>933</text:p>
          </table:table-cell>
          <table:table-cell office:value-type="float" office:value="1113.2800216674805" table:style-name="ce5">
            <text:p>1.113</text:p>
          </table:table-cell>
          <table:table-cell office:value-type="float" office:value="2936.080057144165" table:style-name="ce5">
            <text:p>2.936</text:p>
          </table:table-cell>
          <table:table-cell office:value-type="float" office:value="762.44001483917236" table:style-name="ce5">
            <text:p>762</text:p>
          </table:table-cell>
          <table:table-cell office:value-type="float" office:value="1715.0000333786011" table:style-name="ce5">
            <text:p>1.715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756.56001472473145" table:style-name="ce5">
            <text:p>757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538.2000494003296" table:style-name="ce5">
            <text:p>2.538</text:p>
          </table:table-cell>
          <table:table-cell office:value-type="float" office:value="2118.7600412368774" table:style-name="ce5">
            <text:p>2.119</text:p>
          </table:table-cell>
          <table:table-cell office:value-type="float" office:value="1040.7600202560425" table:style-name="ce5">
            <text:p>1.041</text:p>
          </table:table-cell>
          <table:table-cell office:value-type="float" office:value="1867.8800363540649" table:style-name="ce5">
            <text:p>1.868</text:p>
          </table:table-cell>
          <table:table-cell office:value-type="float" office:value="509.60000991821289" table:style-name="ce5">
            <text:p>510</text:p>
          </table:table-cell>
          <table:table-cell office:value-type="float" office:value="2255.9600439071655" table:style-name="ce5">
            <text:p>2.256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210.8800430297852" table:style-name="ce5">
            <text:p>2.211</text:p>
          </table:table-cell>
          <table:table-cell office:value-type="float" office:value="1279.8800249099731" table:style-name="ce5">
            <text:p>1.280</text:p>
          </table:table-cell>
          <table:table-cell office:value-type="float" office:value="2700.8800525665283" table:style-name="ce5">
            <text:p>2.701</text:p>
          </table:table-cell>
          <table:table-cell office:value-type="float" office:value="2136.4000415802002" table:style-name="ce5">
            <text:p>2.136</text:p>
          </table:table-cell>
          <table:table-cell office:value-type="float" office:value="972.16001892089844" table:style-name="ce5">
            <text:p>972</text:p>
          </table:table-cell>
          <table:table-cell office:value-type="float" office:value="1436.680027961731" table:style-name="ce5">
            <text:p>1.437</text:p>
          </table:table-cell>
          <table:table-cell office:value-type="float" office:value="825.16001605987549" table:style-name="ce5">
            <text:p>825</text:p>
          </table:table-cell>
          <table:table-cell office:value-type="float" office:value="901.60001754760742" table:style-name="ce5">
            <text:p>902</text:p>
          </table:table-cell>
          <table:table-cell office:value-type="float" office:value="35.280000686645508" table:style-name="ce5">
            <text:p>35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50.60001850128174" table:style-name="ce5">
            <text:p>951</text:p>
          </table:table-cell>
          <table:table-cell office:value-type="float" office:value="313.60000610351563" table:style-name="ce5">
            <text:p>314</text:p>
          </table:table-cell>
          <table:table-cell office:value-type="float" office:value="352.80000686645508" table:style-name="ce5">
            <text:p>353</text:p>
          </table:table-cell>
          <table:table-cell office:value-type="float" office:value="597.80001163482666" table:style-name="ce5">
            <text:p>598</text:p>
          </table:table-cell>
          <table:table-cell office:value-type="float" office:value="47.040000915527344" table:style-name="ce5">
            <text:p>47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60.76000118255615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35.280000686645508" table:style-name="ce5">
            <text:p>35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56.68000888824463" table:style-name="ce5">
            <text:p>457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376.32000732421875" table:style-name="ce5">
            <text:p>376</text:p>
          </table:table-cell>
          <table:table-cell office:value-type="float" office:value="548.80001068115234" table:style-name="ce5">
            <text:p>549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276.36000537872314" table:style-name="ce5">
            <text:p>276</text:p>
          </table:table-cell>
          <table:table-cell office:value-type="float" office:value="241.08000469207764" table:style-name="ce5">
            <text:p>241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46.2800378799438" table:style-name="ce5">
            <text:p>1.946</text:p>
          </table:table-cell>
          <table:table-cell office:value-type="float" office:value="1609.1600313186646" table:style-name="ce5">
            <text:p>1.609</text:p>
          </table:table-cell>
          <table:table-cell office:value-type="float" office:value="1293.600025177002" table:style-name="ce5">
            <text:p>1.294</text:p>
          </table:table-cell>
          <table:table-cell office:value-type="float" office:value="1954.1200380325317" table:style-name="ce5">
            <text:p>1.954</text:p>
          </table:table-cell>
          <table:table-cell office:value-type="float" office:value="962.36001873016357" table:style-name="ce5">
            <text:p>962</text:p>
          </table:table-cell>
          <table:table-cell office:value-type="float" office:value="2203.0400428771973" table:style-name="ce5">
            <text:p>2.203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126.2000608444214" table:style-name="ce5">
            <text:p>3.126</text:p>
          </table:table-cell>
          <table:table-cell office:value-type="float" office:value="2136.4000415802002" table:style-name="ce5">
            <text:p>2.136</text:p>
          </table:table-cell>
          <table:table-cell office:value-type="float" office:value="2493.1200485229492" table:style-name="ce5">
            <text:p>2.493</text:p>
          </table:table-cell>
          <table:table-cell office:value-type="float" office:value="3335.9200649261475" table:style-name="ce5">
            <text:p>3.336</text:p>
          </table:table-cell>
          <table:table-cell office:value-type="float" office:value="1279.8800249099731" table:style-name="ce5">
            <text:p>1.280</text:p>
          </table:table-cell>
          <table:table-cell office:value-type="float" office:value="1764.0000343322754" table:style-name="ce5">
            <text:p>1.764</text:p>
          </table:table-cell>
          <table:table-cell office:value-type="float" office:value="823.20001602172852" table:style-name="ce5">
            <text:p>823</text:p>
          </table:table-cell>
          <table:table-cell office:value-type="float" office:value="899.64001750946045" table:style-name="ce5">
            <text:p>900</text:p>
          </table:table-cell>
          <table:table-cell office:value-type="float" office:value="756.56001472473145" table:style-name="ce5">
            <text:p>757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328.8800258636475" table:style-name="ce5">
            <text:p>1.329</text:p>
          </table:table-cell>
          <table:table-cell office:value-type="float" office:value="1052.5200204849243" table:style-name="ce5">
            <text:p>1.053</text:p>
          </table:table-cell>
          <table:table-cell office:value-type="float" office:value="1111.3200216293335" table:style-name="ce5">
            <text:p>1.111</text:p>
          </table:table-cell>
          <table:table-cell office:value-type="float" office:value="772.24001502990723" table:style-name="ce5">
            <text:p>772</text:p>
          </table:table-cell>
          <table:table-cell office:value-type="float" office:value="266.56000518798828" table:style-name="ce5">
            <text:p>267</text:p>
          </table:table-cell>
          <table:table-cell office:value-type="float" office:value="1260.2800245285034" table:style-name="ce5">
            <text:p>1.260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271.6400442123413" table:style-name="ce5">
            <text:p>2.272</text:p>
          </table:table-cell>
          <table:table-cell office:value-type="float" office:value="2310.8400449752808" table:style-name="ce5">
            <text:p>2.311</text:p>
          </table:table-cell>
          <table:table-cell office:value-type="float" office:value="2683.2400522232056" table:style-name="ce5">
            <text:p>2.683</text:p>
          </table:table-cell>
          <table:table-cell office:value-type="float" office:value="1975.6800384521484" table:style-name="ce5">
            <text:p>1.976</text:p>
          </table:table-cell>
          <table:table-cell office:value-type="float" office:value="1279.8800249099731" table:style-name="ce5">
            <text:p>1.280</text:p>
          </table:table-cell>
          <table:table-cell office:value-type="float" office:value="1979.6000385284424" table:style-name="ce5">
            <text:p>1.980</text:p>
          </table:table-cell>
          <table:table-cell office:value-type="float" office:value="374.36000728607178" table:style-name="ce5">
            <text:p>374</text:p>
          </table:table-cell>
          <table:table-cell office:value-type="float" office:value="913.36001777648926" table:style-name="ce5">
            <text:p>913</text:p>
          </table:table-cell>
          <table:table-cell office:value-type="float" office:value="756.56001472473145" table:style-name="ce5">
            <text:p>757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03.0000448226929" table:style-name="ce5">
            <text:p>2.303</text:p>
          </table:table-cell>
          <table:table-cell office:value-type="float" office:value="1032.9200201034546" table:style-name="ce5">
            <text:p>1.033</text:p>
          </table:table-cell>
          <table:table-cell office:value-type="float" office:value="1489.6000289916992" table:style-name="ce5">
            <text:p>1.490</text:p>
          </table:table-cell>
          <table:table-cell office:value-type="float" office:value="1444.5200281143188" table:style-name="ce5">
            <text:p>1.445</text:p>
          </table:table-cell>
          <table:table-cell office:value-type="float" office:value="209.72000408172607" table:style-name="ce5">
            <text:p>210</text:p>
          </table:table-cell>
          <table:table-cell office:value-type="float" office:value="1232.8400239944458" table:style-name="ce5">
            <text:p>1.233</text:p>
          </table:table-cell>
          <table:table-cell office:value-type="float" office:value="831.04001617431641" table:style-name="ce5">
            <text:p>831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35.280000686645508" table:style-name="ce5">
            <text:p>35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3165.4000616073608" table:style-name="ce5">
            <text:p>3.165</text:p>
          </table:table-cell>
          <table:table-cell office:value-type="float" office:value="2508.800048828125" table:style-name="ce5">
            <text:p>2.509</text:p>
          </table:table-cell>
          <table:table-cell office:value-type="float" office:value="3012.520058631897" table:style-name="ce5">
            <text:p>3.013</text:p>
          </table:table-cell>
          <table:table-cell office:value-type="float" office:value="2357.8800458908081" table:style-name="ce5">
            <text:p>2.358</text:p>
          </table:table-cell>
          <table:table-cell office:value-type="float" office:value="1289.680025100708" table:style-name="ce5">
            <text:p>1.290</text:p>
          </table:table-cell>
          <table:table-cell office:value-type="float" office:value="2281.4400444030762" table:style-name="ce5">
            <text:p>2.281</text:p>
          </table:table-cell>
          <table:table-cell office:value-type="float" office:value="909.44001770019531" table:style-name="ce5">
            <text:p>909</text:p>
          </table:table-cell>
          <table:table-cell office:value-type="float" office:value="915.32001781463623" table:style-name="ce5">
            <text:p>915</text:p>
          </table:table-cell>
          <table:table-cell office:value-type="float" office:value="756.56001472473145" table:style-name="ce5">
            <text:p>757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704.8000526428223" table:style-name="ce5">
            <text:p>2.705</text:p>
          </table:table-cell>
          <table:table-cell office:value-type="float" office:value="1591.5200309753418" table:style-name="ce5">
            <text:p>1.592</text:p>
          </table:table-cell>
          <table:table-cell office:value-type="float" office:value="613.48001194000244" table:style-name="ce5">
            <text:p>613</text:p>
          </table:table-cell>
          <table:table-cell office:value-type="float" office:value="3359.4400653839111" table:style-name="ce5">
            <text:p>3.359</text:p>
          </table:table-cell>
          <table:table-cell office:value-type="float" office:value="1005.480019569397" table:style-name="ce5">
            <text:p>1.005</text:p>
          </table:table-cell>
          <table:table-cell office:value-type="float" office:value="2267.7200441360474" table:style-name="ce5">
            <text:p>2.2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E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6">
            <text:p>MARGEM DE ERRO PARA O TOTAL DO INDICADOR E3 – DIRETORES DE ESCOLAS URBANAS, POR PERCEPÇÃO SOBRE POSSÍVEIS IMPACTOS DAS TIC NA ESCOLA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6" table:number-rows-spanned="1" table:style-name="ce10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colaborar mais com outros colegas da escola<text:s/>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10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10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6019.160117149353" table:style-name="ce5">
            <text:p>6.019</text:p>
          </table:table-cell>
          <table:table-cell office:value-type="float" office:value="2438.240047454834" table:style-name="ce5">
            <text:p>2.438</text:p>
          </table:table-cell>
          <table:table-cell office:value-type="float" office:value="2324.5600452423096" table:style-name="ce5">
            <text:p>2.325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5531.1201076507568" table:style-name="ce5">
            <text:p>5.531</text:p>
          </table:table-cell>
          <table:table-cell office:value-type="float" office:value="2495.0800485610962" table:style-name="ce5">
            <text:p>2.495</text:p>
          </table:table-cell>
          <table:table-cell office:value-type="float" office:value="4337.4800844192505" table:style-name="ce5">
            <text:p>4.337</text:p>
          </table:table-cell>
          <table:table-cell office:value-type="float" office:value="227.36000442504883" table:style-name="ce5">
            <text:p>227</text:p>
          </table:table-cell>
          <table:table-cell office:value-type="string" table:style-name="ce5">
            <text:p>-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6205.3601207733154" table:style-name="ce5">
            <text:p>6.205</text:p>
          </table:table-cell>
          <table:table-cell office:value-type="float" office:value="1111.3200216293335" table:style-name="ce5">
            <text:p>1.111</text:p>
          </table:table-cell>
          <table:table-cell office:value-type="float" office:value="878.08001708984375" table:style-name="ce5">
            <text:p>878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5866.2801141738892" table:style-name="ce5">
            <text:p>5.866</text:p>
          </table:table-cell>
          <table:table-cell office:value-type="float" office:value="2201.0800428390503" table:style-name="ce5">
            <text:p>2.201</text:p>
          </table:table-cell>
          <table:table-cell office:value-type="float" office:value="3134.0400609970093" table:style-name="ce5">
            <text:p>3.134</text:p>
          </table:table-cell>
          <table:table-cell office:value-type="float" office:value="397.88000774383545" table:style-name="ce5">
            <text:p>398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5750.6401119232178" table:style-name="ce5">
            <text:p>5.751</text:p>
          </table:table-cell>
          <table:table-cell office:value-type="float" office:value="2338.2800455093384" table:style-name="ce5">
            <text:p>2.338</text:p>
          </table:table-cell>
          <table:table-cell office:value-type="float" office:value="3710.2800722122192" table:style-name="ce5">
            <text:p>3.710</text:p>
          </table:table-cell>
          <table:table-cell office:value-type="float" office:value="597.80001163482666" table:style-name="ce5">
            <text:p>598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6138.7201194763184" table:style-name="ce5">
            <text:p>6.139</text:p>
          </table:table-cell>
          <table:table-cell office:value-type="float" office:value="2030.5600395202637" table:style-name="ce5">
            <text:p>2.031</text:p>
          </table:table-cell>
          <table:table-cell office:value-type="float" office:value="2634.2400512695313" table:style-name="ce5">
            <text:p>2.634</text:p>
          </table:table-cell>
          <table:table-cell office:value-type="float" office:value="99.960001945495605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5035.2400979995728" table:style-name="ce5">
            <text:p>5.035</text:p>
          </table:table-cell>
          <table:table-cell office:value-type="float" office:value="2616.6000509262085" table:style-name="ce5">
            <text:p>2.617</text:p>
          </table:table-cell>
          <table:table-cell office:value-type="float" office:value="5068.5600986480713" table:style-name="ce5">
            <text:p>5.069</text:p>
          </table:table-cell>
          <table:table-cell office:value-type="float" office:value="525.28001022338867" table:style-name="ce5">
            <text:p>525</text:p>
          </table:table-cell>
          <table:table-cell office:value-type="string" table:style-name="ce5">
            <text:p>-</text:p>
          </table:table-cell>
          <table:table-cell office:value-type="float" office:value="480.2000093460083" table:style-name="ce5">
            <text:p>48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981.9201164245605" table:style-name="ce5">
            <text:p>5.982</text:p>
          </table:table-cell>
          <table:table-cell office:value-type="float" office:value="1797.3200349807739" table:style-name="ce5">
            <text:p>1.797</text:p>
          </table:table-cell>
          <table:table-cell office:value-type="float" office:value="1673.8400325775146" table:style-name="ce5">
            <text:p>1.674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5384.1201047897339" table:style-name="ce5">
            <text:p>5.384</text:p>
          </table:table-cell>
          <table:table-cell office:value-type="float" office:value="2183.4400424957275" table:style-name="ce5">
            <text:p>2.183</text:p>
          </table:table-cell>
          <table:table-cell office:value-type="float" office:value="3700.4800720214844" table:style-name="ce5">
            <text:p>3.700</text:p>
          </table:table-cell>
          <table:table-cell office:value-type="float" office:value="227.36000442504883" table:style-name="ce5">
            <text:p>227</text:p>
          </table:table-cell>
          <table:table-cell office:value-type="string" table:style-name="ce5">
            <text:p>-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6085.8001184463501" table:style-name="ce5">
            <text:p>6.086</text:p>
          </table:table-cell>
          <table:table-cell office:value-type="float" office:value="907.48001766204834" table:style-name="ce5">
            <text:p>907</text:p>
          </table:table-cell>
          <table:table-cell office:value-type="float" office:value="856.52001667022705" table:style-name="ce5">
            <text:p>857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5684.0001106262207" table:style-name="ce5">
            <text:p>5.684</text:p>
          </table:table-cell>
          <table:table-cell office:value-type="float" office:value="1730.6800336837769" table:style-name="ce5">
            <text:p>1.731</text:p>
          </table:table-cell>
          <table:table-cell office:value-type="float" office:value="2941.960057258606" table:style-name="ce5">
            <text:p>2.942</text:p>
          </table:table-cell>
          <table:table-cell office:value-type="float" office:value="376.32000732421875" table:style-name="ce5">
            <text:p>376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5591.880108833313" table:style-name="ce5">
            <text:p>5.592</text:p>
          </table:table-cell>
          <table:table-cell office:value-type="float" office:value="2095.2400407791138" table:style-name="ce5">
            <text:p>2.095</text:p>
          </table:table-cell>
          <table:table-cell office:value-type="float" office:value="3118.3600606918335" table:style-name="ce5">
            <text:p>3.118</text:p>
          </table:table-cell>
          <table:table-cell office:value-type="float" office:value="550.76001071929932" table:style-name="ce5">
            <text:p>551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5962.3201160430908" table:style-name="ce5">
            <text:p>5.962</text:p>
          </table:table-cell>
          <table:table-cell office:value-type="float" office:value="1858.0800361633301" table:style-name="ce5">
            <text:p>1.858</text:p>
          </table:table-cell>
          <table:table-cell office:value-type="float" office:value="2093.2800407409668" table:style-name="ce5">
            <text:p>2.093</text:p>
          </table:table-cell>
          <table:table-cell office:value-type="float" office:value="99.960001945495605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4564.8400888442993" table:style-name="ce5">
            <text:p>4.565</text:p>
          </table:table-cell>
          <table:table-cell office:value-type="float" office:value="1958.0400381088257" table:style-name="ce5">
            <text:p>1.958</text:p>
          </table:table-cell>
          <table:table-cell office:value-type="float" office:value="4815.7200937271118" table:style-name="ce5">
            <text:p>4.816</text:p>
          </table:table-cell>
          <table:table-cell office:value-type="float" office:value="509.60000991821289" table:style-name="ce5">
            <text:p>510</text:p>
          </table:table-cell>
          <table:table-cell office:value-type="string" table:style-name="ce5">
            <text:p>-</text:p>
          </table:table-cell>
          <table:table-cell office:value-type="float" office:value="480.2000093460083" table:style-name="ce5">
            <text:p>48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922.3600568771362" table:style-name="ce5">
            <text:p>2.922</text:p>
          </table:table-cell>
          <table:table-cell office:value-type="float" office:value="1705.2000331878662" table:style-name="ce5">
            <text:p>1.705</text:p>
          </table:table-cell>
          <table:table-cell office:value-type="float" office:value="1666.0000324249268" table:style-name="ce5">
            <text:p>1.666</text:p>
          </table:table-cell>
          <table:table-cell office:value-type="float" office:value="0" table:style-name="ce5">
            <text:p>0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2477.4400482177734" table:style-name="ce5">
            <text:p>2.477</text:p>
          </table:table-cell>
          <table:table-cell office:value-type="float" office:value="1295.5600252151489" table:style-name="ce5">
            <text:p>1.296</text:p>
          </table:table-cell>
          <table:table-cell office:value-type="float" office:value="2553.8800497055054" table:style-name="ce5">
            <text:p>2.554</text:p>
          </table:table-cell>
          <table:table-cell office:value-type="float" office:value="19.600000381469727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29.9200706481934" table:style-name="ce5">
            <text:p>3.630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192.08000373840332" table:style-name="ce5">
            <text:p>1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55.5600633621216" table:style-name="ce5">
            <text:p>3.256</text:p>
          </table:table-cell>
          <table:table-cell office:value-type="float" office:value="1424.9200277328491" table:style-name="ce5">
            <text:p>1.425</text:p>
          </table:table-cell>
          <table:table-cell office:value-type="float" office:value="1107.4000215530396" table:style-name="ce5">
            <text:p>1.107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59.6400556564331" table:style-name="ce5">
            <text:p>2.860</text:p>
          </table:table-cell>
          <table:table-cell office:value-type="float" office:value="1130.9200220108032" table:style-name="ce5">
            <text:p>1.131</text:p>
          </table:table-cell>
          <table:table-cell office:value-type="float" office:value="2173.6400423049927" table:style-name="ce5">
            <text:p>2.174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22.240062713623" table:style-name="ce5">
            <text:p>3.222</text:p>
          </table:table-cell>
          <table:table-cell office:value-type="float" office:value="880.04001712799072" table:style-name="ce5">
            <text:p>880</text:p>
          </table:table-cell>
          <table:table-cell office:value-type="float" office:value="1730.6800336837769" table:style-name="ce5">
            <text:p>1.7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87.2000503540039" table:style-name="ce5">
            <text:p>2.587</text:p>
          </table:table-cell>
          <table:table-cell office:value-type="float" office:value="1787.5200347900391" table:style-name="ce5">
            <text:p>1.788</text:p>
          </table:table-cell>
          <table:table-cell office:value-type="float" office:value="2146.2000417709351" table:style-name="ce5">
            <text:p>2.146</text:p>
          </table:table-cell>
          <table:table-cell office:value-type="float" office:value="129.3600025177002" table:style-name="ce5">
            <text:p>1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3692.6400718688965" table:style-name="ce5">
            <text:p>3.693</text:p>
          </table:table-cell>
          <table:table-cell office:value-type="float" office:value="1948.2400379180908" table:style-name="ce5">
            <text:p>1.948</text:p>
          </table:table-cell>
          <table:table-cell office:value-type="float" office:value="723.24001407623291" table:style-name="ce5">
            <text:p>7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79.0400657653809" table:style-name="ce5">
            <text:p>3.379</text:p>
          </table:table-cell>
          <table:table-cell office:value-type="float" office:value="1585.6400308609009" table:style-name="ce5">
            <text:p>1.586</text:p>
          </table:table-cell>
          <table:table-cell office:value-type="float" office:value="2112.8800411224365" table:style-name="ce5">
            <text:p>2.113</text:p>
          </table:table-cell>
          <table:table-cell office:value-type="float" office:value="19.600000381469727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19.9600782394409" table:style-name="ce5">
            <text:p>4.020</text:p>
          </table:table-cell>
          <table:table-cell office:value-type="float" office:value="882.0000171661377" table:style-name="ce5">
            <text:p>882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55.4400691986084" table:style-name="ce5">
            <text:p>3.555</text:p>
          </table:table-cell>
          <table:table-cell office:value-type="float" office:value="1724.8000335693359" table:style-name="ce5">
            <text:p>1.725</text:p>
          </table:table-cell>
          <table:table-cell office:value-type="float" office:value="1274.0000247955322" table:style-name="ce5">
            <text:p>1.274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12.2400722503662" table:style-name="ce5">
            <text:p>3.712</text:p>
          </table:table-cell>
          <table:table-cell office:value-type="float" office:value="1207.3600234985352" table:style-name="ce5">
            <text:p>1.207</text:p>
          </table:table-cell>
          <table:table-cell office:value-type="float" office:value="1671.8800325393677" table:style-name="ce5">
            <text:p>1.672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51.4000749588013" table:style-name="ce5">
            <text:p>3.851</text:p>
          </table:table-cell>
          <table:table-cell office:value-type="float" office:value="691.88001346588135" table:style-name="ce5">
            <text:p>692</text:p>
          </table:table-cell>
          <table:table-cell office:value-type="float" office:value="1538.6000299453735" table:style-name="ce5">
            <text:p>1.539</text:p>
          </table:table-cell>
          <table:table-cell office:value-type="float" office:value="21.560000419616699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49.9600496292114" table:style-name="ce5">
            <text:p>2.550</text:p>
          </table:table-cell>
          <table:table-cell office:value-type="float" office:value="1752.2400341033936" table:style-name="ce5">
            <text:p>1.752</text:p>
          </table:table-cell>
          <table:table-cell office:value-type="float" office:value="3061.5200595855713" table:style-name="ce5">
            <text:p>3.0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4915.6800956726074" table:style-name="ce5">
            <text:p>4.916</text:p>
          </table:table-cell>
          <table:table-cell office:value-type="float" office:value="1209.3200235366821" table:style-name="ce5">
            <text:p>1.209</text:p>
          </table:table-cell>
          <table:table-cell office:value-type="float" office:value="1593.4800310134888" table:style-name="ce5">
            <text:p>1.593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4366.8800849914551" table:style-name="ce5">
            <text:p>4.367</text:p>
          </table:table-cell>
          <table:table-cell office:value-type="float" office:value="1005.480019569397" table:style-name="ce5">
            <text:p>1.005</text:p>
          </table:table-cell>
          <table:table-cell office:value-type="float" office:value="3134.0400609970093" table:style-name="ce5">
            <text:p>3.134</text:p>
          </table:table-cell>
          <table:table-cell office:value-type="float" office:value="98.000001907348633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5141.0801000595093" table:style-name="ce5">
            <text:p>5.141</text:p>
          </table:table-cell>
          <table:table-cell office:value-type="float" office:value="407.68000793457031" table:style-name="ce5">
            <text:p>408</text:p>
          </table:table-cell>
          <table:table-cell office:value-type="float" office:value="809.48001575469971" table:style-name="ce5">
            <text:p>809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4541.3200883865356" table:style-name="ce5">
            <text:p>4.541</text:p>
          </table:table-cell>
          <table:table-cell office:value-type="float" office:value="974.12001895904541" table:style-name="ce5">
            <text:p>974</text:p>
          </table:table-cell>
          <table:table-cell office:value-type="float" office:value="2767.5200538635254" table:style-name="ce5">
            <text:p>2.768</text:p>
          </table:table-cell>
          <table:table-cell office:value-type="float" office:value="105.84000205993652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4400.2000856399536" table:style-name="ce5">
            <text:p>4.400</text:p>
          </table:table-cell>
          <table:table-cell office:value-type="float" office:value="1513.1200294494629" table:style-name="ce5">
            <text:p>1.513</text:p>
          </table:table-cell>
          <table:table-cell office:value-type="float" office:value="2816.5200548171997" table:style-name="ce5">
            <text:p>2.817</text:p>
          </table:table-cell>
          <table:table-cell office:value-type="float" office:value="509.60000991821289" table:style-name="ce5">
            <text:p>510</text:p>
          </table:table-cell>
          <table:table-cell office:value-type="float" office:value="0" table:style-name="ce5">
            <text:p>0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4851.0000944137573" table:style-name="ce5">
            <text:p>4.851</text:p>
          </table:table-cell>
          <table:table-cell office:value-type="float" office:value="1036.8400201797485" table:style-name="ce5">
            <text:p>1.037</text:p>
          </table:table-cell>
          <table:table-cell office:value-type="float" office:value="1911.0000371932983" table:style-name="ce5">
            <text:p>1.911</text:p>
          </table:table-cell>
          <table:table-cell office:value-type="float" office:value="98.000001907348633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3773.0000734329224" table:style-name="ce5">
            <text:p>3.773</text:p>
          </table:table-cell>
          <table:table-cell office:value-type="float" office:value="1283.8000249862671" table:style-name="ce5">
            <text:p>1.284</text:p>
          </table:table-cell>
          <table:table-cell office:value-type="float" office:value="3749.4800729751587" table:style-name="ce5">
            <text:p>3.749</text:p>
          </table:table-cell>
          <table:table-cell office:value-type="float" office:value="509.60000991821289" table:style-name="ce5">
            <text:p>510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3606.4000701904297" table:style-name="ce5">
            <text:p>3.606</text:p>
          </table:table-cell>
          <table:table-cell office:value-type="float" office:value="954.52001857757568" table:style-name="ce5">
            <text:p>955</text:p>
          </table:table-cell>
          <table:table-cell office:value-type="float" office:value="1587.6000308990479" table:style-name="ce5">
            <text:p>1.588</text:p>
          </table:table-cell>
          <table:table-cell office:value-type="float" office:value="0" table:style-name="ce5">
            <text:p>0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2892.9600563049316" table:style-name="ce5">
            <text:p>2.893</text:p>
          </table:table-cell>
          <table:table-cell office:value-type="float" office:value="1767.9200344085693" table:style-name="ce5">
            <text:p>1.768</text:p>
          </table:table-cell>
          <table:table-cell office:value-type="float" office:value="2404.9200468063354" table:style-name="ce5">
            <text:p>2.405</text:p>
          </table:table-cell>
          <table:table-cell office:value-type="float" office:value="203.84000396728516" table:style-name="ce5">
            <text:p>204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3920.0000762939453" table:style-name="ce5">
            <text:p>3.920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305.76000595092773" table:style-name="ce5">
            <text:p>3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3810.2400741577148" table:style-name="ce5">
            <text:p>3.810</text:p>
          </table:table-cell>
          <table:table-cell office:value-type="float" office:value="1085.8400211334229" table:style-name="ce5">
            <text:p>1.086</text:p>
          </table:table-cell>
          <table:table-cell office:value-type="float" office:value="811.44001579284668" table:style-name="ce5">
            <text:p>811</text:p>
          </table:table-cell>
          <table:table-cell office:value-type="float" office:value="364.56000709533691" table:style-name="ce5">
            <text:p>365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3357.4800653457642" table:style-name="ce5">
            <text:p>3.357</text:p>
          </table:table-cell>
          <table:table-cell office:value-type="float" office:value="1403.3600273132324" table:style-name="ce5">
            <text:p>1.403</text:p>
          </table:table-cell>
          <table:table-cell office:value-type="float" office:value="1934.520037651062" table:style-name="ce5">
            <text:p>1.935</text:p>
          </table:table-cell>
          <table:table-cell office:value-type="float" office:value="290.08000564575195" table:style-name="ce5">
            <text:p>29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3588.7600698471069" table:style-name="ce5">
            <text:p>3.589</text:p>
          </table:table-cell>
          <table:table-cell office:value-type="float" office:value="1650.320032119751" table:style-name="ce5">
            <text:p>1.650</text:p>
          </table:table-cell>
          <table:table-cell office:value-type="float" office:value="1109.3600215911865" table:style-name="ce5">
            <text:p>1.1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2859.6400556564331" table:style-name="ce5">
            <text:p>2.860</text:p>
          </table:table-cell>
          <table:table-cell office:value-type="float" office:value="1540.5600299835205" table:style-name="ce5">
            <text:p>1.541</text:p>
          </table:table-cell>
          <table:table-cell office:value-type="float" office:value="2618.5600509643555" table:style-name="ce5">
            <text:p>2.619</text:p>
          </table:table-cell>
          <table:table-cell office:value-type="float" office:value="129.3600025177002" table:style-name="ce5">
            <text:p>129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497.0400485992432" table:style-name="ce5">
            <text:p>2.497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2428.4400472640991" table:style-name="ce5">
            <text:p>2.428</text:p>
          </table:table-cell>
          <table:table-cell office:value-type="float" office:value="223.44000434875488" table:style-name="ce5">
            <text:p>223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2493.1200485229492" table:style-name="ce5">
            <text:p>2.493</text:p>
          </table:table-cell>
          <table:table-cell office:value-type="float" office:value="27.440000534057617" table:style-name="ce5">
            <text:p>27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2497.0400485992432" table:style-name="ce5">
            <text:p>2.497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2434.32004737854" table:style-name="ce5">
            <text:p>2.434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164.6400032043457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2395.1200466156006" table:style-name="ce5">
            <text:p>2.395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523.3200101852417" table:style-name="ce5">
            <text:p>523</text:p>
          </table:table-cell>
          <table:table-cell office:value-type="float" office:value="21.560000419616699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1648.360032081604" table:style-name="ce5">
            <text:p>1.648</text:p>
          </table:table-cell>
          <table:table-cell office:value-type="float" office:value="515.48001003265381" table:style-name="ce5">
            <text:p>515</text:p>
          </table:table-cell>
          <table:table-cell office:value-type="float" office:value="1830.6400356292725" table:style-name="ce5">
            <text:p>1.8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825.9200744628906" table:style-name="ce5">
            <text:p>3.826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1987.4400386810303" table:style-name="ce5">
            <text:p>1.9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67.1200733184814" table:style-name="ce5">
            <text:p>3.767</text:p>
          </table:table-cell>
          <table:table-cell office:value-type="float" office:value="976.08001899719238" table:style-name="ce5">
            <text:p>976</text:p>
          </table:table-cell>
          <table:table-cell office:value-type="float" office:value="1985.4800386428833" table:style-name="ce5">
            <text:p>1.985</text:p>
          </table:table-cell>
          <table:table-cell office:value-type="float" office:value="19.600000381469727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21.8400821685791" table:style-name="ce5">
            <text:p>4.222</text:p>
          </table:table-cell>
          <table:table-cell office:value-type="float" office:value="315.5600061416626" table:style-name="ce5">
            <text:p>316</text:p>
          </table:table-cell>
          <table:table-cell office:value-type="float" office:value="770.28001499176025" table:style-name="ce5">
            <text:p>7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47.4000787734985" table:style-name="ce5">
            <text:p>4.047</text:p>
          </table:table-cell>
          <table:table-cell office:value-type="float" office:value="582.12001132965088" table:style-name="ce5">
            <text:p>582</text:p>
          </table:table-cell>
          <table:table-cell office:value-type="float" office:value="1481.7600288391113" table:style-name="ce5">
            <text:p>1.4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08.3200721740723" table:style-name="ce5">
            <text:p>3.708</text:p>
          </table:table-cell>
          <table:table-cell office:value-type="float" office:value="1391.6000270843506" table:style-name="ce5">
            <text:p>1.392</text:p>
          </table:table-cell>
          <table:table-cell office:value-type="float" office:value="1838.4800357818604" table:style-name="ce5">
            <text:p>1.838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1.9200782775879" table:style-name="ce5">
            <text:p>4.022</text:p>
          </table:table-cell>
          <table:table-cell office:value-type="float" office:value="842.80001640319824" table:style-name="ce5">
            <text:p>843</text:p>
          </table:table-cell>
          <table:table-cell office:value-type="float" office:value="1424.9200277328491" table:style-name="ce5">
            <text:p>1.4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04.6800584793091" table:style-name="ce5">
            <text:p>3.005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3126.2000608444214" table:style-name="ce5">
            <text:p>3.1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645.2000904083252" table:style-name="ce5">
            <text:p>4.645</text:p>
          </table:table-cell>
          <table:table-cell office:value-type="float" office:value="2381.4000463485718" table:style-name="ce5">
            <text:p>2.381</text:p>
          </table:table-cell>
          <table:table-cell office:value-type="float" office:value="1268.1200246810913" table:style-name="ce5">
            <text:p>1.268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3941.560076713562" table:style-name="ce5">
            <text:p>3.942</text:p>
          </table:table-cell>
          <table:table-cell office:value-type="float" office:value="1965.8800382614136" table:style-name="ce5">
            <text:p>1.966</text:p>
          </table:table-cell>
          <table:table-cell office:value-type="float" office:value="3724.000072479248" table:style-name="ce5">
            <text:p>3.724</text:p>
          </table:table-cell>
          <table:table-cell office:value-type="float" office:value="227.36000442504883" table:style-name="ce5">
            <text:p>227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4898.0400953292847" table:style-name="ce5">
            <text:p>4.898</text:p>
          </table:table-cell>
          <table:table-cell office:value-type="float" office:value="1048.6000204086304" table:style-name="ce5">
            <text:p>1.049</text:p>
          </table:table-cell>
          <table:table-cell office:value-type="float" office:value="397.88000774383545" table:style-name="ce5">
            <text:p>398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4210.0800819396973" table:style-name="ce5">
            <text:p>4.210</text:p>
          </table:table-cell>
          <table:table-cell office:value-type="float" office:value="2108.9600410461426" table:style-name="ce5">
            <text:p>2.109</text:p>
          </table:table-cell>
          <table:table-cell office:value-type="float" office:value="2775.3600540161133" table:style-name="ce5">
            <text:p>2.775</text:p>
          </table:table-cell>
          <table:table-cell office:value-type="float" office:value="397.88000774383545" table:style-name="ce5">
            <text:p>398</text:p>
          </table:table-cell>
          <table:table-cell office:value-type="float" office:value="0" table:style-name="ce5">
            <text:p>0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4123.8400802612305" table:style-name="ce5">
            <text:p>4.124</text:p>
          </table:table-cell>
          <table:table-cell office:value-type="float" office:value="1869.8400363922119" table:style-name="ce5">
            <text:p>1.870</text:p>
          </table:table-cell>
          <table:table-cell office:value-type="float" office:value="3281.0400638580322" table:style-name="ce5">
            <text:p>3.281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0" table:style-name="ce5">
            <text:p>0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4672.6400909423828" table:style-name="ce5">
            <text:p>4.673</text:p>
          </table:table-cell>
          <table:table-cell office:value-type="float" office:value="1528.8000297546387" table:style-name="ce5">
            <text:p>1.529</text:p>
          </table:table-cell>
          <table:table-cell office:value-type="float" office:value="2246.1600437164307" table:style-name="ce5">
            <text:p>2.246</text:p>
          </table:table-cell>
          <table:table-cell office:value-type="float" office:value="98.000001907348633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3578.9600696563721" table:style-name="ce5">
            <text:p>3.579</text:p>
          </table:table-cell>
          <table:table-cell office:value-type="float" office:value="2346.1200456619263" table:style-name="ce5">
            <text:p>2.346</text:p>
          </table:table-cell>
          <table:table-cell office:value-type="float" office:value="3849.4400749206543" table:style-name="ce5">
            <text:p>3.849</text:p>
          </table:table-cell>
          <table:table-cell office:value-type="float" office:value="525.28001022338867" table:style-name="ce5">
            <text:p>525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4351.2000846862793" table:style-name="ce5">
            <text:p>4.351</text:p>
          </table:table-cell>
          <table:table-cell office:value-type="float" office:value="337.1200065612793" table:style-name="ce5">
            <text:p>337</text:p>
          </table:table-cell>
          <table:table-cell office:value-type="float" office:value="829.08001613616943" table:style-name="ce5">
            <text:p>8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4270.8400831222534" table:style-name="ce5">
            <text:p>4.271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1281.8400249481201" table:style-name="ce5">
            <text:p>1.2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4355.1200847625732" table:style-name="ce5">
            <text:p>4.355</text:p>
          </table:table-cell>
          <table:table-cell office:value-type="float" office:value="299.88000583648682" table:style-name="ce5">
            <text:p>300</text:p>
          </table:table-cell>
          <table:table-cell office:value-type="float" office:value="811.44001579284668" table:style-name="ce5">
            <text:p>8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4347.2800846099854" table:style-name="ce5">
            <text:p>4.347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883.96001720428467" table:style-name="ce5">
            <text:p>8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4264.9600830078125" table:style-name="ce5">
            <text:p>4.265</text:p>
          </table:table-cell>
          <table:table-cell office:value-type="float" office:value="925.12001800537109" table:style-name="ce5">
            <text:p>925</text:p>
          </table:table-cell>
          <table:table-cell office:value-type="float" office:value="1117.2000217437744" table:style-name="ce5">
            <text:p>1.1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4300.240083694458" table:style-name="ce5">
            <text:p>4.300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1132.8800220489502" table:style-name="ce5">
            <text:p>1.133</text:p>
          </table:table-cell>
          <table:table-cell office:value-type="float" office:value="21.560000419616699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3237.9200630187988" table:style-name="ce5">
            <text:p>3.238</text:p>
          </table:table-cell>
          <table:table-cell office:value-type="float" office:value="1203.4400234222412" table:style-name="ce5">
            <text:p>1.203</text:p>
          </table:table-cell>
          <table:table-cell office:value-type="float" office:value="2994.8800582885742" table:style-name="ce5">
            <text:p>2.9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494.6800680160522" table:style-name="ce5">
            <text:p>3.495</text:p>
          </table:table-cell>
          <table:table-cell office:value-type="float" office:value="1656.2000322341919" table:style-name="ce5">
            <text:p>1.656</text:p>
          </table:table-cell>
          <table:table-cell office:value-type="float" office:value="2083.4800405502319" table:style-name="ce5">
            <text:p>2.0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3069.3600597381592" table:style-name="ce5">
            <text:p>3.069</text:p>
          </table:table-cell>
          <table:table-cell office:value-type="float" office:value="1777.7200345993042" table:style-name="ce5">
            <text:p>1.778</text:p>
          </table:table-cell>
          <table:table-cell office:value-type="float" office:value="2683.2400522232056" table:style-name="ce5">
            <text:p>2.683</text:p>
          </table:table-cell>
          <table:table-cell office:value-type="float" office:value="205.80000400543213" table:style-name="ce5">
            <text:p>206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4190.4800815582275" table:style-name="ce5">
            <text:p>4.190</text:p>
          </table:table-cell>
          <table:table-cell office:value-type="float" office:value="484.12000942230225" table:style-name="ce5">
            <text:p>484</text:p>
          </table:table-cell>
          <table:table-cell office:value-type="float" office:value="166.60000324249268" table:style-name="ce5">
            <text:p>1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3814.1600742340088" table:style-name="ce5">
            <text:p>3.814</text:p>
          </table:table-cell>
          <table:table-cell office:value-type="float" office:value="1656.2000322341919" table:style-name="ce5">
            <text:p>1.656</text:p>
          </table:table-cell>
          <table:table-cell office:value-type="float" office:value="1395.5200271606445" table:style-name="ce5">
            <text:p>1.396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3284.9600639343262" table:style-name="ce5">
            <text:p>3.285</text:p>
          </table:table-cell>
          <table:table-cell office:value-type="float" office:value="1662.0800323486328" table:style-name="ce5">
            <text:p>1.662</text:p>
          </table:table-cell>
          <table:table-cell office:value-type="float" office:value="2483.3200483322144" table:style-name="ce5">
            <text:p>2.483</text:p>
          </table:table-cell>
          <table:table-cell office:value-type="float" office:value="64.6800012588500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3825.9200744628906" table:style-name="ce5">
            <text:p>3.826</text:p>
          </table:table-cell>
          <table:table-cell office:value-type="float" office:value="823.20001602172852" table:style-name="ce5">
            <text:p>823</text:p>
          </table:table-cell>
          <table:table-cell office:value-type="float" office:value="1979.6000385284424" table:style-name="ce5">
            <text:p>1.9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3141.8800611495972" table:style-name="ce5">
            <text:p>3.142</text:p>
          </table:table-cell>
          <table:table-cell office:value-type="float" office:value="1562.1200304031372" table:style-name="ce5">
            <text:p>1.562</text:p>
          </table:table-cell>
          <table:table-cell office:value-type="float" office:value="2804.7600545883179" table:style-name="ce5">
            <text:p>2.805</text:p>
          </table:table-cell>
          <table:table-cell office:value-type="float" office:value="41.160000801086426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943.520076751709" table:style-name="ce5">
            <text:p>3.944</text:p>
          </table:table-cell>
          <table:table-cell office:value-type="float" office:value="1783.6000347137451" table:style-name="ce5">
            <text:p>1.784</text:p>
          </table:table-cell>
          <table:table-cell office:value-type="float" office:value="695.80001354217529" table:style-name="ce5">
            <text:p>696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2971.3600578308105" table:style-name="ce5">
            <text:p>2.971</text:p>
          </table:table-cell>
          <table:table-cell office:value-type="float" office:value="1726.7600336074829" table:style-name="ce5">
            <text:p>1.727</text:p>
          </table:table-cell>
          <table:table-cell office:value-type="float" office:value="3108.5600605010986" table:style-name="ce5">
            <text:p>3.109</text:p>
          </table:table-cell>
          <table:table-cell office:value-type="float" office:value="98.000001907348633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78.7600793838501" table:style-name="ce5">
            <text:p>4.079</text:p>
          </table:table-cell>
          <table:table-cell office:value-type="float" office:value="934.92001819610596" table:style-name="ce5">
            <text:p>935</text:p>
          </table:table-cell>
          <table:table-cell office:value-type="float" office:value="292.04000568389893" table:style-name="ce5">
            <text:p>292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32.0000648498535" table:style-name="ce5">
            <text:p>3.332</text:p>
          </table:table-cell>
          <table:table-cell office:value-type="float" office:value="1419.0400276184082" table:style-name="ce5">
            <text:p>1.419</text:p>
          </table:table-cell>
          <table:table-cell office:value-type="float" office:value="2687.1600522994995" table:style-name="ce5">
            <text:p>2.687</text:p>
          </table:table-cell>
          <table:table-cell office:value-type="float" office:value="395.92000770568848" table:style-name="ce5">
            <text:p>3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43.7600650787354" table:style-name="ce5">
            <text:p>3.344</text:p>
          </table:table-cell>
          <table:table-cell office:value-type="float" office:value="1462.1600284576416" table:style-name="ce5">
            <text:p>1.462</text:p>
          </table:table-cell>
          <table:table-cell office:value-type="float" office:value="2657.7600517272949" table:style-name="ce5">
            <text:p>2.658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12.1600761413574" table:style-name="ce5">
            <text:p>3.912</text:p>
          </table:table-cell>
          <table:table-cell office:value-type="float" office:value="1493.5200290679932" table:style-name="ce5">
            <text:p>1.494</text:p>
          </table:table-cell>
          <table:table-cell office:value-type="float" office:value="1403.3600273132324" table:style-name="ce5">
            <text:p>1.403</text:p>
          </table:table-cell>
          <table:table-cell office:value-type="float" office:value="98.000001907348633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49.9600496292114" table:style-name="ce5">
            <text:p>2.550</text:p>
          </table:table-cell>
          <table:table-cell office:value-type="float" office:value="1534.6800298690796" table:style-name="ce5">
            <text:p>1.535</text:p>
          </table:table-cell>
          <table:table-cell office:value-type="float" office:value="3457.4400672912598" table:style-name="ce5">
            <text:p>3.457</text:p>
          </table:table-cell>
          <table:table-cell office:value-type="float" office:value="525.28001022338867" table:style-name="ce5">
            <text:p>5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99.5600214004517" table:style-name="ce5">
            <text:p>1.100</text:p>
          </table:table-cell>
          <table:table-cell office:value-type="float" office:value="231.28000450134277" table:style-name="ce5">
            <text:p>231</text:p>
          </table:table-cell>
          <table:table-cell office:value-type="float" office:value="209.72000408172607" table:style-name="ce5">
            <text:p>2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799.68001556396484" table:style-name="ce5">
            <text:p>800</text:p>
          </table:table-cell>
          <table:table-cell office:value-type="float" office:value="341.04000663757324" table:style-name="ce5">
            <text:p>341</text:p>
          </table:table-cell>
          <table:table-cell office:value-type="float" office:value="880.04001712799072" table:style-name="ce5">
            <text:p>880</text:p>
          </table:table-cell>
          <table:table-cell office:value-type="float" office:value="19.600000381469727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1103.4800214767456" table:style-name="ce5">
            <text:p>1.103</text:p>
          </table:table-cell>
          <table:table-cell office:value-type="float" office:value="90.160001754760742" table:style-name="ce5">
            <text:p>90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1119.1600217819214" table:style-name="ce5">
            <text:p>1.119</text:p>
          </table:table-cell>
          <table:table-cell office:value-type="float" office:value="343.00000667572021" table:style-name="ce5">
            <text:p>343</text:p>
          </table:table-cell>
          <table:table-cell office:value-type="float" office:value="188.16000366210938" table:style-name="ce5">
            <text:p>188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1087.8000211715698" table:style-name="ce5">
            <text:p>1.088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423.36000823974609" table:style-name="ce5">
            <text:p>423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1105.4400215148926" table:style-name="ce5">
            <text:p>1.105</text:p>
          </table:table-cell>
          <table:table-cell office:value-type="float" office:value="294.0000057220459" table:style-name="ce5">
            <text:p>294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21.560000419616699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1103.4800214767456" table:style-name="ce5">
            <text:p>1.103</text:p>
          </table:table-cell>
          <table:table-cell office:value-type="float" office:value="284.20000553131104" table:style-name="ce5">
            <text:p>284</text:p>
          </table:table-cell>
          <table:table-cell office:value-type="float" office:value="511.56000995635986" table:style-name="ce5">
            <text:p>512</text:p>
          </table:table-cell>
          <table:table-cell office:value-type="float" office:value="41.160000801086426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80.08001518249512" table:style-name="ce5">
            <text:p>780</text:p>
          </table:table-cell>
          <table:table-cell office:value-type="float" office:value="374.36000728607178" table:style-name="ce5">
            <text:p>374</text:p>
          </table:table-cell>
          <table:table-cell office:value-type="float" office:value="127.40000247955322" table:style-name="ce5">
            <text:p>1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5.96001529693604" table:style-name="ce5">
            <text:p>786</text:p>
          </table:table-cell>
          <table:table-cell office:value-type="float" office:value="423.36000823974609" table:style-name="ce5">
            <text:p>423</text:p>
          </table:table-cell>
          <table:table-cell office:value-type="float" office:value="397.88000774383545" table:style-name="ce5">
            <text:p>3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8.52001476287842" table:style-name="ce5">
            <text:p>759</text:p>
          </table:table-cell>
          <table:table-cell office:value-type="float" office:value="305.76000595092773" table:style-name="ce5">
            <text:p>306</text:p>
          </table:table-cell>
          <table:table-cell office:value-type="float" office:value="182.28000354766846" table:style-name="ce5">
            <text:p>1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0.28001499176025" table:style-name="ce5">
            <text:p>770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280.28000545501709" table:style-name="ce5">
            <text:p>280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7.16001415252686" table:style-name="ce5">
            <text:p>727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456.68000888824463" table:style-name="ce5">
            <text:p>457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2.6400146484375" table:style-name="ce5">
            <text:p>753</text:p>
          </table:table-cell>
          <table:table-cell office:value-type="float" office:value="343.00000667572021" table:style-name="ce5">
            <text:p>343</text:p>
          </table:table-cell>
          <table:table-cell office:value-type="float" office:value="343.00000667572021" table:style-name="ce5">
            <text:p>3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0.32001304626465" table:style-name="ce5">
            <text:p>670</text:p>
          </table:table-cell>
          <table:table-cell office:value-type="float" office:value="395.92000770568848" table:style-name="ce5">
            <text:p>396</text:p>
          </table:table-cell>
          <table:table-cell office:value-type="float" office:value="637.00001239776611" table:style-name="ce5">
            <text:p>637</text:p>
          </table:table-cell>
          <table:table-cell office:value-type="float" office:value="129.3600025177002" table:style-name="ce5">
            <text:p>1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018.4000587463379" table:style-name="ce5">
            <text:p>3.018</text:p>
          </table:table-cell>
          <table:table-cell office:value-type="float" office:value="1250.4800243377686" table:style-name="ce5">
            <text:p>1.250</text:p>
          </table:table-cell>
          <table:table-cell office:value-type="float" office:value="1013.3200197219849" table:style-name="ce5">
            <text:p>1.013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2720.480052947998" table:style-name="ce5">
            <text:p>2.720</text:p>
          </table:table-cell>
          <table:table-cell office:value-type="float" office:value="1734.6000337600708" table:style-name="ce5">
            <text:p>1.735</text:p>
          </table:table-cell>
          <table:table-cell office:value-type="float" office:value="1813.0000352859497" table:style-name="ce5">
            <text:p>1.813</text:p>
          </table:table-cell>
          <table:table-cell office:value-type="float" office:value="98.000001907348633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3016.4400587081909" table:style-name="ce5">
            <text:p>3.016</text:p>
          </table:table-cell>
          <table:table-cell office:value-type="float" office:value="656.60001277923584" table:style-name="ce5">
            <text:p>657</text:p>
          </table:table-cell>
          <table:table-cell office:value-type="float" office:value="776.16001510620117" table:style-name="ce5">
            <text:p>776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2943.9200572967529" table:style-name="ce5">
            <text:p>2.944</text:p>
          </table:table-cell>
          <table:table-cell office:value-type="float" office:value="1105.4400215148926" table:style-name="ce5">
            <text:p>1.105</text:p>
          </table:table-cell>
          <table:table-cell office:value-type="float" office:value="1040.7600202560425" table:style-name="ce5">
            <text:p>1.041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3043.8800592422485" table:style-name="ce5">
            <text:p>3.044</text:p>
          </table:table-cell>
          <table:table-cell office:value-type="float" office:value="1258.3200244903564" table:style-name="ce5">
            <text:p>1.258</text:p>
          </table:table-cell>
          <table:table-cell office:value-type="float" office:value="1187.7600231170654" table:style-name="ce5">
            <text:p>1.188</text:p>
          </table:table-cell>
          <table:table-cell office:value-type="float" office:value="542.92001056671143" table:style-name="ce5">
            <text:p>543</text:p>
          </table:table-cell>
          <table:table-cell office:value-type="float" office:value="0" table:style-name="ce5">
            <text:p>0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3006.6400585174561" table:style-name="ce5">
            <text:p>3.007</text:p>
          </table:table-cell>
          <table:table-cell office:value-type="float" office:value="919.24001789093018" table:style-name="ce5">
            <text:p>919</text:p>
          </table:table-cell>
          <table:table-cell office:value-type="float" office:value="1475.8800287246704" table:style-name="ce5">
            <text:p>1.476</text:p>
          </table:table-cell>
          <table:table-cell office:value-type="float" office:value="98.000001907348633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2432.3600473403931" table:style-name="ce5">
            <text:p>2.432</text:p>
          </table:table-cell>
          <table:table-cell office:value-type="float" office:value="1571.9200305938721" table:style-name="ce5">
            <text:p>1.572</text:p>
          </table:table-cell>
          <table:table-cell office:value-type="float" office:value="2695.0000524520874" table:style-name="ce5">
            <text:p>2.695</text:p>
          </table:table-cell>
          <table:table-cell office:value-type="float" office:value="507.64000988006592" table:style-name="ce5">
            <text:p>508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643.2400903701782" table:style-name="ce5">
            <text:p>4.643</text:p>
          </table:table-cell>
          <table:table-cell office:value-type="float" office:value="1860.0400362014771" table:style-name="ce5">
            <text:p>1.860</text:p>
          </table:table-cell>
          <table:table-cell office:value-type="float" office:value="2010.9600391387939" table:style-name="ce5">
            <text:p>2.0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19.8400840759277" table:style-name="ce5">
            <text:p>4.320</text:p>
          </table:table-cell>
          <table:table-cell office:value-type="float" office:value="1291.640025138855" table:style-name="ce5">
            <text:p>1.292</text:p>
          </table:table-cell>
          <table:table-cell office:value-type="float" office:value="3657.360071182251" table:style-name="ce5">
            <text:p>3.657</text:p>
          </table:table-cell>
          <table:table-cell office:value-type="float" office:value="203.84000396728516" table:style-name="ce5">
            <text:p>2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74.520094871521" table:style-name="ce5">
            <text:p>4.875</text:p>
          </table:table-cell>
          <table:table-cell office:value-type="float" office:value="495.88000965118408" table:style-name="ce5">
            <text:p>496</text:p>
          </table:table-cell>
          <table:table-cell office:value-type="float" office:value="356.72000694274902" table:style-name="ce5">
            <text:p>3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80.5600872039795" table:style-name="ce5">
            <text:p>4.481</text:p>
          </table:table-cell>
          <table:table-cell office:value-type="float" office:value="1693.4400329589844" table:style-name="ce5">
            <text:p>1.693</text:p>
          </table:table-cell>
          <table:table-cell office:value-type="float" office:value="2806.7200546264648" table:style-name="ce5">
            <text:p>2.807</text:p>
          </table:table-cell>
          <table:table-cell office:value-type="float" office:value="341.04000663757324" table:style-name="ce5">
            <text:p>3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04.160083770752" table:style-name="ce5">
            <text:p>4.304</text:p>
          </table:table-cell>
          <table:table-cell office:value-type="float" office:value="1644.4400320053101" table:style-name="ce5">
            <text:p>1.644</text:p>
          </table:table-cell>
          <table:table-cell office:value-type="float" office:value="3310.4400644302368" table:style-name="ce5">
            <text:p>3.3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62.8000926971436" table:style-name="ce5">
            <text:p>4.763</text:p>
          </table:table-cell>
          <table:table-cell office:value-type="float" office:value="1640.5200319290161" table:style-name="ce5">
            <text:p>1.641</text:p>
          </table:table-cell>
          <table:table-cell office:value-type="float" office:value="2032.5200395584106" table:style-name="ce5">
            <text:p>2.0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27.8800745010376" table:style-name="ce5">
            <text:p>3.828</text:p>
          </table:table-cell>
          <table:table-cell office:value-type="float" office:value="1814.9600353240967" table:style-name="ce5">
            <text:p>1.815</text:p>
          </table:table-cell>
          <table:table-cell office:value-type="float" office:value="3974.8800773620605" table:style-name="ce5">
            <text:p>3.9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936.480037689209" table:style-name="ce5">
            <text:p>1.936</text:p>
          </table:table-cell>
          <table:table-cell office:value-type="float" office:value="854.56001663208008" table:style-name="ce5">
            <text:p>855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1.0400352478027" table:style-name="ce5">
            <text:p>1.811</text:p>
          </table:table-cell>
          <table:table-cell office:value-type="float" office:value="1121.1200218200684" table:style-name="ce5">
            <text:p>1.121</text:p>
          </table:table-cell>
          <table:table-cell office:value-type="float" office:value="1103.4800214767456" table:style-name="ce5">
            <text:p>1.1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61.9600381851196" table:style-name="ce5">
            <text:p>1.962</text:p>
          </table:table-cell>
          <table:table-cell office:value-type="float" office:value="676.20001316070557" table:style-name="ce5">
            <text:p>676</text:p>
          </table:table-cell>
          <table:table-cell office:value-type="float" office:value="72.520001411437988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52.1600379943848" table:style-name="ce5">
            <text:p>1.952</text:p>
          </table:table-cell>
          <table:table-cell office:value-type="float" office:value="717.36001396179199" table:style-name="ce5">
            <text:p>717</text:p>
          </table:table-cell>
          <table:table-cell office:value-type="float" office:value="860.440016746521" table:style-name="ce5">
            <text:p>860</text:p>
          </table:table-cell>
          <table:table-cell office:value-type="float" office:value="0" table:style-name="ce5">
            <text:p>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885.5200366973877" table:style-name="ce5">
            <text:p>1.886</text:p>
          </table:table-cell>
          <table:table-cell office:value-type="float" office:value="983.92001914978027" table:style-name="ce5">
            <text:p>984</text:p>
          </table:table-cell>
          <table:table-cell office:value-type="float" office:value="1001.560019493103" table:style-name="ce5">
            <text:p>1.002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042.3200397491455" table:style-name="ce5">
            <text:p>2.042</text:p>
          </table:table-cell>
          <table:table-cell office:value-type="float" office:value="617.40001201629639" table:style-name="ce5">
            <text:p>617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64.0000343322754" table:style-name="ce5">
            <text:p>1.764</text:p>
          </table:table-cell>
          <table:table-cell office:value-type="float" office:value="923.16001796722412" table:style-name="ce5">
            <text:p>923</text:p>
          </table:table-cell>
          <table:table-cell office:value-type="float" office:value="1397.4800271987915" table:style-name="ce5">
            <text:p>1.3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321.8000841140747" table:style-name="ce5">
            <text:p>4.322</text:p>
          </table:table-cell>
          <table:table-cell office:value-type="float" office:value="2069.7600402832031" table:style-name="ce5">
            <text:p>2.070</text:p>
          </table:table-cell>
          <table:table-cell office:value-type="float" office:value="1585.6400308609009" table:style-name="ce5">
            <text:p>1.586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3618.1600704193115" table:style-name="ce5">
            <text:p>3.618</text:p>
          </table:table-cell>
          <table:table-cell office:value-type="float" office:value="1358.2800264358521" table:style-name="ce5">
            <text:p>1.358</text:p>
          </table:table-cell>
          <table:table-cell office:value-type="float" office:value="3406.4800662994385" table:style-name="ce5">
            <text:p>3.406</text:p>
          </table:table-cell>
          <table:table-cell office:value-type="float" office:value="99.960001945495605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4776.5200929641724" table:style-name="ce5">
            <text:p>4.777</text:p>
          </table:table-cell>
          <table:table-cell office:value-type="float" office:value="907.48001766204834" table:style-name="ce5">
            <text:p>907</text:p>
          </table:table-cell>
          <table:table-cell office:value-type="float" office:value="807.52001571655273" table:style-name="ce5">
            <text:p>808</text:p>
          </table:table-cell>
          <table:table-cell office:value-type="float" office:value="98.000001907348633" table:style-name="ce5">
            <text:p>98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3659.3200712203979" table:style-name="ce5">
            <text:p>3.659</text:p>
          </table:table-cell>
          <table:table-cell office:value-type="float" office:value="1842.4000358581543" table:style-name="ce5">
            <text:p>1.842</text:p>
          </table:table-cell>
          <table:table-cell office:value-type="float" office:value="2967.4400577545166" table:style-name="ce5">
            <text:p>2.967</text:p>
          </table:table-cell>
          <table:table-cell office:value-type="float" office:value="376.32000732421875" table:style-name="ce5">
            <text:p>376</text:p>
          </table:table-cell>
          <table:table-cell office:value-type="float" office:value="0" table:style-name="ce5">
            <text:p>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3618.1600704193115" table:style-name="ce5">
            <text:p>3.618</text:p>
          </table:table-cell>
          <table:table-cell office:value-type="float" office:value="1852.2000360488892" table:style-name="ce5">
            <text:p>1.852</text:p>
          </table:table-cell>
          <table:table-cell office:value-type="float" office:value="3085.040060043335" table:style-name="ce5">
            <text:p>3.085</text:p>
          </table:table-cell>
          <table:table-cell office:value-type="float" office:value="297.92000579833984" table:style-name="ce5">
            <text:p>298</text:p>
          </table:table-cell>
          <table:table-cell office:value-type="float" office:value="0" table:style-name="ce5">
            <text:p>0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4368.8400850296021" table:style-name="ce5">
            <text:p>4.369</text:p>
          </table:table-cell>
          <table:table-cell office:value-type="float" office:value="787.92001533508301" table:style-name="ce5">
            <text:p>788</text:p>
          </table:table-cell>
          <table:table-cell office:value-type="float" office:value="2334.3600454330444" table:style-name="ce5">
            <text:p>2.334</text:p>
          </table:table-cell>
          <table:table-cell office:value-type="float" office:value="99.960001945495605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3198.7200622558594" table:style-name="ce5">
            <text:p>3.199</text:p>
          </table:table-cell>
          <table:table-cell office:value-type="float" office:value="1967.8400382995605" table:style-name="ce5">
            <text:p>1.968</text:p>
          </table:table-cell>
          <table:table-cell office:value-type="float" office:value="3631.8800706863403" table:style-name="ce5">
            <text:p>3.632</text:p>
          </table:table-cell>
          <table:table-cell office:value-type="float" office:value="105.84000205993652" table:style-name="ce5">
            <text:p>106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671.4800519943237" table:style-name="ce5">
            <text:p>2.671</text:p>
          </table:table-cell>
          <table:table-cell office:value-type="float" office:value="1252.4400243759155" table:style-name="ce5">
            <text:p>1.252</text:p>
          </table:table-cell>
          <table:table-cell office:value-type="float" office:value="1748.3200340270996" table:style-name="ce5">
            <text:p>1.748</text:p>
          </table:table-cell>
          <table:table-cell office:value-type="float" office:value="0" table:style-name="ce5">
            <text:p>0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2210.8800430297852" table:style-name="ce5">
            <text:p>2.211</text:p>
          </table:table-cell>
          <table:table-cell office:value-type="float" office:value="1589.5600309371948" table:style-name="ce5">
            <text:p>1.590</text:p>
          </table:table-cell>
          <table:table-cell office:value-type="float" office:value="2271.6400442123413" table:style-name="ce5">
            <text:p>2.272</text:p>
          </table:table-cell>
          <table:table-cell office:value-type="float" office:value="203.84000396728516" table:style-name="ce5">
            <text:p>20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88.9200620651245" table:style-name="ce5">
            <text:p>3.189</text:p>
          </table:table-cell>
          <table:table-cell office:value-type="float" office:value="611.52001190185547" table:style-name="ce5">
            <text:p>612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50.960000991821289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24.2400608062744" table:style-name="ce5">
            <text:p>3.124</text:p>
          </table:table-cell>
          <table:table-cell office:value-type="float" office:value="911.40001773834229" table:style-name="ce5">
            <text:p>911</text:p>
          </table:table-cell>
          <table:table-cell office:value-type="float" office:value="929.04001808166504" table:style-name="ce5">
            <text:p>929</text:p>
          </table:table-cell>
          <table:table-cell office:value-type="float" office:value="0" table:style-name="ce5">
            <text:p>0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426.4800472259521" table:style-name="ce5">
            <text:p>2.426</text:p>
          </table:table-cell>
          <table:table-cell office:value-type="float" office:value="1223.0400238037109" table:style-name="ce5">
            <text:p>1.223</text:p>
          </table:table-cell>
          <table:table-cell office:value-type="float" office:value="2191.2800426483154" table:style-name="ce5">
            <text:p>2.191</text:p>
          </table:table-cell>
          <table:table-cell office:value-type="float" office:value="501.760009765625" table:style-name="ce5">
            <text:p>502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965.4800577163696" table:style-name="ce5">
            <text:p>2.965</text:p>
          </table:table-cell>
          <table:table-cell office:value-type="float" office:value="1168.1600227355957" table:style-name="ce5">
            <text:p>1.168</text:p>
          </table:table-cell>
          <table:table-cell office:value-type="float" office:value="1299.4800252914429" table:style-name="ce5">
            <text:p>1.2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46.3200359344482" table:style-name="ce5">
            <text:p>1.846</text:p>
          </table:table-cell>
          <table:table-cell office:value-type="float" office:value="1046.6400203704834" table:style-name="ce5">
            <text:p>1.047</text:p>
          </table:table-cell>
          <table:table-cell office:value-type="float" office:value="2702.8400526046753" table:style-name="ce5">
            <text:p>2.703</text:p>
          </table:table-cell>
          <table:table-cell office:value-type="float" office:value="497.84000968933105" table:style-name="ce5">
            <text:p>4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529.5600881576538" table:style-name="ce5">
            <text:p>4.530</text:p>
          </table:table-cell>
          <table:table-cell office:value-type="float" office:value="2381.4000463485718" table:style-name="ce5">
            <text:p>2.381</text:p>
          </table:table-cell>
          <table:table-cell office:value-type="float" office:value="2322.6000452041626" table:style-name="ce5">
            <text:p>2.323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3957.2400770187378" table:style-name="ce5">
            <text:p>3.957</text:p>
          </table:table-cell>
          <table:table-cell office:value-type="float" office:value="2054.0800399780273" table:style-name="ce5">
            <text:p>2.054</text:p>
          </table:table-cell>
          <table:table-cell office:value-type="float" office:value="3937.6400766372681" table:style-name="ce5">
            <text:p>3.938</text:p>
          </table:table-cell>
          <table:table-cell office:value-type="float" office:value="227.36000442504883" table:style-name="ce5">
            <text:p>227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5013.6800975799561" table:style-name="ce5">
            <text:p>5.014</text:p>
          </table:table-cell>
          <table:table-cell office:value-type="float" office:value="1093.6800212860107" table:style-name="ce5">
            <text:p>1.094</text:p>
          </table:table-cell>
          <table:table-cell office:value-type="float" office:value="878.08001708984375" table:style-name="ce5">
            <text:p>878</text:p>
          </table:table-cell>
          <table:table-cell office:value-type="float" office:value="109.76000213623047" table:style-name="ce5">
            <text:p>11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4249.2800827026367" table:style-name="ce5">
            <text:p>4.249</text:p>
          </table:table-cell>
          <table:table-cell office:value-type="float" office:value="2024.6800394058228" table:style-name="ce5">
            <text:p>2.025</text:p>
          </table:table-cell>
          <table:table-cell office:value-type="float" office:value="3087.0000600814819" table:style-name="ce5">
            <text:p>3.087</text:p>
          </table:table-cell>
          <table:table-cell office:value-type="float" office:value="376.32000732421875" table:style-name="ce5">
            <text:p>376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3976.8400774002075" table:style-name="ce5">
            <text:p>3.977</text:p>
          </table:table-cell>
          <table:table-cell office:value-type="float" office:value="2189.3200426101685" table:style-name="ce5">
            <text:p>2.189</text:p>
          </table:table-cell>
          <table:table-cell office:value-type="float" office:value="3673.0400714874268" table:style-name="ce5">
            <text:p>3.673</text:p>
          </table:table-cell>
          <table:table-cell office:value-type="float" office:value="584.08001136779785" table:style-name="ce5">
            <text:p>584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4774.5600929260254" table:style-name="ce5">
            <text:p>4.775</text:p>
          </table:table-cell>
          <table:table-cell office:value-type="float" office:value="1405.3200273513794" table:style-name="ce5">
            <text:p>1.405</text:p>
          </table:table-cell>
          <table:table-cell office:value-type="float" office:value="2593.0800504684448" table:style-name="ce5">
            <text:p>2.593</text:p>
          </table:table-cell>
          <table:table-cell office:value-type="float" office:value="99.960001945495605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office:value-type="float" office:value="3541.7200689315796" table:style-name="ce5">
            <text:p>3.542</text:p>
          </table:table-cell>
          <table:table-cell office:value-type="float" office:value="2205.0000429153442" table:style-name="ce5">
            <text:p>2.205</text:p>
          </table:table-cell>
          <table:table-cell office:value-type="float" office:value="4288.4800834655762" table:style-name="ce5">
            <text:p>4.288</text:p>
          </table:table-cell>
          <table:table-cell office:value-type="float" office:value="509.60000991821289" table:style-name="ce5">
            <text:p>510</text:p>
          </table:table-cell>
          <table:table-cell office:value-type="string" table:style-name="ce5">
            <text:p>-</text:p>
          </table:table-cell>
          <table:table-cell office:value-type="float" office:value="288.12000560760498" table:style-name="ce5">
            <text:p>288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041.1200981140137" table:style-name="ce5">
            <text:p>5.041</text:p>
          </table:table-cell>
          <table:table-cell office:value-type="float" office:value="562.52001094818115" table:style-name="ce5">
            <text:p>563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4525.6400880813599" table:style-name="ce5">
            <text:p>4.526</text:p>
          </table:table-cell>
          <table:table-cell office:value-type="float" office:value="1493.5200290679932" table:style-name="ce5">
            <text:p>1.494</text:p>
          </table:table-cell>
          <table:table-cell office:value-type="float" office:value="2001.1600389480591" table:style-name="ce5">
            <text:p>2.0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5068.5600986480713" table:style-name="ce5">
            <text:p>5.069</text:p>
          </table:table-cell>
          <table:table-cell office:value-type="float" office:value="199.92000389099121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4998.0000972747803" table:style-name="ce5">
            <text:p>4.998</text:p>
          </table:table-cell>
          <table:table-cell office:value-type="float" office:value="956.48001861572266" table:style-name="ce5">
            <text:p>956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0" table:style-name="ce5">
            <text:p>0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4992.1200971603394" table:style-name="ce5">
            <text:p>4.992</text:p>
          </table:table-cell>
          <table:table-cell office:value-type="float" office:value="878.08001708984375" table:style-name="ce5">
            <text:p>878</text:p>
          </table:table-cell>
          <table:table-cell office:value-type="float" office:value="570.36001110076904" table:style-name="ce5">
            <text:p>570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0" table:style-name="ce5">
            <text:p>0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4898.0400953292847" table:style-name="ce5">
            <text:p>4.898</text:p>
          </table:table-cell>
          <table:table-cell office:value-type="float" office:value="1501.3600292205811" table:style-name="ce5">
            <text:p>1.501</text:p>
          </table:table-cell>
          <table:table-cell office:value-type="float" office:value="493.92000961303711" table:style-name="ce5">
            <text:p>4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office:value-type="float" office:value="3912.1600761413574" table:style-name="ce5">
            <text:p>3.912</text:p>
          </table:table-cell>
          <table:table-cell office:value-type="float" office:value="1452.3600282669067" table:style-name="ce5">
            <text:p>1.452</text:p>
          </table:table-cell>
          <table:table-cell office:value-type="float" office:value="3134.0400609970093" table:style-name="ce5">
            <text:p>3.134</text:p>
          </table:table-cell>
          <table:table-cell office:value-type="float" office:value="129.3600025177002" table:style-name="ce5">
            <text:p>129</text:p>
          </table:table-cell>
          <table:table-cell office:value-type="string" table:style-name="ce5">
            <text:p>-</text:p>
          </table:table-cell>
          <table:table-cell office:value-type="float" office:value="382.20000743865967" table:style-name="ce5">
            <text:p>382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7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MARGEM DE ERRO PARA O TOTAL DO INDICADOR C4A – DIRETORES DE ESCOLAS URBANAS, POR PERCEPÇÃO SOBRE O PROJETO POLÍTICO PEDAGÓGICO DA ESCOLA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4" table:number-rows-spanned="1" table:style-name="ce10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10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5241.0401020050049" table:style-name="ce5">
            <text:p>5.241</text:p>
          </table:table-cell>
          <table:table-cell office:value-type="float" office:value="4590.32008934021" table:style-name="ce5">
            <text:p>4.590</text:p>
          </table:table-cell>
          <table:table-cell office:value-type="float" office:value="895.7200174331665" table:style-name="ce5">
            <text:p>896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5562.4801082611084" table:style-name="ce5">
            <text:p>5.562</text:p>
          </table:table-cell>
          <table:table-cell office:value-type="float" office:value="4898.0400953292847" table:style-name="ce5">
            <text:p>4.898</text:p>
          </table:table-cell>
          <table:table-cell office:value-type="float" office:value="560.56001091003418" table:style-name="ce5">
            <text:p>561</text:p>
          </table:table-cell>
          <table:table-cell office:value-type="float" office:value="13.720000267028809" table:style-name="ce5">
            <text:p>1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939.2000961303711" table:style-name="ce5">
            <text:p>4.939</text:p>
          </table:table-cell>
          <table:table-cell office:value-type="float" office:value="4368.8400850296021" table:style-name="ce5">
            <text:p>4.369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0" table:style-name="ce5">
            <text:p>0</text:p>
          </table:table-cell>
          <table:table-cell office:value-type="float" office:value="5103.8400993347168" table:style-name="ce5">
            <text:p>5.104</text:p>
          </table:table-cell>
          <table:table-cell office:value-type="float" office:value="4566.8000888824463" table:style-name="ce5">
            <text:p>4.567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384.9200658798218" table:style-name="ce5">
            <text:p>3.385</text:p>
          </table:table-cell>
          <table:table-cell office:value-type="float" office:value="1550.3600301742554" table:style-name="ce5">
            <text:p>1.550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3020.3600587844849" table:style-name="ce5">
            <text:p>3.020</text:p>
          </table:table-cell>
          <table:table-cell office:value-type="float" office:value="2228.5200433731079" table:style-name="ce5">
            <text:p>2.229</text:p>
          </table:table-cell>
          <table:table-cell office:value-type="float" office:value="84.280001640319824" table:style-name="ce5">
            <text:p>84</text:p>
          </table:table-cell>
          <table:table-cell office:value-type="float" office:value="13.720000267028809" table:style-name="ce5">
            <text:p>1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3083.080060005188" table:style-name="ce5">
            <text:p>3.083</text:p>
          </table:table-cell>
          <table:table-cell office:value-type="float" office:value="2934.1200571060181" table:style-name="ce5">
            <text:p>2.934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2969.4000577926636" table:style-name="ce5">
            <text:p>2.969</text:p>
          </table:table-cell>
          <table:table-cell office:value-type="float" office:value="3096.8000602722168" table:style-name="ce5">
            <text:p>3.0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4039.5600786209106" table:style-name="ce5">
            <text:p>4.040</text:p>
          </table:table-cell>
          <table:table-cell office:value-type="float" office:value="3504.4800682067871" table:style-name="ce5">
            <text:p>3.504</text:p>
          </table:table-cell>
          <table:table-cell office:value-type="float" office:value="729.12001419067383" table:style-name="ce5">
            <text:p>729</text:p>
          </table:table-cell>
          <table:table-cell office:value-type="float" office:value="0" table:style-name="ce5">
            <text:p>0</text:p>
          </table:table-cell>
          <table:table-cell office:value-type="float" office:value="4116.0000801086426" table:style-name="ce5">
            <text:p>4.116</text:p>
          </table:table-cell>
          <table:table-cell office:value-type="float" office:value="3598.5600700378418" table:style-name="ce5">
            <text:p>3.599</text:p>
          </table:table-cell>
          <table:table-cell office:value-type="float" office:value="231.28000450134277" table:style-name="ce5">
            <text:p>23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3753.4000730514526" table:style-name="ce5">
            <text:p>3.753</text:p>
          </table:table-cell>
          <table:table-cell office:value-type="float" office:value="1274.0000247955322" table:style-name="ce5">
            <text:p>1.274</text:p>
          </table:table-cell>
          <table:table-cell office:value-type="float" office:value="519.40001010894775" table:style-name="ce5">
            <text:p>519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3514.280068397522" table:style-name="ce5">
            <text:p>3.514</text:p>
          </table:table-cell>
          <table:table-cell office:value-type="float" office:value="2126.6000413894653" table:style-name="ce5">
            <text:p>2.127</text:p>
          </table:table-cell>
          <table:table-cell office:value-type="float" office:value="511.56000995635986" table:style-name="ce5">
            <text:p>512</text:p>
          </table:table-cell>
          <table:table-cell office:value-type="float" office:value="13.720000267028809" table:style-name="ce5">
            <text:p>1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399.0400466918945" table:style-name="ce5">
            <text:p>2.399</text:p>
          </table:table-cell>
          <table:table-cell office:value-type="float" office:value="642.88001251220703" table:style-name="ce5">
            <text:p>643</text:p>
          </table:table-cell>
          <table:table-cell office:value-type="float" office:value="499.80000972747803" table:style-name="ce5">
            <text:p>500</text:p>
          </table:table-cell>
          <table:table-cell office:value-type="float" office:value="0" table:style-name="ce5">
            <text:p>0</text:p>
          </table:table-cell>
          <table:table-cell office:value-type="float" office:value="2110.9200410842896" table:style-name="ce5">
            <text:p>2.111</text:p>
          </table:table-cell>
          <table:table-cell office:value-type="float" office:value="1324.9600257873535" table:style-name="ce5">
            <text:p>1.325</text:p>
          </table:table-cell>
          <table:table-cell office:value-type="float" office:value="499.80000972747803" table:style-name="ce5">
            <text:p>50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855.7200555801392" table:style-name="ce5">
            <text:p>2.856</text:p>
          </table:table-cell>
          <table:table-cell office:value-type="float" office:value="3275.1600637435913" table:style-name="ce5">
            <text:p>3.275</text:p>
          </table:table-cell>
          <table:table-cell office:value-type="float" office:value="41.160000801086426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3257.5200634002686" table:style-name="ce5">
            <text:p>3.258</text:p>
          </table:table-cell>
          <table:table-cell office:value-type="float" office:value="2906.6800565719604" table:style-name="ce5">
            <text:p>2.907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204.2000818252563" table:style-name="ce5">
            <text:p>4.204</text:p>
          </table:table-cell>
          <table:table-cell office:value-type="float" office:value="3279.0800638198853" table:style-name="ce5">
            <text:p>3.279</text:p>
          </table:table-cell>
          <table:table-cell office:value-type="float" office:value="742.84001445770264" table:style-name="ce5">
            <text:p>743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4061.1200790405273" table:style-name="ce5">
            <text:p>4.061</text:p>
          </table:table-cell>
          <table:table-cell office:value-type="float" office:value="3912.1600761413574" table:style-name="ce5">
            <text:p>3.912</text:p>
          </table:table-cell>
          <table:table-cell office:value-type="float" office:value="243.04000473022461" table:style-name="ce5">
            <text:p>243</text:p>
          </table:table-cell>
          <table:table-cell office:value-type="float" office:value="13.720000267028809" table:style-name="ce5">
            <text:p>1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128.1600608825684" table:style-name="ce5">
            <text:p>3.128</text:p>
          </table:table-cell>
          <table:table-cell office:value-type="float" office:value="3200.6800622940063" table:style-name="ce5">
            <text:p>3.201</text:p>
          </table:table-cell>
          <table:table-cell office:value-type="float" office:value="501.760009765625" table:style-name="ce5">
            <text:p>502</text:p>
          </table:table-cell>
          <table:table-cell office:value-type="float" office:value="0" table:style-name="ce5">
            <text:p>0</text:p>
          </table:table-cell>
          <table:table-cell office:value-type="float" office:value="3584.840069770813" table:style-name="ce5">
            <text:p>3.585</text:p>
          </table:table-cell>
          <table:table-cell office:value-type="float" office:value="2753.8000535964966" table:style-name="ce5">
            <text:p>2.754</text:p>
          </table:table-cell>
          <table:table-cell office:value-type="float" office:value="499.80000972747803" table:style-name="ce5">
            <text:p>50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708.3200721740723" table:style-name="ce5">
            <text:p>3.708</text:p>
          </table:table-cell>
          <table:table-cell office:value-type="float" office:value="2261.8400440216064" table:style-name="ce5">
            <text:p>2.262</text:p>
          </table:table-cell>
          <table:table-cell office:value-type="float" office:value="9.800000190734863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3384.9200658798218" table:style-name="ce5">
            <text:p>3.385</text:p>
          </table:table-cell>
          <table:table-cell office:value-type="float" office:value="2879.2400560379028" table:style-name="ce5">
            <text:p>2.879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473.1200675964355" table:style-name="ce5">
            <text:p>3.473</text:p>
          </table:table-cell>
          <table:table-cell office:value-type="float" office:value="2579.360050201416" table:style-name="ce5">
            <text:p>2.579</text:p>
          </table:table-cell>
          <table:table-cell office:value-type="float" office:value="742.84001445770264" table:style-name="ce5">
            <text:p>743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3122.2800607681274" table:style-name="ce5">
            <text:p>3.122</text:p>
          </table:table-cell>
          <table:table-cell office:value-type="float" office:value="3286.9200639724731" table:style-name="ce5">
            <text:p>3.287</text:p>
          </table:table-cell>
          <table:table-cell office:value-type="float" office:value="239.12000465393066" table:style-name="ce5">
            <text:p>239</text:p>
          </table:table-cell>
          <table:table-cell office:value-type="float" office:value="13.720000267028809" table:style-name="ce5">
            <text:p>1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05.56001567840576" table:style-name="ce5">
            <text:p>806</text:p>
          </table:table-cell>
          <table:table-cell office:value-type="float" office:value="925.12001800537109" table:style-name="ce5">
            <text:p>925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733.04001426696777" table:style-name="ce5">
            <text:p>733</text:p>
          </table:table-cell>
          <table:table-cell office:value-type="float" office:value="1060.3600206375122" table:style-name="ce5">
            <text:p>1.060</text:p>
          </table:table-cell>
          <table:table-cell office:value-type="float" office:value="99.960001945495605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13.44001388549805" table:style-name="ce5">
            <text:p>713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139.16000270843506" table:style-name="ce5">
            <text:p>139</text:p>
          </table:table-cell>
          <table:table-cell office:value-type="float" office:value="0" table:style-name="ce5">
            <text:p>0</text:p>
          </table:table-cell>
          <table:table-cell office:value-type="float" office:value="782.04001522064209" table:style-name="ce5">
            <text:p>782</text:p>
          </table:table-cell>
          <table:table-cell office:value-type="float" office:value="537.04001045227051" table:style-name="ce5">
            <text:p>537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190.8800621032715" table:style-name="ce5">
            <text:p>3.191</text:p>
          </table:table-cell>
          <table:table-cell office:value-type="float" office:value="1479.8000288009644" table:style-name="ce5">
            <text:p>1.480</text:p>
          </table:table-cell>
          <table:table-cell office:value-type="float" office:value="499.80000972747803" table:style-name="ce5">
            <text:p>500</text:p>
          </table:table-cell>
          <table:table-cell office:value-type="float" office:value="0" table:style-name="ce5">
            <text:p>0</text:p>
          </table:table-cell>
          <table:table-cell office:value-type="float" office:value="3110.5200605392456" table:style-name="ce5">
            <text:p>3.111</text:p>
          </table:table-cell>
          <table:table-cell office:value-type="float" office:value="2128.5600414276123" table:style-name="ce5">
            <text:p>2.129</text:p>
          </table:table-cell>
          <table:table-cell office:value-type="float" office:value="540.96001052856445" table:style-name="ce5">
            <text:p>54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575.0400695800781" table:style-name="ce5">
            <text:p>3.575</text:p>
          </table:table-cell>
          <table:table-cell office:value-type="float" office:value="4043.4800786972046" table:style-name="ce5">
            <text:p>4.043</text:p>
          </table:table-cell>
          <table:table-cell office:value-type="float" office:value="727.16001415252686" table:style-name="ce5">
            <text:p>727</text:p>
          </table:table-cell>
          <table:table-cell office:value-type="float" office:value="0" table:style-name="ce5">
            <text:p>0</text:p>
          </table:table-cell>
          <table:table-cell office:value-type="float" office:value="4108.1600799560547" table:style-name="ce5">
            <text:p>4.108</text:p>
          </table:table-cell>
          <table:table-cell office:value-type="float" office:value="3992.5200777053833" table:style-name="ce5">
            <text:p>3.993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832.6000356674194" table:style-name="ce5">
            <text:p>1.833</text:p>
          </table:table-cell>
          <table:table-cell office:value-type="float" office:value="1170.1200227737427" table:style-name="ce5">
            <text:p>1.170</text:p>
          </table:table-cell>
          <table:table-cell office:value-type="float" office:value="47.040000915527344" table:style-name="ce5">
            <text:p>47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1799.2800350189209" table:style-name="ce5">
            <text:p>1.799</text:p>
          </table:table-cell>
          <table:table-cell office:value-type="float" office:value="1458.2400283813477" table:style-name="ce5">
            <text:p>1.458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13.720000267028809" table:style-name="ce5">
            <text:p>1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935.6800765991211" table:style-name="ce5">
            <text:p>3.936</text:p>
          </table:table-cell>
          <table:table-cell office:value-type="float" office:value="3288.8800640106201" table:style-name="ce5">
            <text:p>3.289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3351.6000652313232" table:style-name="ce5">
            <text:p>3.352</text:p>
          </table:table-cell>
          <table:table-cell office:value-type="float" office:value="3984.6800775527954" table:style-name="ce5">
            <text:p>3.985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118.3600606918335" table:style-name="ce5">
            <text:p>3.118</text:p>
          </table:table-cell>
          <table:table-cell office:value-type="float" office:value="770.28001499176025" table:style-name="ce5">
            <text:p>770</text:p>
          </table:table-cell>
          <table:table-cell office:value-type="float" office:value="729.12001419067383" table:style-name="ce5">
            <text:p>729</text:p>
          </table:table-cell>
          <table:table-cell office:value-type="float" office:value="0" table:style-name="ce5">
            <text:p>0</text:p>
          </table:table-cell>
          <table:table-cell office:value-type="float" office:value="2910.6000566482544" table:style-name="ce5">
            <text:p>2.911</text:p>
          </table:table-cell>
          <table:table-cell office:value-type="float" office:value="1862.000036239624" table:style-name="ce5">
            <text:p>1.862</text:p>
          </table:table-cell>
          <table:table-cell office:value-type="float" office:value="98.000001907348633" table:style-name="ce5">
            <text:p>98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427.6400861740112" table:style-name="ce5">
            <text:p>4.428</text:p>
          </table:table-cell>
          <table:table-cell office:value-type="float" office:value="3361.4000654220581" table:style-name="ce5">
            <text:p>3.361</text:p>
          </table:table-cell>
          <table:table-cell office:value-type="float" office:value="731.0800142288208" table:style-name="ce5">
            <text:p>731</text:p>
          </table:table-cell>
          <table:table-cell office:value-type="float" office:value="0" table:style-name="ce5">
            <text:p>0</text:p>
          </table:table-cell>
          <table:table-cell office:value-type="float" office:value="4135.6000804901123" table:style-name="ce5">
            <text:p>4.136</text:p>
          </table:table-cell>
          <table:table-cell office:value-type="float" office:value="4202.2400817871094" table:style-name="ce5">
            <text:p>4.202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943.520076751709" table:style-name="ce5">
            <text:p>3.944</text:p>
          </table:table-cell>
          <table:table-cell office:value-type="float" office:value="3290.8400640487671" table:style-name="ce5">
            <text:p>3.291</text:p>
          </table:table-cell>
          <table:table-cell office:value-type="float" office:value="517.44001007080078" table:style-name="ce5">
            <text:p>517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4310.0400838851929" table:style-name="ce5">
            <text:p>4.310</text:p>
          </table:table-cell>
          <table:table-cell office:value-type="float" office:value="2824.3600549697876" table:style-name="ce5">
            <text:p>2.824</text:p>
          </table:table-cell>
          <table:table-cell office:value-type="float" office:value="544.8800106048584" table:style-name="ce5">
            <text:p>545</text:p>
          </table:table-cell>
          <table:table-cell office:value-type="float" office:value="13.720000267028809" table:style-name="ce5">
            <text:p>1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6">
            <text:p>MARGEM DE ERRO PARA O TOTAL DO INDICADOR E2 – DIRETORES DE ESCOLAS URBANA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14" table:number-rows-spanned="1" table:style-name="ce8">
            <text:p>Total de diretores de escolas localizadas em áreas urbanas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2" table:style-name="ce10">
            <text:p>Percentual (%)</text:p>
          </table:table-cell>
          <table:covered-table-cell/>
          <table:table-cell office:value-type="string" table:number-columns-spanned="6" table:number-rows-spanned="1" table:style-name="ce10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10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10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10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10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10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10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10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1">
            <text:p>TOTAL</text:p>
          </table:table-cell>
          <table:covered-table-cell/>
          <table:table-cell office:value-type="float" office:value="5493.8801069259644" table:style-name="ce5">
            <text:p>5.494</text:p>
          </table:table-cell>
          <table:table-cell office:value-type="float" office:value="3943.520076751709" table:style-name="ce5">
            <text:p>3.944</text:p>
          </table:table-cell>
          <table:table-cell office:value-type="float" office:value="2977.2400579452515" table:style-name="ce5">
            <text:p>2.977</text:p>
          </table:table-cell>
          <table:table-cell office:value-type="float" office:value="919.24001789093018" table:style-name="ce5">
            <text:p>919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252.84000492095947" table:style-name="ce5">
            <text:p>253</text:p>
          </table:table-cell>
          <table:table-cell office:value-type="float" office:value="5039.1600980758667" table:style-name="ce5">
            <text:p>5.039</text:p>
          </table:table-cell>
          <table:table-cell office:value-type="float" office:value="4425.6800861358643" table:style-name="ce5">
            <text:p>4.426</text:p>
          </table:table-cell>
          <table:table-cell office:value-type="float" office:value="3722.0400724411011" table:style-name="ce5">
            <text:p>3.722</text:p>
          </table:table-cell>
          <table:table-cell office:value-type="float" office:value="664.44001293182373" table:style-name="ce5">
            <text:p>664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5489.9601068496704" table:style-name="ce5">
            <text:p>5.490</text:p>
          </table:table-cell>
          <table:table-cell office:value-type="float" office:value="4102.2800798416138" table:style-name="ce5">
            <text:p>4.102</text:p>
          </table:table-cell>
          <table:table-cell office:value-type="float" office:value="3039.9600591659546" table:style-name="ce5">
            <text:p>3.040</text:p>
          </table:table-cell>
          <table:table-cell office:value-type="float" office:value="689.92001342773438" table:style-name="ce5">
            <text:p>690</text:p>
          </table:table-cell>
          <table:table-cell office:value-type="string" table:style-name="ce5">
            <text:p>-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5589.920108795166" table:style-name="ce5">
            <text:p>5.590</text:p>
          </table:table-cell>
          <table:table-cell office:value-type="float" office:value="3729.880072593689" table:style-name="ce5">
            <text:p>3.730</text:p>
          </table:table-cell>
          <table:table-cell office:value-type="float" office:value="3002.7200584411621" table:style-name="ce5">
            <text:p>3.003</text:p>
          </table:table-cell>
          <table:table-cell office:value-type="float" office:value="562.52001094818115" table:style-name="ce5">
            <text:p>563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5627.1601095199585" table:style-name="ce5">
            <text:p>5.627</text:p>
          </table:table-cell>
          <table:table-cell office:value-type="float" office:value="3584.840069770813" table:style-name="ce5">
            <text:p>3.585</text:p>
          </table:table-cell>
          <table:table-cell office:value-type="float" office:value="3379.0400657653809" table:style-name="ce5">
            <text:p>3.379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260.68000507354736" table:style-name="ce5">
            <text:p>261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5619.3201093673706" table:style-name="ce5">
            <text:p>5.619</text:p>
          </table:table-cell>
          <table:table-cell office:value-type="float" office:value="2634.2400512695313" table:style-name="ce5">
            <text:p>2.634</text:p>
          </table:table-cell>
          <table:table-cell office:value-type="float" office:value="3908.2400760650635" table:style-name="ce5">
            <text:p>3.908</text:p>
          </table:table-cell>
          <table:table-cell office:value-type="float" office:value="972.16001892089844" table:style-name="ce5">
            <text:p>972</text:p>
          </table:table-cell>
          <table:table-cell office:value-type="float" office:value="339.08000659942627" table:style-name="ce5">
            <text:p>339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4513.880087852478" table:style-name="ce5">
            <text:p>4.514</text:p>
          </table:table-cell>
          <table:table-cell office:value-type="float" office:value="4694.2000913619995" table:style-name="ce5">
            <text:p>4.694</text:p>
          </table:table-cell>
          <table:table-cell office:value-type="float" office:value="4139.5200805664063" table:style-name="ce5">
            <text:p>4.140</text:p>
          </table:table-cell>
          <table:table-cell office:value-type="float" office:value="570.36001110076904" table:style-name="ce5">
            <text:p>570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537.8000688552856" table:style-name="ce5">
            <text:p>3.538</text:p>
          </table:table-cell>
          <table:table-cell office:value-type="float" office:value="4308.0800838470459" table:style-name="ce5">
            <text:p>4.308</text:p>
          </table:table-cell>
          <table:table-cell office:value-type="float" office:value="5241.0401020050049" table:style-name="ce5">
            <text:p>5.241</text:p>
          </table:table-cell>
          <table:table-cell office:value-type="float" office:value="554.68001079559326" table:style-name="ce5">
            <text:p>555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199.92000389099121" table:style-name="ce5">
            <text:p>20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9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166.5601005554199" table:style-name="ce5">
            <text:p>5.167</text:p>
          </table:table-cell>
          <table:table-cell office:value-type="float" office:value="3624.0400705337524" table:style-name="ce5">
            <text:p>3.624</text:p>
          </table:table-cell>
          <table:table-cell office:value-type="float" office:value="2751.8400535583496" table:style-name="ce5">
            <text:p>2.752</text:p>
          </table:table-cell>
          <table:table-cell office:value-type="float" office:value="362.60000705718994" table:style-name="ce5">
            <text:p>363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4294.3600835800171" table:style-name="ce5">
            <text:p>4.294</text:p>
          </table:table-cell>
          <table:table-cell office:value-type="float" office:value="4302.200083732605" table:style-name="ce5">
            <text:p>4.302</text:p>
          </table:table-cell>
          <table:table-cell office:value-type="float" office:value="3451.5600671768188" table:style-name="ce5">
            <text:p>3.452</text:p>
          </table:table-cell>
          <table:table-cell office:value-type="float" office:value="662.48001289367676" table:style-name="ce5">
            <text:p>662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5166.5601005554199" table:style-name="ce5">
            <text:p>5.167</text:p>
          </table:table-cell>
          <table:table-cell office:value-type="float" office:value="3686.7600717544556" table:style-name="ce5">
            <text:p>3.687</text:p>
          </table:table-cell>
          <table:table-cell office:value-type="float" office:value="2706.7600526809692" table:style-name="ce5">
            <text:p>2.707</text:p>
          </table:table-cell>
          <table:table-cell office:value-type="float" office:value="674.24001312255859" table:style-name="ce5">
            <text:p>6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489.9601068496704" table:style-name="ce5">
            <text:p>5.490</text:p>
          </table:table-cell>
          <table:table-cell office:value-type="float" office:value="2902.7600564956665" table:style-name="ce5">
            <text:p>2.903</text:p>
          </table:table-cell>
          <table:table-cell office:value-type="float" office:value="2644.0400514602661" table:style-name="ce5">
            <text:p>2.644</text:p>
          </table:table-cell>
          <table:table-cell office:value-type="float" office:value="560.56001091003418" table:style-name="ce5">
            <text:p>561</text:p>
          </table:table-cell>
          <table:table-cell office:value-type="float" office:value="0" table:style-name="ce5">
            <text:p>0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5194.0001010894775" table:style-name="ce5">
            <text:p>5.194</text:p>
          </table:table-cell>
          <table:table-cell office:value-type="float" office:value="3118.3600606918335" table:style-name="ce5">
            <text:p>3.118</text:p>
          </table:table-cell>
          <table:table-cell office:value-type="float" office:value="3296.720064163208" table:style-name="ce5">
            <text:p>3.297</text:p>
          </table:table-cell>
          <table:table-cell office:value-type="float" office:value="658.56001281738281" table:style-name="ce5">
            <text:p>659</text:p>
          </table:table-cell>
          <table:table-cell office:value-type="float" office:value="156.80000305175781" table:style-name="ce5">
            <text:p>157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5219.4801015853882" table:style-name="ce5">
            <text:p>5.219</text:p>
          </table:table-cell>
          <table:table-cell office:value-type="float" office:value="2581.320050239563" table:style-name="ce5">
            <text:p>2.581</text:p>
          </table:table-cell>
          <table:table-cell office:value-type="float" office:value="3537.8000688552856" table:style-name="ce5">
            <text:p>3.538</text:p>
          </table:table-cell>
          <table:table-cell office:value-type="float" office:value="950.60001850128174" table:style-name="ce5">
            <text:p>951</text:p>
          </table:table-cell>
          <table:table-cell office:value-type="float" office:value="339.08000659942627" table:style-name="ce5">
            <text:p>339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4182.6400814056396" table:style-name="ce5">
            <text:p>4.183</text:p>
          </table:table-cell>
          <table:table-cell office:value-type="float" office:value="4245.3600826263428" table:style-name="ce5">
            <text:p>4.245</text:p>
          </table:table-cell>
          <table:table-cell office:value-type="float" office:value="3665.2000713348389" table:style-name="ce5">
            <text:p>3.665</text:p>
          </table:table-cell>
          <table:table-cell office:value-type="float" office:value="564.48001098632813" table:style-name="ce5">
            <text:p>564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3228.120062828064" table:style-name="ce5">
            <text:p>3.228</text:p>
          </table:table-cell>
          <table:table-cell office:value-type="float" office:value="4018.0000782012939" table:style-name="ce5">
            <text:p>4.018</text:p>
          </table:table-cell>
          <table:table-cell office:value-type="float" office:value="4790.2400932312012" table:style-name="ce5">
            <text:p>4.790</text:p>
          </table:table-cell>
          <table:table-cell office:value-type="float" office:value="533.12001037597656" table:style-name="ce5">
            <text:p>533</text:p>
          </table:table-cell>
          <table:table-cell office:value-type="float" office:value="327.32000637054443" table:style-name="ce5">
            <text:p>327</text:p>
          </table:table-cell>
          <table:table-cell office:value-type="float" office:value="131.32000255584717" table:style-name="ce5">
            <text:p>13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973.3200578689575" table:style-name="ce5">
            <text:p>2.973</text:p>
          </table:table-cell>
          <table:table-cell office:value-type="float" office:value="1773.8000345230103" table:style-name="ce5">
            <text:p>1.774</text:p>
          </table:table-cell>
          <table:table-cell office:value-type="float" office:value="1205.4000234603882" table:style-name="ce5">
            <text:p>1.205</text:p>
          </table:table-cell>
          <table:table-cell office:value-type="float" office:value="862.40001678466797" table:style-name="ce5">
            <text:p>862</text:p>
          </table:table-cell>
          <table:table-cell office:value-type="float" office:value="0" table:style-name="ce5">
            <text:p>0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3153.640061378479" table:style-name="ce5">
            <text:p>3.154</text:p>
          </table:table-cell>
          <table:table-cell office:value-type="float" office:value="1340.6400260925293" table:style-name="ce5">
            <text:p>1.341</text:p>
          </table:table-cell>
          <table:table-cell office:value-type="float" office:value="1630.7200317382813" table:style-name="ce5">
            <text:p>1.631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08.6800546646118" table:style-name="ce5">
            <text:p>2.809</text:p>
          </table:table-cell>
          <table:table-cell office:value-type="float" office:value="2065.8400402069092" table:style-name="ce5">
            <text:p>2.066</text:p>
          </table:table-cell>
          <table:table-cell office:value-type="float" office:value="1470.0000286102295" table:style-name="ce5">
            <text:p>1.470</text:p>
          </table:table-cell>
          <table:table-cell office:value-type="float" office:value="156.80000305175781" table:style-name="ce5">
            <text:p>157</text:p>
          </table:table-cell>
          <table:table-cell office:value-type="string" table:style-name="ce5">
            <text:p>-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2395.1200466156006" table:style-name="ce5">
            <text:p>2.395</text:p>
          </table:table-cell>
          <table:table-cell office:value-type="float" office:value="2493.1200485229492" table:style-name="ce5">
            <text:p>2.493</text:p>
          </table:table-cell>
          <table:table-cell office:value-type="float" office:value="1511.1600294113159" table:style-name="ce5">
            <text:p>1.511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3124.2400608062744" table:style-name="ce5">
            <text:p>3.124</text:p>
          </table:table-cell>
          <table:table-cell office:value-type="float" office:value="1946.2800378799438" table:style-name="ce5">
            <text:p>1.946</text:p>
          </table:table-cell>
          <table:table-cell office:value-type="float" office:value="831.04001617431641" table:style-name="ce5">
            <text:p>831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207.7600040435791" table:style-name="ce5">
            <text:p>208</text:p>
          </table:table-cell>
          <table:table-cell office:value-type="float" office:value="0" table:style-name="ce5">
            <text:p>0</text:p>
          </table:table-cell>
          <table:table-cell office:value-type="float" office:value="3206.5600624084473" table:style-name="ce5">
            <text:p>3.207</text:p>
          </table:table-cell>
          <table:table-cell office:value-type="float" office:value="576.24001121520996" table:style-name="ce5">
            <text:p>576</text:p>
          </table:table-cell>
          <table:table-cell office:value-type="float" office:value="1830.6400356292725" table:style-name="ce5">
            <text:p>1.831</text:p>
          </table:table-cell>
          <table:table-cell office:value-type="float" office:value="211.68000411987305" table:style-name="ce5">
            <text:p>212</text:p>
          </table:table-cell>
          <table:table-cell office:value-type="float" office:value="0" table:style-name="ce5">
            <text:p>0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2095.2400407791138" table:style-name="ce5">
            <text:p>2.095</text:p>
          </table:table-cell>
          <table:table-cell office:value-type="float" office:value="2391.2000465393066" table:style-name="ce5">
            <text:p>2.391</text:p>
          </table:table-cell>
          <table:table-cell office:value-type="float" office:value="2146.2000417709351" table:style-name="ce5">
            <text:p>2.146</text:p>
          </table:table-cell>
          <table:table-cell office:value-type="float" office:value="86.240001678466797" table:style-name="ce5">
            <text:p>86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1544.4800300598145" table:style-name="ce5">
            <text:p>1.544</text:p>
          </table:table-cell>
          <table:table-cell office:value-type="float" office:value="2050.1600399017334" table:style-name="ce5">
            <text:p>2.050</text:p>
          </table:table-cell>
          <table:table-cell office:value-type="float" office:value="2747.9200534820557" table:style-name="ce5">
            <text:p>2.748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52.88000297546387" table:style-name="ce5">
            <text:p>153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9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2279.4800443649292" table:style-name="ce5">
            <text:p>2.279</text:p>
          </table:table-cell>
          <table:table-cell office:value-type="float" office:value="3167.3600616455078" table:style-name="ce5">
            <text:p>3.167</text:p>
          </table:table-cell>
          <table:table-cell office:value-type="float" office:value="1513.1200294494629" table:style-name="ce5">
            <text:p>1.513</text:p>
          </table:table-cell>
          <table:table-cell office:value-type="float" office:value="852.60001659393311" table:style-name="ce5">
            <text:p>853</text:p>
          </table:table-cell>
          <table:table-cell office:value-type="float" office:value="0" table:style-name="ce5">
            <text:p>0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2644.0400514602661" table:style-name="ce5">
            <text:p>2.644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1330.8400259017944" table:style-name="ce5">
            <text:p>1.331</text:p>
          </table:table-cell>
          <table:table-cell office:value-type="float" office:value="339.08000659942627" table:style-name="ce5">
            <text:p>339</text:p>
          </table:table-cell>
          <table:table-cell office:value-type="float" office:value="0" table:style-name="ce5">
            <text:p>0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3320.2400646209717" table:style-name="ce5">
            <text:p>3.320</text:p>
          </table:table-cell>
          <table:table-cell office:value-type="float" office:value="2208.9200429916382" table:style-name="ce5">
            <text:p>2.209</text:p>
          </table:table-cell>
          <table:table-cell office:value-type="float" office:value="1599.3600311279297" table:style-name="ce5">
            <text:p>1.599</text:p>
          </table:table-cell>
          <table:table-cell office:value-type="float" office:value="319.48000621795654" table:style-name="ce5">
            <text:p>3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24.2800588607788" table:style-name="ce5">
            <text:p>3.024</text:p>
          </table:table-cell>
          <table:table-cell office:value-type="float" office:value="2683.2400522232056" table:style-name="ce5">
            <text:p>2.683</text:p>
          </table:table-cell>
          <table:table-cell office:value-type="float" office:value="1360.240026473999" table:style-name="ce5">
            <text:p>1.360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3604.4400701522827" table:style-name="ce5">
            <text:p>3.604</text:p>
          </table:table-cell>
          <table:table-cell office:value-type="float" office:value="1724.8000335693359" table:style-name="ce5">
            <text:p>1.725</text:p>
          </table:table-cell>
          <table:table-cell office:value-type="float" office:value="1493.5200290679932" table:style-name="ce5">
            <text:p>1.494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2787.1200542449951" table:style-name="ce5">
            <text:p>2.787</text:p>
          </table:table-cell>
          <table:table-cell office:value-type="float" office:value="1440.6000280380249" table:style-name="ce5">
            <text:p>1.441</text:p>
          </table:table-cell>
          <table:table-cell office:value-type="float" office:value="2832.2000551223755" table:style-name="ce5">
            <text:p>2.832</text:p>
          </table:table-cell>
          <table:table-cell office:value-type="float" office:value="209.72000408172607" table:style-name="ce5">
            <text:p>210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748.3200340270996" table:style-name="ce5">
            <text:p>1.748</text:p>
          </table:table-cell>
          <table:table-cell office:value-type="float" office:value="2973.3200578689575" table:style-name="ce5">
            <text:p>2.973</text:p>
          </table:table-cell>
          <table:table-cell office:value-type="float" office:value="2602.8800506591797" table:style-name="ce5">
            <text:p>2.603</text:p>
          </table:table-cell>
          <table:table-cell office:value-type="float" office:value="446.88000869750977" table:style-name="ce5">
            <text:p>447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2401.0000467300415" table:style-name="ce5">
            <text:p>2.401</text:p>
          </table:table-cell>
          <table:table-cell office:value-type="float" office:value="2255.9600439071655" table:style-name="ce5">
            <text:p>2.256</text:p>
          </table:table-cell>
          <table:table-cell office:value-type="float" office:value="2693.0400524139404" table:style-name="ce5">
            <text:p>2.693</text:p>
          </table:table-cell>
          <table:table-cell office:value-type="float" office:value="339.08000659942627" table:style-name="ce5">
            <text:p>339</text:p>
          </table:table-cell>
          <table:table-cell office:value-type="float" office:value="327.32000637054443" table:style-name="ce5">
            <text:p>327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4619.7200899124146" table:style-name="ce5">
            <text:p>4.620</text:p>
          </table:table-cell>
          <table:table-cell office:value-type="float" office:value="1854.1600360870361" table:style-name="ce5">
            <text:p>1.854</text:p>
          </table:table-cell>
          <table:table-cell office:value-type="float" office:value="2159.9200420379639" table:style-name="ce5">
            <text:p>2.160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3747.5200729370117" table:style-name="ce5">
            <text:p>3.748</text:p>
          </table:table-cell>
          <table:table-cell office:value-type="float" office:value="2587.2000503540039" table:style-name="ce5">
            <text:p>2.587</text:p>
          </table:table-cell>
          <table:table-cell office:value-type="float" office:value="3147.7600612640381" table:style-name="ce5">
            <text:p>3.148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4325.7200841903687" table:style-name="ce5">
            <text:p>4.326</text:p>
          </table:table-cell>
          <table:table-cell office:value-type="float" office:value="2853.7600555419922" table:style-name="ce5">
            <text:p>2.854</text:p>
          </table:table-cell>
          <table:table-cell office:value-type="float" office:value="1799.2800350189209" table:style-name="ce5">
            <text:p>1.799</text:p>
          </table:table-cell>
          <table:table-cell office:value-type="float" office:value="211.68000411987305" table:style-name="ce5">
            <text:p>2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53.0000925064087" table:style-name="ce5">
            <text:p>4.753</text:p>
          </table:table-cell>
          <table:table-cell office:value-type="float" office:value="1814.9600353240967" table:style-name="ce5">
            <text:p>1.815</text:p>
          </table:table-cell>
          <table:table-cell office:value-type="float" office:value="1834.5600357055664" table:style-name="ce5">
            <text:p>1.835</text:p>
          </table:table-cell>
          <table:table-cell office:value-type="float" office:value="425.32000827789307" table:style-name="ce5">
            <text:p>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13.9600839614868" table:style-name="ce5">
            <text:p>4.314</text:p>
          </table:table-cell>
          <table:table-cell office:value-type="float" office:value="2312.8000450134277" table:style-name="ce5">
            <text:p>2.313</text:p>
          </table:table-cell>
          <table:table-cell office:value-type="float" office:value="2489.2000484466553" table:style-name="ce5">
            <text:p>2.489</text:p>
          </table:table-cell>
          <table:table-cell office:value-type="float" office:value="196.00000381469727" table:style-name="ce5">
            <text:p>196</text:p>
          </table:table-cell>
          <table:table-cell office:value-type="float" office:value="0" table:style-name="ce5">
            <text:p>0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4664.8000907897949" table:style-name="ce5">
            <text:p>4.665</text:p>
          </table:table-cell>
          <table:table-cell office:value-type="float" office:value="2007.0400390625" table:style-name="ce5">
            <text:p>2.007</text:p>
          </table:table-cell>
          <table:table-cell office:value-type="float" office:value="1940.4000377655029" table:style-name="ce5">
            <text:p>1.940</text:p>
          </table:table-cell>
          <table:table-cell office:value-type="float" office:value="70.560001373291016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22.0400724411011" table:style-name="ce5">
            <text:p>3.722</text:p>
          </table:table-cell>
          <table:table-cell office:value-type="float" office:value="2924.3200569152832" table:style-name="ce5">
            <text:p>2.924</text:p>
          </table:table-cell>
          <table:table-cell office:value-type="float" office:value="2906.6800565719604" table:style-name="ce5">
            <text:p>2.907</text:p>
          </table:table-cell>
          <table:table-cell office:value-type="float" office:value="58.80000114440918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2159.9200420379639" table:style-name="ce5">
            <text:p>2.160</text:p>
          </table:table-cell>
          <table:table-cell office:value-type="float" office:value="3430.0000667572021" table:style-name="ce5">
            <text:p>3.430</text:p>
          </table:table-cell>
          <table:table-cell office:value-type="float" office:value="3724.000072479248" table:style-name="ce5">
            <text:p>3.724</text:p>
          </table:table-cell>
          <table:table-cell office:value-type="float" office:value="235.20000457763672" table:style-name="ce5">
            <text:p>235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31.32000255584717" table:style-name="ce5">
            <text:p>13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3449.6000671386719" table:style-name="ce5">
            <text:p>3.450</text:p>
          </table:table-cell>
          <table:table-cell office:value-type="float" office:value="1691.4800329208374" table:style-name="ce5">
            <text:p>1.691</text:p>
          </table:table-cell>
          <table:table-cell office:value-type="float" office:value="1513.1200294494629" table:style-name="ce5">
            <text:p>1.513</text:p>
          </table:table-cell>
          <table:table-cell office:value-type="float" office:value="378.28000736236572" table:style-name="ce5">
            <text:p>378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250.8800048828125" table:style-name="ce5">
            <text:p>251</text:p>
          </table:table-cell>
          <table:table-cell office:value-type="float" office:value="2887.0800561904907" table:style-name="ce5">
            <text:p>2.887</text:p>
          </table:table-cell>
          <table:table-cell office:value-type="float" office:value="2395.1200466156006" table:style-name="ce5">
            <text:p>2.395</text:p>
          </table:table-cell>
          <table:table-cell office:value-type="float" office:value="1803.2000350952148" table:style-name="ce5">
            <text:p>1.803</text:p>
          </table:table-cell>
          <table:table-cell office:value-type="float" office:value="570.36001110076904" table:style-name="ce5">
            <text:p>570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2849.8400554656982" table:style-name="ce5">
            <text:p>2.850</text:p>
          </table:table-cell>
          <table:table-cell office:value-type="float" office:value="2275.5600442886353" table:style-name="ce5">
            <text:p>2.276</text:p>
          </table:table-cell>
          <table:table-cell office:value-type="float" office:value="1965.8800382614136" table:style-name="ce5">
            <text:p>1.966</text:p>
          </table:table-cell>
          <table:table-cell office:value-type="float" office:value="576.24001121520996" table:style-name="ce5">
            <text:p>576</text:p>
          </table:table-cell>
          <table:table-cell office:value-type="string" table:style-name="ce5">
            <text:p>-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2953.7200574874878" table:style-name="ce5">
            <text:p>2.954</text:p>
          </table:table-cell>
          <table:table-cell office:value-type="float" office:value="2087.4000406265259" table:style-name="ce5">
            <text:p>2.087</text:p>
          </table:table-cell>
          <table:table-cell office:value-type="float" office:value="2036.4400396347046" table:style-name="ce5">
            <text:p>2.036</text:p>
          </table:table-cell>
          <table:table-cell office:value-type="float" office:value="366.52000713348389" table:style-name="ce5">
            <text:p>367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2900.8000564575195" table:style-name="ce5">
            <text:p>2.901</text:p>
          </table:table-cell>
          <table:table-cell office:value-type="float" office:value="2328.4800453186035" table:style-name="ce5">
            <text:p>2.328</text:p>
          </table:table-cell>
          <table:table-cell office:value-type="float" office:value="1846.3200359344482" table:style-name="ce5">
            <text:p>1.846</text:p>
          </table:table-cell>
          <table:table-cell office:value-type="float" office:value="568.40001106262207" table:style-name="ce5">
            <text:p>568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0" table:style-name="ce5">
            <text:p>0</text:p>
          </table:table-cell>
          <table:table-cell office:value-type="float" office:value="3253.6000633239746" table:style-name="ce5">
            <text:p>3.254</text:p>
          </table:table-cell>
          <table:table-cell office:value-type="float" office:value="1021.1600198745728" table:style-name="ce5">
            <text:p>1.021</text:p>
          </table:table-cell>
          <table:table-cell office:value-type="float" office:value="2132.4800415039063" table:style-name="ce5">
            <text:p>2.132</text:p>
          </table:table-cell>
          <table:table-cell office:value-type="float" office:value="948.64001846313477" table:style-name="ce5">
            <text:p>949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2391.2000465393066" table:style-name="ce5">
            <text:p>2.391</text:p>
          </table:table-cell>
          <table:table-cell office:value-type="float" office:value="2896.8800563812256" table:style-name="ce5">
            <text:p>2.897</text:p>
          </table:table-cell>
          <table:table-cell office:value-type="float" office:value="1842.4000358581543" table:style-name="ce5">
            <text:p>1.842</text:p>
          </table:table-cell>
          <table:table-cell office:value-type="float" office:value="350.84000682830811" table:style-name="ce5">
            <text:p>351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691.4800329208374" table:style-name="ce5">
            <text:p>1.691</text:p>
          </table:table-cell>
          <table:table-cell office:value-type="float" office:value="2063.8800401687622" table:style-name="ce5">
            <text:p>2.064</text:p>
          </table:table-cell>
          <table:table-cell office:value-type="float" office:value="3177.1600618362427" table:style-name="ce5">
            <text:p>3.177</text:p>
          </table:table-cell>
          <table:table-cell office:value-type="float" office:value="370.44000720977783" table:style-name="ce5">
            <text:p>370</text:p>
          </table:table-cell>
          <table:table-cell office:value-type="float" office:value="0" table:style-name="ce5">
            <text:p>0</text:p>
          </table:table-cell>
          <table:table-cell office:value-type="float" office:value="152.88000297546387" table:style-name="ce5">
            <text:p>153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9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791.440034866333" table:style-name="ce5">
            <text:p>1.791</text:p>
          </table:table-cell>
          <table:table-cell office:value-type="float" office:value="1381.8000268936157" table:style-name="ce5">
            <text:p>1.382</text:p>
          </table:table-cell>
          <table:table-cell office:value-type="float" office:value="1125.0400218963623" table:style-name="ce5">
            <text:p>1.1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64.0400323867798" table:style-name="ce5">
            <text:p>1.664</text:p>
          </table:table-cell>
          <table:table-cell office:value-type="float" office:value="1422.9600276947021" table:style-name="ce5">
            <text:p>1.423</text:p>
          </table:table-cell>
          <table:table-cell office:value-type="float" office:value="1315.1600255966187" table:style-name="ce5">
            <text:p>1.315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50.0400457382202" table:style-name="ce5">
            <text:p>2.350</text:p>
          </table:table-cell>
          <table:table-cell office:value-type="float" office:value="985.88001918792725" table:style-name="ce5">
            <text:p>986</text:p>
          </table:table-cell>
          <table:table-cell office:value-type="float" office:value="0" table:style-name="ce5">
            <text:p>0</text:p>
          </table:table-cell>
          <table:table-cell office:value-type="float" office:value="66.6400012969970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79.76003074646" table:style-name="ce5">
            <text:p>1.580</text:p>
          </table:table-cell>
          <table:table-cell office:value-type="float" office:value="1642.4800319671631" table:style-name="ce5">
            <text:p>1.642</text:p>
          </table:table-cell>
          <table:table-cell office:value-type="float" office:value="1111.3200216293335" table:style-name="ce5">
            <text:p>1.1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16.6800470352173" table:style-name="ce5">
            <text:p>2.417</text:p>
          </table:table-cell>
          <table:table-cell office:value-type="float" office:value="650.72001266479492" table:style-name="ce5">
            <text:p>651</text:p>
          </table:table-cell>
          <table:table-cell office:value-type="float" office:value="476.2800092697143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36.4000415802002" table:style-name="ce5">
            <text:p>2.136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1228.9200239181519" table:style-name="ce5">
            <text:p>1.229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50.4000282287598" table:style-name="ce5">
            <text:p>1.450</text:p>
          </table:table-cell>
          <table:table-cell office:value-type="float" office:value="1268.1200246810913" table:style-name="ce5">
            <text:p>1.268</text:p>
          </table:table-cell>
          <table:table-cell office:value-type="float" office:value="1677.7600326538086" table:style-name="ce5">
            <text:p>1.6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40.6400260925293" table:style-name="ce5">
            <text:p>1.341</text:p>
          </table:table-cell>
          <table:table-cell office:value-type="float" office:value="1301.4400253295898" table:style-name="ce5">
            <text:p>1.301</text:p>
          </table:table-cell>
          <table:table-cell office:value-type="float" office:value="1701.2800331115723" table:style-name="ce5">
            <text:p>1.701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218.3200626373291" table:style-name="ce5">
            <text:p>3.218</text:p>
          </table:table-cell>
          <table:table-cell office:value-type="float" office:value="2589.1600503921509" table:style-name="ce5">
            <text:p>2.589</text:p>
          </table:table-cell>
          <table:table-cell office:value-type="float" office:value="1450.4000282287598" table:style-name="ce5">
            <text:p>1.450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2.8400430679321" table:style-name="ce5">
            <text:p>2.213</text:p>
          </table:table-cell>
          <table:table-cell office:value-type="float" office:value="2549.9600496292114" table:style-name="ce5">
            <text:p>2.550</text:p>
          </table:table-cell>
          <table:table-cell office:value-type="float" office:value="2779.2800540924072" table:style-name="ce5">
            <text:p>2.779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3872.960075378418" table:style-name="ce5">
            <text:p>3.873</text:p>
          </table:table-cell>
          <table:table-cell office:value-type="float" office:value="1538.6000299453735" table:style-name="ce5">
            <text:p>1.539</text:p>
          </table:table-cell>
          <table:table-cell office:value-type="float" office:value="1299.4800252914429" table:style-name="ce5">
            <text:p>1.299</text:p>
          </table:table-cell>
          <table:table-cell office:value-type="float" office:value="19.600000381469727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04.4400701522827" table:style-name="ce5">
            <text:p>3.604</text:p>
          </table:table-cell>
          <table:table-cell office:value-type="float" office:value="2216.7600431442261" table:style-name="ce5">
            <text:p>2.217</text:p>
          </table:table-cell>
          <table:table-cell office:value-type="float" office:value="1081.9200210571289" table:style-name="ce5">
            <text:p>1.082</text:p>
          </table:table-cell>
          <table:table-cell office:value-type="float" office:value="172.48000335693359" table:style-name="ce5">
            <text:p>1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57.2800750732422" table:style-name="ce5">
            <text:p>3.857</text:p>
          </table:table-cell>
          <table:table-cell office:value-type="float" office:value="1820.8400354385376" table:style-name="ce5">
            <text:p>1.821</text:p>
          </table:table-cell>
          <table:table-cell office:value-type="float" office:value="889.84001731872559" table:style-name="ce5">
            <text:p>890</text:p>
          </table:table-cell>
          <table:table-cell office:value-type="float" office:value="19.600000381469727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24.0800685882568" table:style-name="ce5">
            <text:p>3.524</text:p>
          </table:table-cell>
          <table:table-cell office:value-type="float" office:value="1230.8800239562988" table:style-name="ce5">
            <text:p>1.231</text:p>
          </table:table-cell>
          <table:table-cell office:value-type="float" office:value="2218.720043182373" table:style-name="ce5">
            <text:p>2.219</text:p>
          </table:table-cell>
          <table:table-cell office:value-type="float" office:value="341.04000663757324" table:style-name="ce5">
            <text:p>3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38.5200338363647" table:style-name="ce5">
            <text:p>1.739</text:p>
          </table:table-cell>
          <table:table-cell office:value-type="float" office:value="3194.8000621795654" table:style-name="ce5">
            <text:p>3.195</text:p>
          </table:table-cell>
          <table:table-cell office:value-type="float" office:value="2414.7200469970703" table:style-name="ce5">
            <text:p>2.415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2185.4000425338745" table:style-name="ce5">
            <text:p>2.185</text:p>
          </table:table-cell>
          <table:table-cell office:value-type="float" office:value="2745.9600534439087" table:style-name="ce5">
            <text:p>2.746</text:p>
          </table:table-cell>
          <table:table-cell office:value-type="float" office:value="2612.6800508499146" table:style-name="ce5">
            <text:p>2.613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466.8400869369507" table:style-name="ce5">
            <text:p>4.467</text:p>
          </table:table-cell>
          <table:table-cell office:value-type="float" office:value="2634.2400512695313" table:style-name="ce5">
            <text:p>2.634</text:p>
          </table:table-cell>
          <table:table-cell office:value-type="float" office:value="1965.8800382614136" table:style-name="ce5">
            <text:p>1.966</text:p>
          </table:table-cell>
          <table:table-cell office:value-type="float" office:value="917.2800178527832" table:style-name="ce5">
            <text:p>917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154.84000301361084" table:style-name="ce5">
            <text:p>155</text:p>
          </table:table-cell>
          <table:table-cell office:value-type="float" office:value="4233.6000823974609" table:style-name="ce5">
            <text:p>4.234</text:p>
          </table:table-cell>
          <table:table-cell office:value-type="float" office:value="3349.6400651931763" table:style-name="ce5">
            <text:p>3.350</text:p>
          </table:table-cell>
          <table:table-cell office:value-type="float" office:value="2071.7200403213501" table:style-name="ce5">
            <text:p>2.072</text:p>
          </table:table-cell>
          <table:table-cell office:value-type="float" office:value="660.52001285552979" table:style-name="ce5">
            <text:p>661</text:p>
          </table:table-cell>
          <table:table-cell office:value-type="float" office:value="0" table:style-name="ce5">
            <text:p>0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3833.7600746154785" table:style-name="ce5">
            <text:p>3.834</text:p>
          </table:table-cell>
          <table:table-cell office:value-type="float" office:value="3578.9600696563721" table:style-name="ce5">
            <text:p>3.579</text:p>
          </table:table-cell>
          <table:table-cell office:value-type="float" office:value="2252.0400438308716" table:style-name="ce5">
            <text:p>2.252</text:p>
          </table:table-cell>
          <table:table-cell office:value-type="float" office:value="687.9600133895874" table:style-name="ce5">
            <text:p>6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08.0400857925415" table:style-name="ce5">
            <text:p>4.408</text:p>
          </table:table-cell>
          <table:table-cell office:value-type="float" office:value="2673.4400520324707" table:style-name="ce5">
            <text:p>2.673</text:p>
          </table:table-cell>
          <table:table-cell office:value-type="float" office:value="2022.7200393676758" table:style-name="ce5">
            <text:p>2.023</text:p>
          </table:table-cell>
          <table:table-cell office:value-type="float" office:value="535.08001041412354" table:style-name="ce5">
            <text:p>535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4117.9600801467896" table:style-name="ce5">
            <text:p>4.118</text:p>
          </table:table-cell>
          <table:table-cell office:value-type="float" office:value="2667.5600519180298" table:style-name="ce5">
            <text:p>2.668</text:p>
          </table:table-cell>
          <table:table-cell office:value-type="float" office:value="2793.000054359436" table:style-name="ce5">
            <text:p>2.793</text:p>
          </table:table-cell>
          <table:table-cell office:value-type="float" office:value="682.08001327514648" table:style-name="ce5">
            <text:p>682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4319.8400840759277" table:style-name="ce5">
            <text:p>4.320</text:p>
          </table:table-cell>
          <table:table-cell office:value-type="float" office:value="2293.200044631958" table:style-name="ce5">
            <text:p>2.293</text:p>
          </table:table-cell>
          <table:table-cell office:value-type="float" office:value="2612.6800508499146" table:style-name="ce5">
            <text:p>2.613</text:p>
          </table:table-cell>
          <table:table-cell office:value-type="float" office:value="911.40001773834229" table:style-name="ce5">
            <text:p>911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3749.4800729751587" table:style-name="ce5">
            <text:p>3.749</text:p>
          </table:table-cell>
          <table:table-cell office:value-type="float" office:value="3414.3200664520264" table:style-name="ce5">
            <text:p>3.414</text:p>
          </table:table-cell>
          <table:table-cell office:value-type="float" office:value="2892.9600563049316" table:style-name="ce5">
            <text:p>2.893</text:p>
          </table:table-cell>
          <table:table-cell office:value-type="float" office:value="568.40001106262207" table:style-name="ce5">
            <text:p>568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2499.0000486373901" table:style-name="ce5">
            <text:p>2.499</text:p>
          </table:table-cell>
          <table:table-cell office:value-type="float" office:value="3290.8400640487671" table:style-name="ce5">
            <text:p>3.291</text:p>
          </table:table-cell>
          <table:table-cell office:value-type="float" office:value="4021.9200782775879" table:style-name="ce5">
            <text:p>4.022</text:p>
          </table:table-cell>
          <table:table-cell office:value-type="float" office:value="552.72001075744629" table:style-name="ce5">
            <text:p>553</text:p>
          </table:table-cell>
          <table:table-cell office:value-type="float" office:value="54.880001068115234" table:style-name="ce5">
            <text:p>55</text:p>
          </table:table-cell>
          <table:table-cell office:value-type="float" office:value="199.92000389099121" table:style-name="ce5">
            <text:p>20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9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3206.5600624084473" table:style-name="ce5">
            <text:p>3.207</text:p>
          </table:table-cell>
          <table:table-cell office:value-type="float" office:value="2824.3600549697876" table:style-name="ce5">
            <text:p>2.824</text:p>
          </table:table-cell>
          <table:table-cell office:value-type="float" office:value="1571.9200305938721" table:style-name="ce5">
            <text:p>1.572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2124.6400413513184" table:style-name="ce5">
            <text:p>2.125</text:p>
          </table:table-cell>
          <table:table-cell office:value-type="float" office:value="3059.5600595474243" table:style-name="ce5">
            <text:p>3.060</text:p>
          </table:table-cell>
          <table:table-cell office:value-type="float" office:value="2642.0800514221191" table:style-name="ce5">
            <text:p>2.642</text:p>
          </table:table-cell>
          <table:table-cell office:value-type="float" office:value="23.520000457763672" table:style-name="ce5">
            <text:p>24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4021.9200782775879" table:style-name="ce5">
            <text:p>4.022</text:p>
          </table:table-cell>
          <table:table-cell office:value-type="float" office:value="1891.4000368118286" table:style-name="ce5">
            <text:p>1.891</text:p>
          </table:table-cell>
          <table:table-cell office:value-type="float" office:value="1085.8400211334229" table:style-name="ce5">
            <text:p>1.086</text:p>
          </table:table-cell>
          <table:table-cell office:value-type="float" office:value="66.6400012969970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31.8400726318359" table:style-name="ce5">
            <text:p>3.732</text:p>
          </table:table-cell>
          <table:table-cell office:value-type="float" office:value="2077.600040435791" table:style-name="ce5">
            <text:p>2.078</text:p>
          </table:table-cell>
          <table:table-cell office:value-type="float" office:value="1624.8400316238403" table:style-name="ce5">
            <text:p>1.6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4151.2800807952881" table:style-name="ce5">
            <text:p>4.151</text:p>
          </table:table-cell>
          <table:table-cell office:value-type="float" office:value="1550.3600301742554" table:style-name="ce5">
            <text:p>1.550</text:p>
          </table:table-cell>
          <table:table-cell office:value-type="float" office:value="1142.6800222396851" table:style-name="ce5">
            <text:p>1.1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39.800066947937" table:style-name="ce5">
            <text:p>3.440</text:p>
          </table:table-cell>
          <table:table-cell office:value-type="float" office:value="1213.2400236129761" table:style-name="ce5">
            <text:p>1.213</text:p>
          </table:table-cell>
          <table:table-cell office:value-type="float" office:value="2612.6800508499146" table:style-name="ce5">
            <text:p>2.613</text:p>
          </table:table-cell>
          <table:table-cell office:value-type="float" office:value="697.76001358032227" table:style-name="ce5">
            <text:p>698</text:p>
          </table:table-cell>
          <table:table-cell office:value-type="float" office:value="0" table:style-name="ce5">
            <text:p>0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905.1200370788574" table:style-name="ce5">
            <text:p>1.905</text:p>
          </table:table-cell>
          <table:table-cell office:value-type="float" office:value="2936.080057144165" table:style-name="ce5">
            <text:p>2.936</text:p>
          </table:table-cell>
          <table:table-cell office:value-type="float" office:value="2908.6400566101074" table:style-name="ce5">
            <text:p>2.909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2649.920051574707" table:style-name="ce5">
            <text:p>2.650</text:p>
          </table:table-cell>
          <table:table-cell office:value-type="float" office:value="3022.3200588226318" table:style-name="ce5">
            <text:p>3.022</text:p>
          </table:table-cell>
          <table:table-cell office:value-type="float" office:value="2138.3600416183472" table:style-name="ce5">
            <text:p>2.138</text:p>
          </table:table-cell>
          <table:table-cell office:value-type="float" office:value="17.640000343322754" table:style-name="ce5">
            <text:p>18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267.3200635910034" table:style-name="ce5">
            <text:p>3.267</text:p>
          </table:table-cell>
          <table:table-cell office:value-type="float" office:value="2281.4400444030762" table:style-name="ce5">
            <text:p>2.281</text:p>
          </table:table-cell>
          <table:table-cell office:value-type="float" office:value="2036.4400396347046" table:style-name="ce5">
            <text:p>2.036</text:p>
          </table:table-cell>
          <table:table-cell office:value-type="float" office:value="49.000000953674316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3279.0800638198853" table:style-name="ce5">
            <text:p>3.279</text:p>
          </table:table-cell>
          <table:table-cell office:value-type="float" office:value="2387.2800464630127" table:style-name="ce5">
            <text:p>2.387</text:p>
          </table:table-cell>
          <table:table-cell office:value-type="float" office:value="1865.920036315918" table:style-name="ce5">
            <text:p>1.866</text:p>
          </table:table-cell>
          <table:table-cell office:value-type="float" office:value="486.08000946044922" table:style-name="ce5">
            <text:p>486</text:p>
          </table:table-cell>
          <table:table-cell office:value-type="float" office:value="0" table:style-name="ce5">
            <text:p>0</text:p>
          </table:table-cell>
          <table:table-cell office:value-type="float" office:value="47.040000915527344" table:style-name="ce5">
            <text:p>47</text:p>
          </table:table-cell>
          <table:table-cell office:value-type="float" office:value="3381.0000658035278" table:style-name="ce5">
            <text:p>3.381</text:p>
          </table:table-cell>
          <table:table-cell office:value-type="float" office:value="2077.600040435791" table:style-name="ce5">
            <text:p>2.078</text:p>
          </table:table-cell>
          <table:table-cell office:value-type="float" office:value="2022.7200393676758" table:style-name="ce5">
            <text:p>2.023</text:p>
          </table:table-cell>
          <table:table-cell office:value-type="float" office:value="323.40000629425049" table:style-name="ce5">
            <text:p>3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83.080060005188" table:style-name="ce5">
            <text:p>3.083</text:p>
          </table:table-cell>
          <table:table-cell office:value-type="float" office:value="2700.8800525665283" table:style-name="ce5">
            <text:p>2.701</text:p>
          </table:table-cell>
          <table:table-cell office:value-type="float" office:value="1762.0400342941284" table:style-name="ce5">
            <text:p>1.762</text:p>
          </table:table-cell>
          <table:table-cell office:value-type="float" office:value="421.40000820159912" table:style-name="ce5">
            <text:p>4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88.7600698471069" table:style-name="ce5">
            <text:p>3.589</text:p>
          </table:table-cell>
          <table:table-cell office:value-type="float" office:value="2005.080039024353" table:style-name="ce5">
            <text:p>2.005</text:p>
          </table:table-cell>
          <table:table-cell office:value-type="float" office:value="1601.3200311660767" table:style-name="ce5">
            <text:p>1.601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14.3600645065308" table:style-name="ce5">
            <text:p>3.314</text:p>
          </table:table-cell>
          <table:table-cell office:value-type="float" office:value="1887.4800367355347" table:style-name="ce5">
            <text:p>1.887</text:p>
          </table:table-cell>
          <table:table-cell office:value-type="float" office:value="2234.4000434875488" table:style-name="ce5">
            <text:p>2.234</text:p>
          </table:table-cell>
          <table:table-cell office:value-type="float" office:value="348.88000679016113" table:style-name="ce5">
            <text:p>3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67.6000499725342" table:style-name="ce5">
            <text:p>2.568</text:p>
          </table:table-cell>
          <table:table-cell office:value-type="float" office:value="3071.3200597763062" table:style-name="ce5">
            <text:p>3.071</text:p>
          </table:table-cell>
          <table:table-cell office:value-type="float" office:value="2046.2400398254395" table:style-name="ce5">
            <text:p>2.046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0" table:style-name="ce5">
            <text:p>0</text:p>
          </table:table-cell>
          <table:table-cell office:value-type="float" office:value="133.28000259399414" table:style-name="ce5">
            <text:p>133</text:p>
          </table:table-cell>
          <table:table-cell office:value-type="float" office:value="1993.3200387954712" table:style-name="ce5">
            <text:p>1.993</text:p>
          </table:table-cell>
          <table:table-cell office:value-type="float" office:value="2336.3200454711914" table:style-name="ce5">
            <text:p>2.336</text:p>
          </table:table-cell>
          <table:table-cell office:value-type="float" office:value="3294.760064125061" table:style-name="ce5">
            <text:p>3.295</text:p>
          </table:table-cell>
          <table:table-cell office:value-type="float" office:value="346.92000675201416" table:style-name="ce5">
            <text:p>347</text:p>
          </table:table-cell>
          <table:table-cell office:value-type="float" office:value="0" table:style-name="ce5">
            <text:p>0</text:p>
          </table:table-cell>
          <table:table-cell office:value-type="float" office:value="131.32000255584717" table:style-name="ce5">
            <text:p>13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823.9600744247437" table:style-name="ce5">
            <text:p>3.824</text:p>
          </table:table-cell>
          <table:table-cell office:value-type="float" office:value="1603.2800312042236" table:style-name="ce5">
            <text:p>1.603</text:p>
          </table:table-cell>
          <table:table-cell office:value-type="float" office:value="1489.6000289916992" table:style-name="ce5">
            <text:p>1.490</text:p>
          </table:table-cell>
          <table:table-cell office:value-type="float" office:value="915.32001781463623" table:style-name="ce5">
            <text:p>915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152.88000297546387" table:style-name="ce5">
            <text:p>153</text:p>
          </table:table-cell>
          <table:table-cell office:value-type="float" office:value="3335.9200649261475" table:style-name="ce5">
            <text:p>3.336</text:p>
          </table:table-cell>
          <table:table-cell office:value-type="float" office:value="2585.2400503158569" table:style-name="ce5">
            <text:p>2.585</text:p>
          </table:table-cell>
          <table:table-cell office:value-type="float" office:value="1828.6800355911255" table:style-name="ce5">
            <text:p>1.829</text:p>
          </table:table-cell>
          <table:table-cell office:value-type="float" office:value="446.88000869750977" table:style-name="ce5">
            <text:p>4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43.8800592422485" table:style-name="ce5">
            <text:p>3.044</text:p>
          </table:table-cell>
          <table:table-cell office:value-type="float" office:value="2920.4000568389893" table:style-name="ce5">
            <text:p>2.920</text:p>
          </table:table-cell>
          <table:table-cell office:value-type="float" office:value="1795.360034942627" table:style-name="ce5">
            <text:p>1.795</text:p>
          </table:table-cell>
          <table:table-cell office:value-type="float" office:value="607.60001182556152" table:style-name="ce5">
            <text:p>6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27.8800745010376" table:style-name="ce5">
            <text:p>3.828</text:p>
          </table:table-cell>
          <table:table-cell office:value-type="float" office:value="1781.6400346755981" table:style-name="ce5">
            <text:p>1.782</text:p>
          </table:table-cell>
          <table:table-cell office:value-type="float" office:value="1562.1200304031372" table:style-name="ce5">
            <text:p>1.562</text:p>
          </table:table-cell>
          <table:table-cell office:value-type="float" office:value="370.44000720977783" table:style-name="ce5">
            <text:p>370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0" table:style-name="ce5">
            <text:p>0</text:p>
          </table:table-cell>
          <table:table-cell office:value-type="float" office:value="3075.2400598526001" table:style-name="ce5">
            <text:p>3.075</text:p>
          </table:table-cell>
          <table:table-cell office:value-type="float" office:value="2212.8400430679321" table:style-name="ce5">
            <text:p>2.213</text:p>
          </table:table-cell>
          <table:table-cell office:value-type="float" office:value="2587.2000503540039" table:style-name="ce5">
            <text:p>2.587</text:p>
          </table:table-cell>
          <table:table-cell office:value-type="float" office:value="597.80001163482666" table:style-name="ce5">
            <text:p>598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135.24000263214111" table:style-name="ce5">
            <text:p>135</text:p>
          </table:table-cell>
          <table:table-cell office:value-type="float" office:value="3831.8000745773315" table:style-name="ce5">
            <text:p>3.832</text:p>
          </table:table-cell>
          <table:table-cell office:value-type="float" office:value="1477.8400287628174" table:style-name="ce5">
            <text:p>1.478</text:p>
          </table:table-cell>
          <table:table-cell office:value-type="float" office:value="1824.7600355148315" table:style-name="ce5">
            <text:p>1.825</text:p>
          </table:table-cell>
          <table:table-cell office:value-type="float" office:value="582.12001132965088" table:style-name="ce5">
            <text:p>582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3098.7600603103638" table:style-name="ce5">
            <text:p>3.099</text:p>
          </table:table-cell>
          <table:table-cell office:value-type="float" office:value="2734.2000532150269" table:style-name="ce5">
            <text:p>2.734</text:p>
          </table:table-cell>
          <table:table-cell office:value-type="float" office:value="2142.2800416946411" table:style-name="ce5">
            <text:p>2.142</text:p>
          </table:table-cell>
          <table:table-cell office:value-type="float" office:value="472.36000919342041" table:style-name="ce5">
            <text:p>472</text:p>
          </table:table-cell>
          <table:table-cell office:value-type="float" office:value="82.320001602172852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float" office:value="1454.3200283050537" table:style-name="ce5">
            <text:p>1.454</text:p>
          </table:table-cell>
          <table:table-cell office:value-type="float" office:value="2455.8800477981567" table:style-name="ce5">
            <text:p>2.456</text:p>
          </table:table-cell>
          <table:table-cell office:value-type="float" office:value="3557.4000692367554" table:style-name="ce5">
            <text:p>3.557</text:p>
          </table:table-cell>
          <table:table-cell office:value-type="float" office:value="433.16000843048096" table:style-name="ce5">
            <text:p>433</text:p>
          </table:table-cell>
          <table:table-cell office:value-type="float" office:value="47.040000915527344" table:style-name="ce5">
            <text:p>47</text:p>
          </table:table-cell>
          <table:table-cell office:value-type="float" office:value="152.88000297546387" table:style-name="ce5">
            <text:p>153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9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78.12001514434814" table:style-name="ce5">
            <text:p>778</text:p>
          </table:table-cell>
          <table:table-cell office:value-type="float" office:value="564.48001098632813" table:style-name="ce5">
            <text:p>564</text:p>
          </table:table-cell>
          <table:table-cell office:value-type="float" office:value="840.84001636505127" table:style-name="ce5">
            <text:p>841</text:p>
          </table:table-cell>
          <table:table-cell office:value-type="float" office:value="80.360001564025879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1.44001579284668" table:style-name="ce5">
            <text:p>811</text:p>
          </table:table-cell>
          <table:table-cell office:value-type="float" office:value="950.60001850128174" table:style-name="ce5">
            <text:p>951</text:p>
          </table:table-cell>
          <table:table-cell office:value-type="float" office:value="403.76000785827637" table:style-name="ce5">
            <text:p>404</text:p>
          </table:table-cell>
          <table:table-cell office:value-type="float" office:value="88.20000171661377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40.7200222015381" table:style-name="ce5">
            <text:p>1.141</text:p>
          </table:table-cell>
          <table:table-cell office:value-type="float" office:value="364.56000709533691" table:style-name="ce5">
            <text:p>365</text:p>
          </table:table-cell>
          <table:table-cell office:value-type="float" office:value="170.52000331878662" table:style-name="ce5">
            <text:p>171</text:p>
          </table:table-cell>
          <table:table-cell office:value-type="float" office:value="41.160000801086426" table:style-name="ce5">
            <text:p>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2.40001678466797" table:style-name="ce5">
            <text:p>862</text:p>
          </table:table-cell>
          <table:table-cell office:value-type="float" office:value="872.20001697540283" table:style-name="ce5">
            <text:p>872</text:p>
          </table:table-cell>
          <table:table-cell office:value-type="float" office:value="231.28000450134277" table:style-name="ce5">
            <text:p>2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54.4400224685669" table:style-name="ce5">
            <text:p>1.154</text:p>
          </table:table-cell>
          <table:table-cell office:value-type="float" office:value="229.3200044631958" table:style-name="ce5">
            <text:p>229</text:p>
          </table:table-cell>
          <table:table-cell office:value-type="float" office:value="178.36000347137451" table:style-name="ce5">
            <text:p>178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48.560022354126" table:style-name="ce5">
            <text:p>1.149</text:p>
          </table:table-cell>
          <table:table-cell office:value-type="float" office:value="364.56000709533691" table:style-name="ce5">
            <text:p>365</text:p>
          </table:table-cell>
          <table:table-cell office:value-type="float" office:value="178.36000347137451" table:style-name="ce5">
            <text:p>178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0.60001850128174" table:style-name="ce5">
            <text:p>951</text:p>
          </table:table-cell>
          <table:table-cell office:value-type="float" office:value="746.76001453399658" table:style-name="ce5">
            <text:p>747</text:p>
          </table:table-cell>
          <table:table-cell office:value-type="float" office:value="495.88000965118408" table:style-name="ce5">
            <text:p>496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7.76001358032227" table:style-name="ce5">
            <text:p>698</text:p>
          </table:table-cell>
          <table:table-cell office:value-type="float" office:value="603.68001174926758" table:style-name="ce5">
            <text:p>604</text:p>
          </table:table-cell>
          <table:table-cell office:value-type="float" office:value="970.20001888275146" table:style-name="ce5">
            <text:p>970</text:p>
          </table:table-cell>
          <table:table-cell office:value-type="float" office:value="35.280000686645508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29.20001029968262" table:style-name="ce5">
            <text:p>529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460.60000896453857" table:style-name="ce5">
            <text:p>461</text:p>
          </table:table-cell>
          <table:table-cell office:value-type="float" office:value="15.680000305175781" table:style-name="ce5">
            <text:p>16</text:p>
          </table:table-cell>
          <table:table-cell office:value-type="float" office:value="11.76000022888183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523.3200101852417" table:style-name="ce5">
            <text:p>523</text:p>
          </table:table-cell>
          <table:table-cell office:value-type="float" office:value="727.16001415252686" table:style-name="ce5">
            <text:p>727</text:p>
          </table:table-cell>
          <table:table-cell office:value-type="float" office:value="480.2000093460083" table:style-name="ce5">
            <text:p>480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595.84001159667969" table:style-name="ce5">
            <text:p>596</text:p>
          </table:table-cell>
          <table:table-cell office:value-type="float" office:value="470.40000915527344" table:style-name="ce5">
            <text:p>470</text:p>
          </table:table-cell>
          <table:table-cell office:value-type="float" office:value="609.5600118637085" table:style-name="ce5">
            <text:p>6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9.36001205444336" table:style-name="ce5">
            <text:p>619</text:p>
          </table:table-cell>
          <table:table-cell office:value-type="float" office:value="615.44001197814941" table:style-name="ce5">
            <text:p>615</text:p>
          </table:table-cell>
          <table:table-cell office:value-type="float" office:value="294.0000057220459" table:style-name="ce5">
            <text:p>2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1.92001152038574" table:style-name="ce5">
            <text:p>592</text:p>
          </table:table-cell>
          <table:table-cell office:value-type="float" office:value="460.60000896453857" table:style-name="ce5">
            <text:p>461</text:p>
          </table:table-cell>
          <table:table-cell office:value-type="float" office:value="603.68001174926758" table:style-name="ce5">
            <text:p>604</text:p>
          </table:table-cell>
          <table:table-cell office:value-type="float" office:value="129.3600025177002" table:style-name="ce5">
            <text:p>129</text:p>
          </table:table-cell>
          <table:table-cell office:value-type="float" office:value="0" table:style-name="ce5">
            <text:p>0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666.4000129699707" table:style-name="ce5">
            <text:p>666</text:p>
          </table:table-cell>
          <table:table-cell office:value-type="float" office:value="233.24000453948975" table:style-name="ce5">
            <text:p>233</text:p>
          </table:table-cell>
          <table:table-cell office:value-type="float" office:value="623.2800121307373" table:style-name="ce5">
            <text:p>623</text:p>
          </table:table-cell>
          <table:table-cell office:value-type="float" office:value="39.200000762939453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6.88000869750977" table:style-name="ce5">
            <text:p>447</text:p>
          </table:table-cell>
          <table:table-cell office:value-type="float" office:value="482.16000938415527" table:style-name="ce5">
            <text:p>482</text:p>
          </table:table-cell>
          <table:table-cell office:value-type="float" office:value="784.00001525878906" table:style-name="ce5">
            <text:p>784</text:p>
          </table:table-cell>
          <table:table-cell office:value-type="float" office:value="37.24000072479248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21.560000419616699" table:style-name="ce5">
            <text:p>22</text:p>
          </table:table-cell>
          <table:table-cell office:value-type="float" office:value="499.80000972747803" table:style-name="ce5">
            <text:p>500</text:p>
          </table:table-cell>
          <table:table-cell office:value-type="float" office:value="521.36001014709473" table:style-name="ce5">
            <text:p>521</text:p>
          </table:table-cell>
          <table:table-cell office:value-type="float" office:value="699.72001361846924" table:style-name="ce5">
            <text:p>700</text:p>
          </table:table-cell>
          <table:table-cell office:value-type="float" office:value="199.92000389099121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573.4800500869751" table:style-name="ce5">
            <text:p>2.573</text:p>
          </table:table-cell>
          <table:table-cell office:value-type="float" office:value="2338.2800455093384" table:style-name="ce5">
            <text:p>2.338</text:p>
          </table:table-cell>
          <table:table-cell office:value-type="float" office:value="1595.4400310516357" table:style-name="ce5">
            <text:p>1.595</text:p>
          </table:table-cell>
          <table:table-cell office:value-type="float" office:value="0" table:style-name="ce5">
            <text:p>0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2422.5600471496582" table:style-name="ce5">
            <text:p>2.423</text:p>
          </table:table-cell>
          <table:table-cell office:value-type="float" office:value="2716.5600528717041" table:style-name="ce5">
            <text:p>2.717</text:p>
          </table:table-cell>
          <table:table-cell office:value-type="float" office:value="1415.1200275421143" table:style-name="ce5">
            <text:p>1.415</text:p>
          </table:table-cell>
          <table:table-cell office:value-type="float" office:value="78.400001525878906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2769.4800539016724" table:style-name="ce5">
            <text:p>2.769</text:p>
          </table:table-cell>
          <table:table-cell office:value-type="float" office:value="2095.2400407791138" table:style-name="ce5">
            <text:p>2.095</text:p>
          </table:table-cell>
          <table:table-cell office:value-type="float" office:value="1372.0000267028809" table:style-name="ce5">
            <text:p>1.372</text:p>
          </table:table-cell>
          <table:table-cell office:value-type="float" office:value="196.00000381469727" table:style-name="ce5">
            <text:p>1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51.9600477218628" table:style-name="ce5">
            <text:p>2.452</text:p>
          </table:table-cell>
          <table:table-cell office:value-type="float" office:value="2344.1600456237793" table:style-name="ce5">
            <text:p>2.344</text:p>
          </table:table-cell>
          <table:table-cell office:value-type="float" office:value="1667.9600324630737" table:style-name="ce5">
            <text:p>1.668</text:p>
          </table:table-cell>
          <table:table-cell office:value-type="float" office:value="388.08000755310059" table:style-name="ce5">
            <text:p>3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04.7600545883179" table:style-name="ce5">
            <text:p>2.805</text:p>
          </table:table-cell>
          <table:table-cell office:value-type="float" office:value="2014.8800392150879" table:style-name="ce5">
            <text:p>2.015</text:p>
          </table:table-cell>
          <table:table-cell office:value-type="float" office:value="1511.1600294113159" table:style-name="ce5">
            <text:p>1.511</text:p>
          </table:table-cell>
          <table:table-cell office:value-type="float" office:value="0" table:style-name="ce5">
            <text:p>0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2726.360053062439" table:style-name="ce5">
            <text:p>2.726</text:p>
          </table:table-cell>
          <table:table-cell office:value-type="float" office:value="1897.2800369262695" table:style-name="ce5">
            <text:p>1.897</text:p>
          </table:table-cell>
          <table:table-cell office:value-type="float" office:value="1558.2000303268433" table:style-name="ce5">
            <text:p>1.558</text:p>
          </table:table-cell>
          <table:table-cell office:value-type="float" office:value="203.84000396728516" table:style-name="ce5">
            <text:p>204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0" table:style-name="ce5">
            <text:p>0</text:p>
          </table:table-cell>
          <table:table-cell office:value-type="float" office:value="2246.1600437164307" table:style-name="ce5">
            <text:p>2.246</text:p>
          </table:table-cell>
          <table:table-cell office:value-type="float" office:value="2806.7200546264648" table:style-name="ce5">
            <text:p>2.807</text:p>
          </table:table-cell>
          <table:table-cell office:value-type="float" office:value="1677.7600326538086" table:style-name="ce5">
            <text:p>1.678</text:p>
          </table:table-cell>
          <table:table-cell office:value-type="float" office:value="321.44000625610352" table:style-name="ce5">
            <text:p>321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0" table:style-name="ce5">
            <text:p>0</text:p>
          </table:table-cell>
          <table:table-cell office:value-type="float" office:value="2212.8400430679321" table:style-name="ce5">
            <text:p>2.213</text:p>
          </table:table-cell>
          <table:table-cell office:value-type="float" office:value="2279.4800443649292" table:style-name="ce5">
            <text:p>2.279</text:p>
          </table:table-cell>
          <table:table-cell office:value-type="float" office:value="2352.0000457763672" table:style-name="ce5">
            <text:p>2.352</text:p>
          </table:table-cell>
          <table:table-cell office:value-type="float" office:value="141.12000274658203" table:style-name="ce5">
            <text:p>141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429.6000862121582" table:style-name="ce5">
            <text:p>4.430</text:p>
          </table:table-cell>
          <table:table-cell office:value-type="float" office:value="2757.7200536727905" table:style-name="ce5">
            <text:p>2.758</text:p>
          </table:table-cell>
          <table:table-cell office:value-type="float" office:value="2120.7200412750244" table:style-name="ce5">
            <text:p>2.121</text:p>
          </table:table-cell>
          <table:table-cell office:value-type="float" office:value="899.64001750946045" table:style-name="ce5">
            <text:p>900</text:p>
          </table:table-cell>
          <table:table-cell office:value-type="float" office:value="0" table:style-name="ce5">
            <text:p>0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4059.1600790023804" table:style-name="ce5">
            <text:p>4.059</text:p>
          </table:table-cell>
          <table:table-cell office:value-type="float" office:value="2859.6400556564331" table:style-name="ce5">
            <text:p>2.860</text:p>
          </table:table-cell>
          <table:table-cell office:value-type="float" office:value="3228.120062828064" table:style-name="ce5">
            <text:p>3.228</text:p>
          </table:table-cell>
          <table:table-cell office:value-type="float" office:value="431.20000839233398" table:style-name="ce5">
            <text:p>4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92.4400815963745" table:style-name="ce5">
            <text:p>4.192</text:p>
          </table:table-cell>
          <table:table-cell office:value-type="float" office:value="3330.0400648117065" table:style-name="ce5">
            <text:p>3.330</text:p>
          </table:table-cell>
          <table:table-cell office:value-type="float" office:value="2336.3200454711914" table:style-name="ce5">
            <text:p>2.336</text:p>
          </table:table-cell>
          <table:table-cell office:value-type="float" office:value="550.76001071929932" table:style-name="ce5">
            <text:p>551</text:p>
          </table:table-cell>
          <table:table-cell office:value-type="string" table:style-name="ce5">
            <text:p>-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4621.6800899505615" table:style-name="ce5">
            <text:p>4.622</text:p>
          </table:table-cell>
          <table:table-cell office:value-type="float" office:value="2287.3200445175171" table:style-name="ce5">
            <text:p>2.287</text:p>
          </table:table-cell>
          <table:table-cell office:value-type="float" office:value="2306.9200448989868" table:style-name="ce5">
            <text:p>2.307</text:p>
          </table:table-cell>
          <table:table-cell office:value-type="float" office:value="380.2400074005127" table:style-name="ce5">
            <text:p>380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4329.6400842666626" table:style-name="ce5">
            <text:p>4.330</text:p>
          </table:table-cell>
          <table:table-cell office:value-type="float" office:value="2700.8800525665283" table:style-name="ce5">
            <text:p>2.701</text:p>
          </table:table-cell>
          <table:table-cell office:value-type="float" office:value="2812.6000547409058" table:style-name="ce5">
            <text:p>2.813</text:p>
          </table:table-cell>
          <table:table-cell office:value-type="float" office:value="535.08001041412354" table:style-name="ce5">
            <text:p>535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0" table:style-name="ce5">
            <text:p>0</text:p>
          </table:table-cell>
          <table:table-cell office:value-type="float" office:value="4413.9200859069824" table:style-name="ce5">
            <text:p>4.414</text:p>
          </table:table-cell>
          <table:table-cell office:value-type="float" office:value="1452.3600282669067" table:style-name="ce5">
            <text:p>1.452</text:p>
          </table:table-cell>
          <table:table-cell office:value-type="float" office:value="3332.0000648498535" table:style-name="ce5">
            <text:p>3.332</text:p>
          </table:table-cell>
          <table:table-cell office:value-type="float" office:value="631.1200122833252" table:style-name="ce5">
            <text:p>631</text:p>
          </table:table-cell>
          <table:table-cell office:value-type="float" office:value="0" table:style-name="ce5">
            <text:p>0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3665.2000713348389" table:style-name="ce5">
            <text:p>3.665</text:p>
          </table:table-cell>
          <table:table-cell office:value-type="float" office:value="3177.1600618362427" table:style-name="ce5">
            <text:p>3.177</text:p>
          </table:table-cell>
          <table:table-cell office:value-type="float" office:value="3424.1200666427612" table:style-name="ce5">
            <text:p>3.424</text:p>
          </table:table-cell>
          <table:table-cell office:value-type="float" office:value="317.52000617980957" table:style-name="ce5">
            <text:p>318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131.32000255584717" table:style-name="ce5">
            <text:p>131</text:p>
          </table:table-cell>
          <table:table-cell office:value-type="float" office:value="2563.6800498962402" table:style-name="ce5">
            <text:p>2.564</text:p>
          </table:table-cell>
          <table:table-cell office:value-type="float" office:value="3230.0800628662109" table:style-name="ce5">
            <text:p>3.230</text:p>
          </table:table-cell>
          <table:table-cell office:value-type="float" office:value="4172.8400812149048" table:style-name="ce5">
            <text:p>4.173</text:p>
          </table:table-cell>
          <table:table-cell office:value-type="float" office:value="370.44000720977783" table:style-name="ce5">
            <text:p>370</text:p>
          </table:table-cell>
          <table:table-cell office:value-type="float" office:value="33.320000648498535" table:style-name="ce5">
            <text:p>33</text:p>
          </table:table-cell>
          <table:table-cell office:value-type="float" office:value="199.92000389099121" table:style-name="ce5">
            <text:p>20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752.2400341033936" table:style-name="ce5">
            <text:p>1.752</text:p>
          </table:table-cell>
          <table:table-cell office:value-type="float" office:value="1295.5600252151489" table:style-name="ce5">
            <text:p>1.296</text:p>
          </table:table-cell>
          <table:table-cell office:value-type="float" office:value="950.60001850128174" table:style-name="ce5">
            <text:p>951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0" table:style-name="ce5">
            <text:p>0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458.2400283813477" table:style-name="ce5">
            <text:p>1.458</text:p>
          </table:table-cell>
          <table:table-cell office:value-type="float" office:value="1609.1600313186646" table:style-name="ce5">
            <text:p>1.609</text:p>
          </table:table-cell>
          <table:table-cell office:value-type="float" office:value="1017.2400197982788" table:style-name="ce5">
            <text:p>1.017</text:p>
          </table:table-cell>
          <table:table-cell office:value-type="float" office:value="488.04000949859619" table:style-name="ce5">
            <text:p>488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797.3200349807739" table:style-name="ce5">
            <text:p>1.797</text:p>
          </table:table-cell>
          <table:table-cell office:value-type="float" office:value="997.64001941680908" table:style-name="ce5">
            <text:p>998</text:p>
          </table:table-cell>
          <table:table-cell office:value-type="float" office:value="1226.9600238800049" table:style-name="ce5">
            <text:p>1.227</text:p>
          </table:table-cell>
          <table:table-cell office:value-type="float" office:value="364.56000709533691" table:style-name="ce5">
            <text:p>3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60.1200323104858" table:style-name="ce5">
            <text:p>1.660</text:p>
          </table:table-cell>
          <table:table-cell office:value-type="float" office:value="1430.80002784729" table:style-name="ce5">
            <text:p>1.431</text:p>
          </table:table-cell>
          <table:table-cell office:value-type="float" office:value="878.08001708984375" table:style-name="ce5">
            <text:p>878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0" table:style-name="ce5">
            <text:p>0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1836.5200357437134" table:style-name="ce5">
            <text:p>1.837</text:p>
          </table:table-cell>
          <table:table-cell office:value-type="float" office:value="1109.3600215911865" table:style-name="ce5">
            <text:p>1.109</text:p>
          </table:table-cell>
          <table:table-cell office:value-type="float" office:value="909.44001770019531" table:style-name="ce5">
            <text:p>909</text:p>
          </table:table-cell>
          <table:table-cell office:value-type="float" office:value="393.9600076675415" table:style-name="ce5">
            <text:p>3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99.3200330734253" table:style-name="ce5">
            <text:p>1.699</text:p>
          </table:table-cell>
          <table:table-cell office:value-type="float" office:value="1019.2000198364258" table:style-name="ce5">
            <text:p>1.019</text:p>
          </table:table-cell>
          <table:table-cell office:value-type="float" office:value="1146.600022315979" table:style-name="ce5">
            <text:p>1.147</text:p>
          </table:table-cell>
          <table:table-cell office:value-type="float" office:value="707.56001377105713" table:style-name="ce5">
            <text:p>708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891.80001735687256" table:style-name="ce5">
            <text:p>892</text:p>
          </table:table-cell>
          <table:table-cell office:value-type="float" office:value="1807.1200351715088" table:style-name="ce5">
            <text:p>1.807</text:p>
          </table:table-cell>
          <table:table-cell office:value-type="float" office:value="1317.1200256347656" table:style-name="ce5">
            <text:p>1.317</text:p>
          </table:table-cell>
          <table:table-cell office:value-type="float" office:value="344.96000671386719" table:style-name="ce5">
            <text:p>345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566.4400110244751" table:style-name="ce5">
            <text:p>566</text:p>
          </table:table-cell>
          <table:table-cell office:value-type="float" office:value="1515.0800294876099" table:style-name="ce5">
            <text:p>1.515</text:p>
          </table:table-cell>
          <table:table-cell office:value-type="float" office:value="1758.1200342178345" table:style-name="ce5">
            <text:p>1.758</text:p>
          </table:table-cell>
          <table:table-cell office:value-type="float" office:value="331.24000644683838" table:style-name="ce5">
            <text:p>331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9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131.6800804138184" table:style-name="ce5">
            <text:p>4.132</text:p>
          </table:table-cell>
          <table:table-cell office:value-type="float" office:value="2512.7200489044189" table:style-name="ce5">
            <text:p>2.513</text:p>
          </table:table-cell>
          <table:table-cell office:value-type="float" office:value="1597.4000310897827" table:style-name="ce5">
            <text:p>1.597</text:p>
          </table:table-cell>
          <table:table-cell office:value-type="float" office:value="850.64001655578613" table:style-name="ce5">
            <text:p>8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49.3600788116455" table:style-name="ce5">
            <text:p>4.049</text:p>
          </table:table-cell>
          <table:table-cell office:value-type="float" office:value="2575.4400501251221" table:style-name="ce5">
            <text:p>2.575</text:p>
          </table:table-cell>
          <table:table-cell office:value-type="float" office:value="1985.4800386428833" table:style-name="ce5">
            <text:p>1.985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94.6800680160522" table:style-name="ce5">
            <text:p>3.495</text:p>
          </table:table-cell>
          <table:table-cell office:value-type="float" office:value="3271.2400636672974" table:style-name="ce5">
            <text:p>3.271</text:p>
          </table:table-cell>
          <table:table-cell office:value-type="float" office:value="1901.2000370025635" table:style-name="ce5">
            <text:p>1.901</text:p>
          </table:table-cell>
          <table:table-cell office:value-type="float" office:value="319.48000621795654" table:style-name="ce5">
            <text:p>3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08.0800838470459" table:style-name="ce5">
            <text:p>4.308</text:p>
          </table:table-cell>
          <table:table-cell office:value-type="float" office:value="2487.2400484085083" table:style-name="ce5">
            <text:p>2.487</text:p>
          </table:table-cell>
          <table:table-cell office:value-type="float" office:value="1364.160026550293" table:style-name="ce5">
            <text:p>1.364</text:p>
          </table:table-cell>
          <table:table-cell office:value-type="float" office:value="174.44000339508057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33.8000726699829" table:style-name="ce5">
            <text:p>3.734</text:p>
          </table:table-cell>
          <table:table-cell office:value-type="float" office:value="2440.200047492981" table:style-name="ce5">
            <text:p>2.440</text:p>
          </table:table-cell>
          <table:table-cell office:value-type="float" office:value="2598.9600505828857" table:style-name="ce5">
            <text:p>2.599</text:p>
          </table:table-cell>
          <table:table-cell office:value-type="float" office:value="376.32000732421875" table:style-name="ce5">
            <text:p>376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4233.6000823974609" table:style-name="ce5">
            <text:p>4.234</text:p>
          </table:table-cell>
          <table:table-cell office:value-type="float" office:value="2303.0000448226929" table:style-name="ce5">
            <text:p>2.303</text:p>
          </table:table-cell>
          <table:table-cell office:value-type="float" office:value="1793.40003490448" table:style-name="ce5">
            <text:p>1.793</text:p>
          </table:table-cell>
          <table:table-cell office:value-type="float" office:value="386.12000751495361" table:style-name="ce5">
            <text:p>386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0" table:style-name="ce5">
            <text:p>0</text:p>
          </table:table-cell>
          <table:table-cell office:value-type="float" office:value="3500.5600681304932" table:style-name="ce5">
            <text:p>3.501</text:p>
          </table:table-cell>
          <table:table-cell office:value-type="float" office:value="3106.6000604629517" table:style-name="ce5">
            <text:p>3.107</text:p>
          </table:table-cell>
          <table:table-cell office:value-type="float" office:value="2306.9200448989868" table:style-name="ce5">
            <text:p>2.307</text:p>
          </table:table-cell>
          <table:table-cell office:value-type="float" office:value="454.72000885009766" table:style-name="ce5">
            <text:p>455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0" table:style-name="ce5">
            <text:p>0</text:p>
          </table:table-cell>
          <table:table-cell office:value-type="float" office:value="2234.4000434875488" table:style-name="ce5">
            <text:p>2.234</text:p>
          </table:table-cell>
          <table:table-cell office:value-type="float" office:value="2830.2400550842285" table:style-name="ce5">
            <text:p>2.830</text:p>
          </table:table-cell>
          <table:table-cell office:value-type="float" office:value="3774.9600734710693" table:style-name="ce5">
            <text:p>3.775</text:p>
          </table:table-cell>
          <table:table-cell office:value-type="float" office:value="352.80000686645508" table:style-name="ce5">
            <text:p>353</text:p>
          </table:table-cell>
          <table:table-cell office:value-type="float" office:value="325.36000633239746" table:style-name="ce5">
            <text:p>325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004.6800584793091" table:style-name="ce5">
            <text:p>3.005</text:p>
          </table:table-cell>
          <table:table-cell office:value-type="float" office:value="1477.8400287628174" table:style-name="ce5">
            <text:p>1.478</text:p>
          </table:table-cell>
          <table:table-cell office:value-type="float" office:value="535.08001041412354" table:style-name="ce5">
            <text:p>535</text:p>
          </table:table-cell>
          <table:table-cell office:value-type="float" office:value="145.04000282287598" table:style-name="ce5">
            <text:p>145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2679.3200521469116" table:style-name="ce5">
            <text:p>2.679</text:p>
          </table:table-cell>
          <table:table-cell office:value-type="float" office:value="2071.7200403213501" table:style-name="ce5">
            <text:p>2.072</text:p>
          </table:table-cell>
          <table:table-cell office:value-type="float" office:value="848.68001651763916" table:style-name="ce5">
            <text:p>849</text:p>
          </table:table-cell>
          <table:table-cell office:value-type="float" office:value="362.60000705718994" table:style-name="ce5">
            <text:p>363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3008.600058555603" table:style-name="ce5">
            <text:p>3.009</text:p>
          </table:table-cell>
          <table:table-cell office:value-type="float" office:value="1607.2000312805176" table:style-name="ce5">
            <text:p>1.607</text:p>
          </table:table-cell>
          <table:table-cell office:value-type="float" office:value="499.80000972747803" table:style-name="ce5">
            <text:p>500</text:p>
          </table:table-cell>
          <table:table-cell office:value-type="float" office:value="166.60000324249268" table:style-name="ce5">
            <text:p>1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81.2800521850586" table:style-name="ce5">
            <text:p>2.681</text:p>
          </table:table-cell>
          <table:table-cell office:value-type="float" office:value="1977.6400384902954" table:style-name="ce5">
            <text:p>1.978</text:p>
          </table:table-cell>
          <table:table-cell office:value-type="float" office:value="660.52001285552979" table:style-name="ce5">
            <text:p>661</text:p>
          </table:table-cell>
          <table:table-cell office:value-type="float" office:value="62.720001220703125" table:style-name="ce5">
            <text:p>63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2973.3200578689575" table:style-name="ce5">
            <text:p>2.973</text:p>
          </table:table-cell>
          <table:table-cell office:value-type="float" office:value="1626.8000316619873" table:style-name="ce5">
            <text:p>1.627</text:p>
          </table:table-cell>
          <table:table-cell office:value-type="float" office:value="686.00001335144043" table:style-name="ce5">
            <text:p>686</text:p>
          </table:table-cell>
          <table:table-cell office:value-type="float" office:value="143.080002784729" table:style-name="ce5">
            <text:p>1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16.4400587081909" table:style-name="ce5">
            <text:p>3.016</text:p>
          </table:table-cell>
          <table:table-cell office:value-type="float" office:value="985.88001918792725" table:style-name="ce5">
            <text:p>986</text:p>
          </table:table-cell>
          <table:table-cell office:value-type="float" office:value="1211.2800235748291" table:style-name="ce5">
            <text:p>1.211</text:p>
          </table:table-cell>
          <table:table-cell office:value-type="float" office:value="115.64000225067139" table:style-name="ce5">
            <text:p>116</text:p>
          </table:table-cell>
          <table:table-cell office:value-type="float" office:value="0" table:style-name="ce5">
            <text:p>0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2089.3600406646729" table:style-name="ce5">
            <text:p>2.089</text:p>
          </table:table-cell>
          <table:table-cell office:value-type="float" office:value="2534.2800493240356" table:style-name="ce5">
            <text:p>2.534</text:p>
          </table:table-cell>
          <table:table-cell office:value-type="float" office:value="1156.4000225067139" table:style-name="ce5">
            <text:p>1.156</text:p>
          </table:table-cell>
          <table:table-cell office:value-type="float" office:value="92.120001792907715" table:style-name="ce5">
            <text:p>92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1428.8400278091431" table:style-name="ce5">
            <text:p>1.429</text:p>
          </table:table-cell>
          <table:table-cell office:value-type="float" office:value="2010.9600391387939" table:style-name="ce5">
            <text:p>2.011</text:p>
          </table:table-cell>
          <table:table-cell office:value-type="float" office:value="2508.800048828125" table:style-name="ce5">
            <text:p>2.509</text:p>
          </table:table-cell>
          <table:table-cell office:value-type="float" office:value="392.00000762939453" table:style-name="ce5">
            <text:p>392</text:p>
          </table:table-cell>
          <table:table-cell office:value-type="float" office:value="43.120000839233398" table:style-name="ce5">
            <text:p>43</text:p>
          </table:table-cell>
          <table:table-cell office:value-type="float" office:value="131.32000255584717" table:style-name="ce5">
            <text:p>13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 <text:s/>̶ <text:s/>Públicas</text:p>
          </table:table-cell>
          <table:table-cell office:value-type="float" office:value="4639.3200902938843" table:style-name="ce5">
            <text:p>4.639</text:p>
          </table:table-cell>
          <table:table-cell office:value-type="float" office:value="2800.8400545120239" table:style-name="ce5">
            <text:p>2.801</text:p>
          </table:table-cell>
          <table:table-cell office:value-type="float" office:value="1679.7200326919556" table:style-name="ce5">
            <text:p>1.680</text:p>
          </table:table-cell>
          <table:table-cell office:value-type="float" office:value="864.36001682281494" table:style-name="ce5">
            <text:p>864</text:p>
          </table:table-cell>
          <table:table-cell office:value-type="float" office:value="50.960000991821289" table:style-name="ce5">
            <text:p>51</text:p>
          </table:table-cell>
          <table:table-cell office:value-type="float" office:value="52.920001029968262" table:style-name="ce5">
            <text:p>53</text:p>
          </table:table-cell>
          <table:table-cell office:value-type="float" office:value="4596.2000894546509" table:style-name="ce5">
            <text:p>4.596</text:p>
          </table:table-cell>
          <table:table-cell office:value-type="float" office:value="3130.1200609207153" table:style-name="ce5">
            <text:p>3.130</text:p>
          </table:table-cell>
          <table:table-cell office:value-type="float" office:value="2122.6800413131714" table:style-name="ce5">
            <text:p>2.123</text:p>
          </table:table-cell>
          <table:table-cell office:value-type="float" office:value="490.00000953674316" table:style-name="ce5">
            <text:p>490</text:p>
          </table:table-cell>
          <table:table-cell office:value-type="float" office:value="13.720000267028809" table:style-name="ce5">
            <text:p>14</text:p>
          </table:table-cell>
          <table:table-cell office:value-type="float" office:value="56.840001106262207" table:style-name="ce5">
            <text:p>57</text:p>
          </table:table-cell>
          <table:table-cell office:value-type="float" office:value="4235.5600824356079" table:style-name="ce5">
            <text:p>4.236</text:p>
          </table:table-cell>
          <table:table-cell office:value-type="float" office:value="3510.360068321228" table:style-name="ce5">
            <text:p>3.510</text:p>
          </table:table-cell>
          <table:table-cell office:value-type="float" office:value="1952.1600379943848" table:style-name="ce5">
            <text:p>1.952</text:p>
          </table:table-cell>
          <table:table-cell office:value-type="float" office:value="360.64000701904297" table:style-name="ce5">
            <text:p>3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43.2800884246826" table:style-name="ce5">
            <text:p>4.543</text:p>
          </table:table-cell>
          <table:table-cell office:value-type="float" office:value="3128.1600608825684" table:style-name="ce5">
            <text:p>3.128</text:p>
          </table:table-cell>
          <table:table-cell office:value-type="float" office:value="1497.4400291442871" table:style-name="ce5">
            <text:p>1.497</text:p>
          </table:table-cell>
          <table:table-cell office:value-type="float" office:value="186.2000036239624" table:style-name="ce5">
            <text:p>186</text:p>
          </table:table-cell>
          <table:table-cell office:value-type="float" office:value="160.72000312805176" table:style-name="ce5">
            <text:p>161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4329.6400842666626" table:style-name="ce5">
            <text:p>4.330</text:p>
          </table:table-cell>
          <table:table-cell office:value-type="float" office:value="2859.6400556564331" table:style-name="ce5">
            <text:p>2.860</text:p>
          </table:table-cell>
          <table:table-cell office:value-type="float" office:value="2655.8000516891479" table:style-name="ce5">
            <text:p>2.656</text:p>
          </table:table-cell>
          <table:table-cell office:value-type="float" office:value="401.80000782012939" table:style-name="ce5">
            <text:p>402</text:p>
          </table:table-cell>
          <table:table-cell office:value-type="float" office:value="76.440001487731934" table:style-name="ce5">
            <text:p>76</text:p>
          </table:table-cell>
          <table:table-cell office:value-type="float" office:value="117.60000228881836" table:style-name="ce5">
            <text:p>118</text:p>
          </table:table-cell>
          <table:table-cell office:value-type="float" office:value="4688.3200912475586" table:style-name="ce5">
            <text:p>4.688</text:p>
          </table:table-cell>
          <table:table-cell office:value-type="float" office:value="2479.4000482559204" table:style-name="ce5">
            <text:p>2.479</text:p>
          </table:table-cell>
          <table:table-cell office:value-type="float" office:value="2144.2400417327881" table:style-name="ce5">
            <text:p>2.144</text:p>
          </table:table-cell>
          <table:table-cell office:value-type="float" office:value="401.80000782012939" table:style-name="ce5">
            <text:p>402</text:p>
          </table:table-cell>
          <table:table-cell office:value-type="float" office:value="323.40000629425049" table:style-name="ce5">
            <text:p>323</text:p>
          </table:table-cell>
          <table:table-cell office:value-type="float" office:value="31.360000610351563" table:style-name="ce5">
            <text:p>31</text:p>
          </table:table-cell>
          <table:table-cell office:value-type="float" office:value="3937.6400766372681" table:style-name="ce5">
            <text:p>3.938</text:p>
          </table:table-cell>
          <table:table-cell office:value-type="float" office:value="3841.6000747680664" table:style-name="ce5">
            <text:p>3.842</text:p>
          </table:table-cell>
          <table:table-cell office:value-type="float" office:value="2530.3600492477417" table:style-name="ce5">
            <text:p>2.530</text:p>
          </table:table-cell>
          <table:table-cell office:value-type="float" office:value="462.56000900268555" table:style-name="ce5">
            <text:p>463</text:p>
          </table:table-cell>
          <table:table-cell office:value-type="float" office:value="335.16000652313232" table:style-name="ce5">
            <text:p>335</text:p>
          </table:table-cell>
          <table:table-cell office:value-type="float" office:value="137.20000267028809" table:style-name="ce5">
            <text:p>137</text:p>
          </table:table-cell>
          <table:table-cell office:value-type="float" office:value="2559.7600498199463" table:style-name="ce5">
            <text:p>2.560</text:p>
          </table:table-cell>
          <table:table-cell office:value-type="float" office:value="3320.2400646209717" table:style-name="ce5">
            <text:p>3.320</text:p>
          </table:table-cell>
          <table:table-cell office:value-type="float" office:value="4298.280083656311" table:style-name="ce5">
            <text:p>4.298</text:p>
          </table:table-cell>
          <table:table-cell office:value-type="float" office:value="527.24001026153564" table:style-name="ce5">
            <text:p>527</text:p>
          </table:table-cell>
          <table:table-cell office:value-type="float" office:value="329.28000640869141" table:style-name="ce5">
            <text:p>329</text:p>
          </table:table-cell>
          <table:table-cell office:value-type="float" office:value="131.32000255584717" table:style-name="ce5">
            <text:p>13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555.4400691986084" table:style-name="ce5">
            <text:p>3.555</text:p>
          </table:table-cell>
          <table:table-cell office:value-type="float" office:value="2891.0000562667847" table:style-name="ce5">
            <text:p>2.891</text:p>
          </table:table-cell>
          <table:table-cell office:value-type="float" office:value="2508.800048828125" table:style-name="ce5">
            <text:p>2.509</text:p>
          </table:table-cell>
          <table:table-cell office:value-type="float" office:value="360.64000701904297" table:style-name="ce5">
            <text:p>361</text:p>
          </table:table-cell>
          <table:table-cell office:value-type="float" office:value="0" table:style-name="ce5">
            <text:p>0</text:p>
          </table:table-cell>
          <table:table-cell office:value-type="float" office:value="246.96000480651855" table:style-name="ce5">
            <text:p>247</text:p>
          </table:table-cell>
          <table:table-cell office:value-type="float" office:value="2412.7600469589233" table:style-name="ce5">
            <text:p>2.413</text:p>
          </table:table-cell>
          <table:table-cell office:value-type="float" office:value="3392.7600660324097" table:style-name="ce5">
            <text:p>3.393</text:p>
          </table:table-cell>
          <table:table-cell office:value-type="float" office:value="3163.4400615692139" table:style-name="ce5">
            <text:p>3.163</text:p>
          </table:table-cell>
          <table:table-cell office:value-type="float" office:value="448.84000873565674" table:style-name="ce5">
            <text:p>4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9.7600784301758" table:style-name="ce5">
            <text:p>4.030</text:p>
          </table:table-cell>
          <table:table-cell office:value-type="float" office:value="2265.7600440979004" table:style-name="ce5">
            <text:p>2.266</text:p>
          </table:table-cell>
          <table:table-cell office:value-type="float" office:value="2401.0000467300415" table:style-name="ce5">
            <text:p>2.401</text:p>
          </table:table-cell>
          <table:table-cell office:value-type="float" office:value="589.96001148223877" table:style-name="ce5">
            <text:p>590</text:p>
          </table:table-cell>
          <table:table-cell office:value-type="string" table:style-name="ce5">
            <text:p>-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3963.1200771331787" table:style-name="ce5">
            <text:p>3.963</text:p>
          </table:table-cell>
          <table:table-cell office:value-type="float" office:value="2126.6000413894653" table:style-name="ce5">
            <text:p>2.127</text:p>
          </table:table-cell>
          <table:table-cell office:value-type="float" office:value="2651.880051612854" table:style-name="ce5">
            <text:p>2.652</text:p>
          </table:table-cell>
          <table:table-cell office:value-type="float" office:value="531.16001033782959" table:style-name="ce5">
            <text:p>531</text:p>
          </table:table-cell>
          <table:table-cell office:value-type="float" office:value="0" table:style-name="ce5">
            <text:p>0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4180.6800813674927" table:style-name="ce5">
            <text:p>4.181</text:p>
          </table:table-cell>
          <table:table-cell office:value-type="float" office:value="2316.7200450897217" table:style-name="ce5">
            <text:p>2.317</text:p>
          </table:table-cell>
          <table:table-cell office:value-type="float" office:value="2116.8000411987305" table:style-name="ce5">
            <text:p>2.117</text:p>
          </table:table-cell>
          <table:table-cell office:value-type="float" office:value="556.64001083374023" table:style-name="ce5">
            <text:p>557</text:p>
          </table:table-cell>
          <table:table-cell office:value-type="float" office:value="248.92000484466553" table:style-name="ce5">
            <text:p>249</text:p>
          </table:table-cell>
          <table:table-cell office:value-type="float" office:value="68.600001335144043" table:style-name="ce5">
            <text:p>69</text:p>
          </table:table-cell>
          <table:table-cell office:value-type="float" office:value="3712.2400722503662" table:style-name="ce5">
            <text:p>3.712</text:p>
          </table:table-cell>
          <table:table-cell office:value-type="float" office:value="1015.2800197601318" table:style-name="ce5">
            <text:p>1.015</text:p>
          </table:table-cell>
          <table:table-cell office:value-type="float" office:value="3388.8400659561157" table:style-name="ce5">
            <text:p>3.389</text:p>
          </table:table-cell>
          <table:table-cell office:value-type="float" office:value="887.88001728057861" table:style-name="ce5">
            <text:p>888</text:p>
          </table:table-cell>
          <table:table-cell office:value-type="float" office:value="101.92000198364258" table:style-name="ce5">
            <text:p>102</text:p>
          </table:table-cell>
          <table:table-cell office:value-type="float" office:value="194.04000377655029" table:style-name="ce5">
            <text:p>194</text:p>
          </table:table-cell>
          <table:table-cell office:value-type="float" office:value="2473.5200481414795" table:style-name="ce5">
            <text:p>2.474</text:p>
          </table:table-cell>
          <table:table-cell office:value-type="float" office:value="3083.080060005188" table:style-name="ce5">
            <text:p>3.083</text:p>
          </table:table-cell>
          <table:table-cell office:value-type="float" office:value="3430.0000667572021" table:style-name="ce5">
            <text:p>3.430</text:p>
          </table:table-cell>
          <table:table-cell office:value-type="float" office:value="333.20000648498535" table:style-name="ce5">
            <text:p>3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36.2400493621826" table:style-name="ce5">
            <text:p>2.536</text:p>
          </table:table-cell>
          <table:table-cell office:value-type="float" office:value="3024.2800588607788" table:style-name="ce5">
            <text:p>3.024</text:p>
          </table:table-cell>
          <table:table-cell office:value-type="float" office:value="3422.1600666046143" table:style-name="ce5">
            <text:p>3.422</text:p>
          </table:table-cell>
          <table:table-cell office:value-type="float" office:value="168.56000328063965" table:style-name="ce5">
            <text:p>169</text:p>
          </table:table-cell>
          <table:table-cell office:value-type="float" office:value="0" table:style-name="ce5">
            <text:p>0</text:p>
          </table:table-cell>
          <table:table-cell office:value-type="float" office:value="152.88000297546387" table:style-name="ce5">
            <text:p>153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– TIC Educação 2018.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7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Apache POI</meta:initial-creator>
    <dc:creator>Cetic.br</dc:creator>
    <meta:creation-date>2019-03-01T19:44:08Z</meta:creation-date>
    <dc:date>2019-05-31T13:56:39Z</dc:date>
  </office:meta>
</office:document-meta>
</file>